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2000002226141EB7C.png" manifest:media-type="image/png"/>
  <manifest:file-entry manifest:full-path="Pictures/10000000000002D0000001E08ECE39AB.png" manifest:media-type="image/png"/>
  <manifest:file-entry manifest:full-path="Pictures/1000020100000120000000697639E2E6.png" manifest:media-type="image/png"/>
  <manifest:file-entry manifest:full-path="Pictures/10000201000000D8000000D8227864EF.png" manifest:media-type="image/png"/>
  <manifest:file-entry manifest:full-path="Pictures/10000000000002CE000001DBF9187246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6.4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9" style:family="graphic" style:parent-style-name="objectwithoutfill">
      <style:graphic-properties draw:marker-end="Arrow" draw:fill="none" draw:textarea-horizontal-align="center" draw:textarea-vertical-align="middle"/>
    </style:style>
    <style:style style:name="gr10" style:family="graphic" style:parent-style-name="standard">
      <style:graphic-properties svg:stroke-width="0.102cm" draw:marker-start-width="0.457cm" draw:marker-end-width="0.457cm" draw:fill-color="#c0c0c0" draw:opacity="100%" draw:textarea-horizontal-align="justify" draw:textarea-vertical-align="middle" draw:auto-grow-height="false" fo:padding-top="0.176cm" fo:padding-bottom="0.176cm" fo:padding-left="0.301cm" fo:padding-right="0.301cm" draw:shadow="visible" draw:shadow-offset-x="0.305cm" draw:shadow-offset-y="0.305cm" draw:shadow-opacity="100%"/>
    </style:style>
    <style:style style:name="gr11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1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3.968cm" fo:min-width="7.12cm"/>
    </style:style>
    <style:style style:name="gr13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3.51cm" fo:min-width="10.08cm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106cm" svg:stroke-color="#ff3333" draw:marker-start-width="0.358cm" draw:marker-end-width="0.358cm" draw:fill="none" draw:fill-color="#ff3333" draw:textarea-horizontal-align="center" draw:textarea-vertical-align="middle" fo:padding-top="0.052cm" fo:padding-bottom="0.052cm" fo:padding-left="0.052cm" fo:padding-right="0.052cm"/>
    </style:style>
    <style:style style:name="gr15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16" style:family="graphic" style:parent-style-name="objectwithoutfill">
      <style:graphic-properties draw:marker-end="Arrow" draw:marker-end-width="0.152cm" draw:fill="none" draw:textarea-horizontal-align="center" draw:textarea-vertical-align="middle"/>
    </style:style>
    <style:style style:name="gr17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8.093cm" fo:min-width="10.08cm" fo:padding-top="0.15cm" fo:padding-bottom="0.15cm" fo:padding-left="0.275cm" fo:padding-right="0.275cm"/>
    </style:style>
    <style:style style:name="gr18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9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875cm" fo:min-width="10.08cm" fo:padding-top="0.15cm" fo:padding-bottom="0.15cm" fo:padding-left="0.275cm" fo:padding-right="0.275cm"/>
    </style:style>
    <style:style style:name="gr20" style:family="graphic" style:parent-style-name="standard">
      <style:graphic-properties draw:stroke="solid" svg:stroke-width="0.051cm" svg:stroke-color="#000000" draw:marker-start-width="0.381cm" draw:marker-end-width="0.381cm" draw:fill="solid" draw:fill-color="#99ccff" draw:textarea-horizontal-align="left" draw:auto-grow-height="true" draw:auto-grow-width="false" fo:min-height="3.143cm" fo:min-width="10.08cm" fo:padding-top="0.15cm" fo:padding-bottom="0.15cm" fo:padding-left="0.275cm" fo:padding-right="0.275cm"/>
    </style:style>
    <style:style style:name="gr21" style:family="graphic" style:parent-style-name="standard">
      <style:graphic-properties draw:fill-color="#ff3333" draw:opacity="100%" draw:textarea-horizontal-align="justify" draw:textarea-vertical-align="middle" draw:auto-grow-height="false" draw:shadow-opacity="100%"/>
    </style:style>
    <style:style style:name="gr22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0.655cm" fo:min-width="10.08cm" fo:padding-top="0.15cm" fo:padding-bottom="0.15cm" fo:padding-left="0.275cm" fo:padding-right="0.275cm"/>
    </style:style>
    <style:style style:name="gr23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392cm" fo:min-width="10.08cm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28cm" draw:marker-start="" draw:marker-start-width="0.242cm" draw:marker-end="Arrow" draw:marker-end-width="0.194cm" draw:fill="solid" draw:fill-color="#729fcf" draw:textarea-horizontal-align="center" draw:textarea-vertical-align="middle" fo:padding-top="0.014cm" fo:padding-bottom="0.014cm" fo:padding-left="0.014cm" fo:padding-right="0.014cm"/>
    </style:style>
    <style:style style:name="gr25" style:family="graphic" style:parent-style-name="Object_20_with_20_no_20_fill_20_and_20_no_20_line">
      <style:graphic-properties draw:stroke="solid" svg:stroke-width="0.051cm" draw:marker-start-width="0.457cm" draw:marker-end-width="0.457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_20_with_20_no_20_fill_20_and_20_no_20_line">
      <style:graphic-properties draw:stroke="solid" svg:stroke-width="0.102cm" draw:marker-start-width="0.61cm" draw:marker-end-width="0.61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ctwithoutfill">
      <style:graphic-properties svg:stroke-width="0.035cm" svg:stroke-color="#ff3333" draw:marker-start="Arrow" draw:marker-start-width="0.252cm" draw:marker-end="" draw:marker-end-width="0.352cm" draw:fill="solid" draw:fill-color="#ff66cc" draw:textarea-horizontal-align="center" draw:textarea-vertical-align="middle" fo:padding-top="0.017cm" fo:padding-bottom="0.017cm" fo:padding-left="0.017cm" fo:padding-right="0.01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3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532cm" fo:min-width="7.12cm"/>
    </style:style>
    <style:style style:name="gr3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705cm" fo:min-width="7.12cm"/>
    </style:style>
    <style:style style:name="gr3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338cm" fo:min-width="7.12cm"/>
    </style:style>
    <style:style style:name="gr3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635cm" fo:min-width="7.12cm"/>
    </style:style>
    <style:style style:name="gr34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0cm"/>
    </style:style>
    <style:style style:name="gr35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2.69cm"/>
    </style:style>
    <style:style style:name="gr3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cm" fo:min-width="7.12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subtitle">
      <style:graphic-properties draw:fill="solid" draw:fill-color="#ffffff" draw:auto-grow-height="true" fo:min-height="10.169cm"/>
    </style:style>
    <style:style style:name="pr7" style:family="presentation" style:parent-style-name="oranssi-outline1">
      <style:graphic-properties fo:min-height="4.78cm"/>
    </style:style>
    <style:style style:name="pr8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9" style:family="presentation" style:parent-style-name="oranssi-subtitle">
      <style:graphic-properties draw:fill="solid" draw:fill-color="#ffffff" draw:auto-grow-height="true" fo:min-height="17.109cm"/>
    </style:style>
    <style:style style:name="pr10" style:family="presentation" style:parent-style-name="oranssi-subtitle">
      <style:graphic-properties draw:fill="solid" draw:fill-color="#ffffff" draw:auto-grow-height="true" fo:min-height="8.264cm"/>
    </style:style>
    <style:style style:name="pr11" style:family="presentation" style:parent-style-name="oranssi-subtitle">
      <style:graphic-properties draw:fill="solid" draw:fill-color="#ffffff" draw:auto-grow-height="true" fo:min-height="7.404cm"/>
    </style:style>
    <style:style style:name="pr12" style:family="presentation" style:parent-style-name="oranssi-subtitle">
      <style:graphic-properties draw:fill="solid" draw:fill-color="#ffffff" draw:auto-grow-height="true" fo:min-height="6.786cm"/>
    </style:style>
    <style:style style:name="pr13" style:family="presentation" style:parent-style-name="oranssi-outline1">
      <style:graphic-properties fo:min-height="13.609cm"/>
    </style:style>
    <style:style style:name="pr14" style:family="presentation" style:parent-style-name="oranssi-outline1">
      <style:graphic-properties fo:min-height="3.41cm"/>
    </style:style>
    <style:style style:name="pr15" style:family="presentation" style:parent-style-name="oranssi-title">
      <style:graphic-properties draw:auto-grow-height="true" fo:min-height="1.493cm"/>
    </style:style>
    <style:style style:name="pr16" style:family="presentation" style:parent-style-name="oranssi-subtitle">
      <style:graphic-properties draw:fill="solid" draw:fill-color="#ffffff" draw:auto-grow-height="true" fo:min-height="12.991cm"/>
    </style:style>
    <style:style style:name="pr17" style:family="presentation" style:parent-style-name="oranssi-outline1">
      <style:graphic-properties fo:min-height="6.246cm"/>
    </style:style>
    <style:style style:name="pr18" style:family="presentation" style:parent-style-name="oranssi-subtitle">
      <style:graphic-properties draw:fill="solid" draw:fill-color="#ff3333" draw:opacity="50%" draw:auto-grow-height="true" fo:min-height="0.999cm" draw:shadow-opacity="50%"/>
    </style:style>
    <style:style style:name="pr19" style:family="presentation" style:parent-style-name="oranssi-subtitle">
      <style:graphic-properties draw:fill="solid" draw:fill-color="#ff3333" draw:opacity="50%" draw:auto-grow-height="true" fo:min-height="0.161cm" draw:shadow-opacity="50%"/>
    </style:style>
    <style:style style:name="pr20" style:family="presentation" style:parent-style-name="oranssi-subtitle">
      <style:graphic-properties draw:fill="solid" draw:fill-color="#ff3333" draw:opacity="50%" draw:auto-grow-height="true" fo:min-height="1.243cm" draw:shadow-opacity="50%"/>
    </style:style>
    <style:style style:name="pr21" style:family="presentation" style:parent-style-name="oranssi-outline1">
      <style:graphic-properties fo:min-height="5.006cm"/>
    </style:style>
    <style:style style:name="pr22" style:family="presentation" style:parent-style-name="oranssi-title">
      <style:graphic-properties draw:auto-grow-height="true" fo:min-height="3.507cm"/>
    </style:style>
    <style:style style:name="pr23" style:family="presentation" style:parent-style-name="oranssi-outline1" style:list-style-name="L7">
      <style:graphic-properties draw:auto-grow-height="true" fo:min-height="13.859cm"/>
    </style:style>
    <style:style style:name="pr24" style:family="presentation" style:parent-style-name="oranssi-subtitle">
      <style:graphic-properties draw:fill="solid" draw:fill-color="#ffffff" draw:auto-grow-height="true" fo:min-height="5.715cm"/>
    </style:style>
    <style:style style:name="pr25" style:family="presentation" style:parent-style-name="oranssi-outline1">
      <style:graphic-properties draw:auto-grow-height="true" fo:min-height="13.859cm"/>
    </style:style>
    <style:style style:name="pr26" style:family="presentation" style:parent-style-name="oranssi-outline1">
      <style:graphic-properties draw:auto-grow-height="true" fo:min-height="4.807cm"/>
    </style:style>
    <style:style style:name="pr27" style:family="presentation" style:parent-style-name="oranssi-outline1">
      <style:graphic-properties fo:min-height="2.07cm"/>
    </style:style>
    <style:style style:name="pr28" style:family="presentation" style:parent-style-name="oranssi-outline1">
      <style:graphic-properties draw:auto-grow-height="true" fo:min-height="4.445cm"/>
    </style:style>
    <style:style style:name="pr29" style:family="presentation" style:parent-style-name="oranssi-outline1">
      <style:graphic-properties fo:min-height="6.385cm"/>
    </style:style>
    <style:style style:name="pr30" style:family="presentation" style:parent-style-name="oranssi-subtitle">
      <style:graphic-properties draw:fill="solid" draw:fill-color="#ff3333" draw:opacity="50%" draw:auto-grow-height="true" fo:min-height="3.338cm" draw:shadow-opacity="50%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6pt" fo:font-style="normal" style:font-size-asian="16pt" style:font-style-asian="normal" style:font-size-complex="16pt" style:font-style-complex="normal"/>
    </style:style>
    <style:style style:name="P4" style:family="paragraph">
      <style:paragraph-properties fo:text-align="center"/>
    </style:style>
    <style:style style:name="P5" style:family="paragraph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6" style:family="paragraph"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>
      <style:paragraph-properties fo:margin-left="0.6cm" fo:margin-right="0cm" fo:text-indent="0cm"/>
      <style:text-properties fo:font-size="20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paragraph-properties fo:margin-left="1.27cm" fo:margin-right="0cm" fo:text-indent="0cm"/>
    </style:style>
    <style:style style:name="P10" style:family="paragraph">
      <style:paragraph-properties fo:margin-left="1.27cm" fo:margin-right="0cm" fo:margin-top="0.307cm" fo:margin-bottom="0.707cm" fo:text-indent="0cm"/>
    </style:style>
    <style:style style:name="P11" style:family="paragraph">
      <style:paragraph-properties fo:margin-left="1.27cm" fo:margin-right="0cm" fo:margin-top="0.614cm" fo:margin-bottom="1.014cm" fo:text-indent="0cm"/>
    </style:style>
    <style:style style:name="P12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13" style:family="paragraph">
      <style:paragraph-properties fo:margin-left="1.27cm" fo:margin-right="0cm" fo:margin-top="0cm" fo:margin-bottom="0.499cm" fo:text-indent="0cm"/>
    </style:style>
    <style:style style:name="P14" style:family="paragraph">
      <style:paragraph-properties fo:margin-left="1.27cm" fo:margin-right="0cm" fo:margin-top="0cm" fo:margin-bottom="0.499cm" fo:line-height="100%" fo:text-indent="0cm"/>
    </style:style>
    <style:style style:name="P15" style:family="paragraph">
      <style:paragraph-properties fo:margin-left="1.27cm" fo:margin-right="0cm" fo:line-height="115%" fo:text-indent="0cm"/>
      <style:text-properties fo:font-size="22pt" style:font-size-asian="22pt" style:font-size-complex="22pt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style:font-name="Courier 10 Pitch1" fo:font-size="20pt" style:font-size-asian="20pt" style:font-size-complex="20pt"/>
    </style:style>
    <style:style style:name="P18" style:family="paragraph">
      <style:paragraph-properties fo:margin-left="2.413cm" fo:margin-right="0cm" fo:text-indent="0cm"/>
    </style:style>
    <style:style style:name="P19" style:family="paragraph">
      <style:text-properties fo:font-size="26pt" style:font-size-asian="26pt" style:font-size-complex="26pt"/>
    </style:style>
    <style:style style:name="P20" style:family="paragraph"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21" style:family="paragraph">
      <style:text-properties fo:font-size="20pt"/>
    </style:style>
    <style:style style:name="P22" style:family="paragraph">
      <style:paragraph-properties fo:text-align="start"/>
      <style:text-properties fo:font-size="26pt" style:font-size-asian="26pt" style:font-size-complex="26pt"/>
    </style:style>
    <style:style style:name="P23" style:family="paragraph">
      <style:paragraph-properties fo:margin-left="1.778cm" fo:margin-right="0cm" fo:text-indent="0cm"/>
    </style:style>
    <style:style style:name="P24" style:family="paragraph">
      <style:paragraph-properties fo:text-align="start"/>
      <style:text-properties fo:color="#000000" style:font-name="Courier 10 Pitch1" fo:font-size="20pt" style:font-size-asian="20pt" style:font-size-complex="20pt"/>
    </style:style>
    <style:style style:name="P25" style:family="paragraph">
      <style:paragraph-properties fo:text-align="start"/>
      <style:text-properties fo:color="#000000" style:font-name="Courier 10 Pitch1" fo:font-size="16pt" style:font-size-asian="16pt" style:font-size-complex="16pt"/>
    </style:style>
    <style:style style:name="P26" style:family="paragraph">
      <style:paragraph-properties fo:text-align="center"/>
      <style:text-properties fo:color="#000000" fo:font-size="40pt" style:font-size-asian="40pt" style:font-size-complex="40pt"/>
    </style:style>
    <style:style style:name="P27" style:family="paragraph">
      <style:text-properties fo:font-size="44pt" style:font-size-asian="44pt" style:font-size-complex="44pt"/>
    </style:style>
    <style:style style:name="P28" style:family="paragraph">
      <style:text-properties style:font-name="Courier 10 Pitch1" fo:font-size="18pt" style:font-size-asian="18pt" style:font-size-complex="18pt"/>
    </style:style>
    <style:style style:name="P29" style:family="paragraph">
      <style:text-properties style:font-name="Courier 10 Pitch2" fo:font-size="18pt" fo:font-weight="normal" style:font-size-asian="18pt" style:font-weight-asian="normal" style:font-size-complex="18pt" style:font-weight-complex="normal"/>
    </style:style>
    <style:style style:name="P30" style:family="paragraph">
      <style:paragraph-properties fo:text-align="center"/>
      <style:text-properties style:font-name="Courier 10 Pitch1" fo:font-size="18pt" fo:font-style="normal" style:font-size-asian="15pt" style:font-style-asian="normal" style:font-size-complex="15pt" style:font-style-complex="normal"/>
    </style:style>
    <style:style style:name="P31" style:family="paragraph">
      <style:paragraph-properties fo:text-align="center"/>
      <style:text-properties style:font-name="Courier New1" fo:font-size="20pt" style:font-size-asian="20pt" style:font-size-complex="20pt"/>
    </style:style>
    <style:style style:name="P32" style:family="paragraph">
      <style:paragraph-properties fo:text-align="center"/>
      <style:text-properties fo:font-size="18pt"/>
    </style:style>
    <style:style style:name="P33" style:family="paragraph">
      <style:paragraph-properties fo:text-align="end"/>
      <style:text-properties fo:font-size="22pt" style:font-size-asian="22pt" style:font-size-complex="22pt"/>
    </style:style>
    <style:style style:name="P34" style:family="paragraph">
      <style:text-properties fo:font-style="italic" style:font-style-asian="italic" style:font-style-complex="italic"/>
    </style:style>
    <style:style style:name="P35" style:family="paragraph">
      <style:text-properties fo:color="#000000" style:font-name="Courier 10 Pitch2" fo:font-size="18pt" fo:font-weight="normal" style:font-size-asian="18pt" style:font-weight-asian="normal" style:font-size-complex="18pt" style:font-weight-complex="normal"/>
    </style:style>
    <style:style style:name="P36" style:family="paragraph"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37" style:family="paragraph">
      <style:paragraph-properties fo:text-align="center"/>
      <style:text-properties fo:font-size="18pt" fo:font-weight="normal" style:font-weight-asian="normal" style:font-weight-complex="normal"/>
    </style:style>
    <style:style style:name="P38" style:family="paragraph">
      <style:paragraph-properties fo:text-align="center"/>
      <style:text-properties fo:font-size="18pt" fo:font-weight="bold" style:font-weight-asian="bold" style:font-weight-complex="bold"/>
    </style:style>
    <style:style style:name="P39" style:family="paragraph">
      <style:text-properties style:font-name="Courier 10 Pitch2" fo:font-size="14pt" fo:font-weight="normal" style:font-size-asian="14pt" style:font-weight-asian="normal" style:font-size-complex="14pt" style:font-weight-complex="normal"/>
    </style:style>
    <style:style style:name="P40" style:family="paragraph"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41" style:family="paragraph"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2" style:family="paragraph">
      <style:text-properties fo:font-size="28pt" style:font-size-asian="28pt" style:font-size-complex="28pt"/>
    </style:style>
    <style:style style:name="P43" style:family="paragraph">
      <style:text-properties fo:color="#b3b3b3" style:font-name="Courier 10 Pitch2" fo:font-size="20pt" fo:font-weight="normal" style:font-size-asian="20pt" style:font-weight-asian="normal" style:font-size-complex="20pt" style:font-weight-complex="normal"/>
    </style:style>
    <style:style style:name="P44" style:family="paragraph">
      <style:paragraph-properties fo:text-align="center"/>
      <style:text-properties fo:font-size="13pt" fo:font-style="italic" style:font-size-asian="13pt" style:font-style-asian="italic" style:font-size-complex="13pt" style:font-style-complex="italic"/>
    </style:style>
    <style:style style:name="P45" style:family="paragraph">
      <style:text-properties style:font-name="Courier 10 Pitch2" fo:font-size="16pt" fo:font-weight="normal" style:font-size-asian="16pt" style:font-weight-asian="normal" style:font-size-complex="16pt" style:font-weight-complex="normal"/>
    </style:style>
    <style:style style:name="P46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47" style:family="paragraph">
      <style:text-properties fo:color="#000000" style:font-name="Courier 10 Pitch2" fo:font-size="16pt" fo:font-weight="normal" style:font-size-asian="16pt" style:font-weight-asian="normal" style:font-size-complex="16pt" style:font-weight-complex="normal"/>
    </style:style>
    <style:style style:name="P48" style:family="paragraph">
      <style:paragraph-properties fo:text-align="center"/>
      <style:text-properties fo:color="#000099" fo:font-size="18pt" style:font-size-asian="18pt" style:font-size-complex="18pt"/>
    </style:style>
    <style:style style:name="P49" style:family="paragraph">
      <style:text-properties style:font-name="Courier1"/>
    </style:style>
    <style:style style:name="P50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51" style:family="paragraph">
      <style:paragraph-properties fo:text-align="start"/>
      <style:text-properties style:font-name="Courier 10 Pitch1" fo:font-size="14pt" fo:font-style="normal" style:font-size-asian="14pt" style:font-style-asian="normal" style:font-size-complex="14pt" style:font-style-complex="normal"/>
    </style:style>
    <style:style style:name="P52" style:family="paragraph">
      <style:paragraph-properties fo:text-align="start"/>
      <style:text-properties style:font-name="Courier 10 Pitch1" fo:font-size="12pt" fo:font-style="normal" style:font-size-asian="12pt" style:font-style-asian="normal" style:font-size-complex="12pt" style:font-style-complex="normal"/>
    </style:style>
    <style:style style:name="P53" style:family="paragraph">
      <style:paragraph-properties fo:text-align="center"/>
      <style:text-properties fo:color="#ff3333" fo:font-size="14pt"/>
    </style:style>
    <style:style style:name="P54" style:family="paragraph">
      <style:text-properties fo:font-size="24pt" style:font-size-asian="24pt" style:font-size-complex="24pt"/>
    </style:style>
    <style:style style:name="P55" style:family="paragraph">
      <style:paragraph-properties fo:text-align="start"/>
      <style:text-properties fo:color="#000000" style:font-name="Courier 10 Pitch1" fo:font-size="14pt" style:font-size-asian="14pt" style:font-size-complex="14pt"/>
    </style:style>
    <style:style style:name="P56" style:family="paragraph">
      <style:text-properties fo:font-size="12pt" fo:font-style="italic" style:font-size-asian="12pt" style:font-style-asian="italic" style:font-size-complex="12pt" style:font-style-complex="italic"/>
    </style:style>
    <style:style style:name="P57" style:family="paragraph">
      <style:text-properties style:font-name="Courier 10 Pitch1" fo:font-size="20pt" style:font-size-asian="20pt" style:font-size-complex="20pt"/>
    </style:style>
    <style:style style:name="P58" style:family="paragraph">
      <style:text-properties style:font-name="Courier 10 Pitch1" fo:font-size="14pt" style:font-size-asian="14pt" style:font-size-complex="14pt"/>
    </style:style>
    <style:style style:name="P59" style:family="paragraph">
      <style:text-properties style:font-name="Courier 10 Pitch1" fo:font-size="15pt" style:font-size-asian="15pt" style:font-size-complex="15pt"/>
    </style:style>
    <style:style style:name="P60" style:family="paragraph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P61" style:family="paragraph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62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63" style:family="paragraph">
      <style:text-properties fo:font-size="22pt" style:font-size-asian="32pt" style:font-size-complex="32pt"/>
    </style:style>
    <style:style style:name="P64" style:family="paragraph">
      <style:paragraph-properties fo:text-align="center"/>
      <style:text-properties style:font-name="Courier 10 Pitch1"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font-size="16pt" fo:font-style="normal" style:font-size-asian="16pt" style:font-style-asian="normal" style:font-size-complex="16pt" style:font-style-complex="normal"/>
    </style:style>
    <style:style style:name="T4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5" style:family="text">
      <style:text-properties style:font-name="Courier New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24pt" fo:font-style="normal" style:font-size-asian="24pt" style:font-style-asian="normal" style:font-size-complex="24pt" style:font-style-complex="normal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0pt" fo:font-style="italic" style:font-size-asian="20pt" style:font-style-asian="italic" style:font-size-complex="20pt" style:font-style-complex="italic"/>
    </style:style>
    <style:style style:name="T12" style:family="text">
      <style:text-properties fo:color="#000000" style:font-name="Courier 10 Pitch1" fo:font-size="20pt" style:font-size-asian="20pt" style:font-size-complex="20pt"/>
    </style:style>
    <style:style style:name="T13" style:family="text">
      <style:text-properties fo:color="#008000" style:font-name="Courier 10 Pitch1" fo:font-size="20pt" style:font-size-asian="20pt" style:font-size-complex="20pt"/>
    </style:style>
    <style:style style:name="T14" style:family="text">
      <style:text-properties fo:color="#280099" style:font-name="Courier 10 Pitch1" fo:font-size="20pt" style:font-size-asian="20pt" style:font-size-complex="20pt"/>
    </style:style>
    <style:style style:name="T15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6" style:family="text">
      <style:text-properties style:font-name="Courier 10 Pitch1" fo:font-size="20pt" style:font-size-asian="20pt" style:font-size-complex="20pt"/>
    </style:style>
    <style:style style:name="T17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21" style:family="text">
      <style:text-properties fo:color="#280099" fo:font-size="26pt" style:font-size-asian="26pt" style:font-size-complex="26pt"/>
    </style:style>
    <style:style style:name="T22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23" style:family="text">
      <style:text-properties fo:font-size="26pt" fo:font-style="italic" style:font-size-asian="26pt" style:font-style-asian="italic" style:font-size-complex="26pt" style:font-style-complex="italic"/>
    </style:style>
    <style:style style:name="T24" style:family="text">
      <style:text-properties fo:font-size="10pt" fo:font-style="italic" style:font-size-asian="10pt" style:font-style-asian="italic" style:font-size-complex="10pt" style:font-style-complex="italic"/>
    </style:style>
    <style:style style:name="T25" style:family="text">
      <style:text-properties fo:font-size="32pt" fo:font-style="normal" style:font-size-asian="32pt" style:font-style-asian="normal" style:font-size-complex="32pt" style:font-style-complex="normal"/>
    </style:style>
    <style:style style:name="T26" style:family="text">
      <style:text-properties fo:font-size="22pt" fo:font-style="normal" style:font-size-asian="22pt" style:font-style-asian="normal" style:font-size-complex="22pt" style:font-style-complex="normal"/>
    </style:style>
    <style:style style:name="T27" style:family="text">
      <style:text-properties fo:font-size="22pt" fo:font-style="italic" style:font-size-asian="22pt" style:font-style-asian="italic" style:font-size-complex="22pt" style:font-style-complex="italic"/>
    </style:style>
    <style:style style:name="T28" style:family="text">
      <style:text-properties fo:font-size="18pt" fo:font-style="normal" style:font-size-asian="18pt" style:font-style-asian="normal" style:font-size-complex="18pt" style:font-style-complex="normal"/>
    </style:style>
    <style:style style:name="T29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30" style:family="text">
      <style:text-properties fo:font-size="40pt" style:font-size-asian="40pt" style:font-size-complex="40pt"/>
    </style:style>
    <style:style style:name="T31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32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3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4" style:family="text">
      <style:text-properties fo:font-size="26pt" style:font-size-asian="26pt" style:font-size-complex="26pt"/>
    </style:style>
    <style:style style:name="T35" style:family="text">
      <style:text-properties style:font-name="Nimbus Roman No9 L" fo:font-size="22pt" style:font-size-asian="22pt" style:font-size-complex="22pt"/>
    </style:style>
    <style:style style:name="T36" style:family="text">
      <style:text-properties style:font-name="Courier1" fo:font-size="22pt" style:font-size-asian="22pt" style:font-size-complex="22pt"/>
    </style:style>
    <style:style style:name="T37" style:family="text">
      <style:text-properties fo:font-size="18pt" fo:font-style="italic" style:font-size-asian="18pt" style:font-style-asian="italic" style:font-size-complex="18pt" style:font-style-complex="italic"/>
    </style:style>
    <style:style style:name="T38" style:family="text">
      <style:text-properties fo:font-size="18pt" style:font-size-asian="18pt" style:font-size-complex="18pt"/>
    </style:style>
    <style:style style:name="T39" style:family="text">
      <style:text-properties fo:font-size="22pt" style:font-size-asian="22pt" style:font-size-complex="22pt"/>
    </style:style>
    <style:style style:name="T40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41" style:family="text">
      <style:text-properties fo:color="#ff3333" fo:font-size="22pt" style:font-size-asian="22pt" style:font-size-complex="22pt"/>
    </style:style>
    <style:style style:name="T42" style:family="text">
      <style:text-properties fo:color="#ff3333" fo:font-size="18pt" style:font-size-asian="18pt" style:font-size-complex="18pt"/>
    </style:style>
    <style:style style:name="T43" style:family="text">
      <style:text-properties fo:color="#ff3333" fo:font-size="16pt" style:font-size-asian="16pt" style:font-size-complex="16pt"/>
    </style:style>
    <style:style style:name="T44" style:family="text">
      <style:text-properties fo:color="#ff3333" style:font-name="Courier2" fo:font-size="14pt" style:font-size-asian="14pt" style:font-size-complex="14pt"/>
    </style:style>
    <style:style style:name="T45" style:family="text">
      <style:text-properties fo:color="#000000" style:font-name="Courier 10 Pitch1" fo:font-size="16pt" style:font-size-asian="16pt" style:font-size-complex="16pt"/>
    </style:style>
    <style:style style:name="T46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47" style:family="text">
      <style:text-properties fo:color="#ff3333" style:font-name="Courier 10 Pitch1" fo:font-size="16pt" fo:font-weight="bold" style:font-size-asian="16pt" style:font-weight-asian="bold" style:font-size-complex="16pt" style:font-weight-complex="bold"/>
    </style:style>
    <style:style style:name="T48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49" style:family="text">
      <style:text-properties fo:color="#000000" fo:font-size="40pt" fo:font-style="normal" style:font-size-asian="40pt" style:font-style-asian="normal" style:font-size-complex="40pt" style:font-style-complex="normal"/>
    </style:style>
    <style:style style:name="T50" style:family="text">
      <style:text-properties fo:font-size="44pt" style:font-size-asian="44pt" style:font-size-complex="44pt"/>
    </style:style>
    <style:style style:name="T51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52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53" style:family="text">
      <style:text-properties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5" style:family="text">
      <style:text-properties fo:font-size="32pt" style:font-size-asian="32pt" style:font-size-complex="32pt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8" style:family="text">
      <style:text-properties fo:color="#000000" style:font-name="Courier 10 Pitch1" fo:font-size="18pt" fo:font-style="normal" style:font-size-asian="15pt" style:font-style-asian="normal" style:font-size-complex="15pt" style:font-style-complex="normal"/>
    </style:style>
    <style:style style:name="T59" style:family="text">
      <style:text-properties fo:color="#000000" style:font-name="Courier 10 Pitch1" fo:font-size="18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0" style:family="text">
      <style:text-properties fo:color="#c0c0c0" style:font-name="Courier 10 Pitch1" fo:font-size="18pt" fo:font-weight="bold" style:font-size-asian="18pt" style:font-weight-asian="bold" style:font-size-complex="18pt" style:font-weight-complex="bold"/>
    </style:style>
    <style:style style:name="T61" style:family="text">
      <style:text-properties fo:color="#c0c0c0" style:font-name="Courier 10 Pitch1" fo:font-size="18pt" fo:font-weight="normal" style:font-size-asian="18pt" style:font-weight-asian="normal" style:font-size-complex="18pt" style:font-weight-complex="normal"/>
    </style:style>
    <style:style style:name="T62" style:family="text">
      <style:text-properties fo:color="#ff0000" style:font-name="Courier 10 Pitch1" fo:font-size="18pt" fo:font-weight="normal" style:font-size-asian="18pt" style:font-weight-asian="normal" style:font-size-complex="18pt" style:font-weight-complex="normal"/>
    </style:style>
    <style:style style:name="T63" style:family="text">
      <style:text-properties fo:color="#ff3333" style:font-name="Courier 10 Pitch1" fo:font-size="18pt" fo:font-weight="normal" style:font-size-asian="18pt" style:font-weight-asian="normal" style:font-size-complex="18pt" style:font-weight-complex="normal"/>
    </style:style>
    <style:style style:name="T64" style:family="text">
      <style:text-properties style:font-name="Courier New1" fo:font-size="18pt" fo:font-style="italic" style:font-size-asian="18pt" style:font-style-asian="italic" style:font-size-complex="18pt" style:font-style-complex="italic"/>
    </style:style>
    <style:style style:name="T65" style:family="text">
      <style:text-properties fo:color="#c0c0c0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6" style:family="text">
      <style:text-properties fo:color="#b2b2b2" style:font-name="Courier 10 Pitch1" fo:font-size="18pt" fo:font-weight="bold" style:font-size-asian="18pt" style:font-weight-asian="bold" style:font-size-complex="18pt" style:font-weight-complex="bold"/>
    </style:style>
    <style:style style:name="T67" style:family="text">
      <style:text-properties fo:color="#b2b2b2" style:font-name="Courier 10 Pitch1" fo:font-size="18pt" fo:font-weight="normal" style:font-size-asian="18pt" style:font-weight-asian="normal" style:font-size-complex="18pt" style:font-weight-complex="normal"/>
    </style:style>
    <style:style style:name="T68" style:family="text">
      <style:text-properties fo:font-size="18pt"/>
    </style:style>
    <style:style style:name="T69" style:family="text">
      <style:text-properties fo:font-size="16pt" style:font-size-asian="16pt" style:font-size-complex="16pt"/>
    </style:style>
    <style:style style:name="T70" style:family="text">
      <style:text-properties fo:font-size="16pt" fo:font-weight="bold" style:font-size-asian="16pt" style:font-weight-asian="bold" style:font-size-complex="16pt" style:font-weight-complex="bold"/>
    </style:style>
    <style:style style:name="T71" style:family="text">
      <style:text-properties fo:font-size="24pt" fo:font-style="italic" style:font-size-asian="24pt" style:font-style-asian="italic" style:font-size-complex="24pt" style:font-style-complex="italic"/>
    </style:style>
    <style:style style:name="T72" style:family="text">
      <style:text-properties fo:color="#ff3333"/>
    </style:style>
    <style:style style:name="T73" style:family="text">
      <style:text-properties fo:color="#ff3333" style:font-name="Courier 10 Pitch1" fo:font-size="20pt" style:font-size-asian="20pt" style:font-size-complex="20pt"/>
    </style:style>
    <style:style style:name="T74" style:family="text">
      <style:text-properties fo:color="#000000" style:font-name="Courier 10 Pitch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75" style:family="text">
      <style:text-properties fo:color="#000000" style:font-name="Courier 10 Pitch1" fo:font-size="18pt" fo:font-weight="bold" style:font-size-asian="18pt" style:font-weight-asian="bold" style:font-size-complex="18pt" style:font-weight-complex="bold"/>
    </style:style>
    <style:style style:name="T76" style:family="text">
      <style:text-properties fo:color="#000000" style:font-name="Courier 10 Pitch1" fo:font-size="18pt" fo:font-weight="normal" style:font-size-asian="18pt" style:font-weight-asian="normal" style:font-size-complex="18pt" style:font-weight-complex="normal"/>
    </style:style>
    <style:style style:name="T77" style:family="text">
      <style:text-properties fo:color="#000000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8" style:family="text">
      <style:text-properties fo:color="#000000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79" style:family="text">
      <style:text-properties fo:color="#000000" style:font-name="Courier 10 Pitch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80" style:family="text">
      <style:text-properties fo:font-size="18pt" fo:font-weight="bold" style:font-weight-asian="bold" style:font-weight-complex="bold"/>
    </style:style>
    <style:style style:name="T81" style:family="text">
      <style:text-properties fo:font-size="18pt" fo:font-weight="normal" style:font-weight-asian="normal" style:font-weight-complex="normal"/>
    </style:style>
    <style:style style:name="T82" style:family="text">
      <style:text-properties fo:color="#00000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3" style:family="text">
      <style:text-properties fo:font-size="16pt" fo:font-weight="normal" style:font-size-asian="16pt" style:font-weight-asian="normal" style:font-size-complex="16pt" style:font-weight-complex="normal"/>
    </style:style>
    <style:style style:name="T84" style:family="text">
      <style:text-properties fo:color="#999999" style:font-name="Courier 10 Pitch1" fo:font-size="18pt" fo:font-weight="bold" style:font-size-asian="18pt" style:font-weight-asian="bold" style:font-size-complex="18pt" style:font-weight-complex="bold"/>
    </style:style>
    <style:style style:name="T85" style:family="text">
      <style:text-properties fo:color="#999999" style:font-name="Courier 10 Pitch1" fo:font-size="18pt" fo:font-weight="normal" style:font-size-asian="18pt" style:font-weight-asian="normal" style:font-size-complex="18pt" style:font-weight-complex="normal"/>
    </style:style>
    <style:style style:name="T86" style:family="text">
      <style:text-properties fo:color="#999999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7" style:family="text">
      <style:text-properties fo:font-size="28pt" style:font-size-asian="28pt" style:font-size-complex="28pt"/>
    </style:style>
    <style:style style:name="T88" style:family="text">
      <style:text-properties fo:font-size="26pt" fo:font-weight="bold" style:font-size-asian="26pt" style:font-weight-asian="bold" style:font-size-complex="26pt" style:font-weight-complex="bold"/>
    </style:style>
    <style:style style:name="T89" style:family="text">
      <style:text-properties fo:font-size="26pt" fo:font-weight="normal" style:font-size-asian="26pt" style:font-weight-asian="normal" style:font-size-complex="26pt" style:font-weight-complex="normal"/>
    </style:style>
    <style:style style:name="T90" style:family="text">
      <style:text-properties style:font-name="Courier New1" fo:font-size="24pt" fo:font-weight="normal" style:font-size-asian="24pt" style:font-weight-asian="normal" style:font-size-complex="24pt" style:font-weight-complex="normal"/>
    </style:style>
    <style:style style:name="T91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92" style:family="text">
      <style:text-properties fo:color="#c0c0c0" style:font-name="Courier 10 Pitch1" fo:font-size="14pt" fo:font-weight="bold" style:font-size-asian="14pt" style:font-weight-asian="bold" style:font-size-complex="14pt" style:font-weight-complex="bold"/>
    </style:style>
    <style:style style:name="T93" style:family="text">
      <style:text-properties fo:color="#c0c0c0" style:font-name="Courier 10 Pitch1" fo:font-size="14pt" fo:font-weight="normal" style:font-size-asian="14pt" style:font-weight-asian="normal" style:font-size-complex="14pt" style:font-weight-complex="normal"/>
    </style:style>
    <style:style style:name="T94" style:family="text">
      <style:text-properties fo:color="#c0c0c0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5" style:family="text">
      <style:text-properties fo:color="#000000" style:font-name="Courier 10 Pitch1" fo:font-size="14pt" fo:font-weight="normal" style:font-size-asian="14pt" style:font-weight-asian="normal" style:font-size-complex="14pt" style:font-weight-complex="normal"/>
    </style:style>
    <style:style style:name="T96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97" style:family="text">
      <style:text-properties fo:color="#b2b2b2" style:font-name="Courier 10 Pitch1" fo:font-size="14pt" fo:font-weight="bold" style:font-size-asian="14pt" style:font-weight-asian="bold" style:font-size-complex="14pt" style:font-weight-complex="bold"/>
    </style:style>
    <style:style style:name="T98" style:family="text">
      <style:text-properties fo:color="#b2b2b2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9" style:family="text">
      <style:text-properties fo:color="#b2b2b2" style:font-name="Courier 10 Pitch1" fo:font-size="14pt" fo:font-weight="normal" style:font-size-asian="14pt" style:font-weight-asian="normal" style:font-size-complex="14pt" style:font-weight-complex="normal"/>
    </style:style>
    <style:style style:name="T100" style:family="text">
      <style:text-properties style:font-name="Courier 10 Pitch1" fo:font-size="14pt" fo:font-weight="bold" style:font-size-asian="14pt" style:font-weight-asian="bold" style:font-size-complex="14pt" style:font-weight-complex="bold"/>
    </style:style>
    <style:style style:name="T101" style:family="text">
      <style:text-properties fo:color="#000000" style:font-name="Courier 10 Pitch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02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03" style:family="text">
      <style:text-properties style:font-name="Courier New1" fo:font-size="28pt" fo:font-weight="normal" style:font-size-asian="28pt" style:font-weight-asian="normal" style:font-size-complex="28pt" style:font-weight-complex="normal"/>
    </style:style>
    <style:style style:name="T104" style:family="text">
      <style:text-properties fo:color="#cccc00" style:font-name="Courier 10 Pitch1" fo:font-size="18pt" fo:font-weight="normal" style:font-size-asian="18pt" style:font-weight-asian="normal" style:font-size-complex="18pt" style:font-weight-complex="normal"/>
    </style:style>
    <style:style style:name="T105" style:family="text">
      <style:text-properties fo:color="#008000" style:font-name="Courier 10 Pitch1" fo:font-size="18pt" fo:font-weight="normal" style:font-size-asian="18pt" style:font-weight-asian="normal" style:font-size-complex="18pt" style:font-weight-complex="normal"/>
    </style:style>
    <style:style style:name="T106" style:family="text">
      <style:text-properties fo:color="#000000" style:font-name="Courier 10 Pitch1" fo:font-size="15pt" fo:font-weight="bold" style:font-size-asian="15pt" style:font-weight-asian="bold" style:font-size-complex="15pt" style:font-weight-complex="bold"/>
    </style:style>
    <style:style style:name="T107" style:family="text">
      <style:text-properties fo:color="#000000" style:font-name="Courier 10 Pitch1" fo:font-size="15pt" fo:font-weight="normal" style:font-size-asian="15pt" style:font-weight-asian="normal" style:font-size-complex="15pt" style:font-weight-complex="normal"/>
    </style:style>
    <style:style style:name="T108" style:family="text">
      <style:text-properties fo:font-size="13pt" fo:font-style="italic" style:font-size-asian="13pt" style:font-style-asian="italic" style:font-size-complex="13pt" style:font-style-complex="italic"/>
    </style:style>
    <style:style style:name="T109" style:family="text">
      <style:text-properties fo:color="#c0c0c0" style:font-name="Courier 10 Pitch1" fo:font-size="16pt" fo:font-weight="bold" style:font-size-asian="16pt" style:font-weight-asian="bold" style:font-size-complex="16pt" style:font-weight-complex="bold"/>
    </style:style>
    <style:style style:name="T110" style:family="text">
      <style:text-properties fo:color="#c0c0c0" style:font-name="Courier 10 Pitch1" fo:font-size="16pt" fo:font-weight="normal" style:font-size-asian="16pt" style:font-weight-asian="normal" style:font-size-complex="16pt" style:font-weight-complex="normal"/>
    </style:style>
    <style:style style:name="T111" style:family="text">
      <style:text-properties fo:color="#c0c0c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12" style:family="text">
      <style:text-properties style:font-name="Courier 10 Pitch1" fo:font-size="16pt" fo:font-weight="bold" style:font-size-asian="16pt" style:font-weight-asian="bold" style:font-size-complex="16pt" style:font-weight-complex="bold"/>
    </style:style>
    <style:style style:name="T113" style:family="text">
      <style:text-properties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14" style:family="text">
      <style:text-properties style:font-name="Courier 10 Pitch1" fo:font-size="16pt" fo:font-weight="normal" style:font-size-asian="16pt" style:font-weight-asian="normal" style:font-size-complex="16pt" style:font-weight-complex="normal"/>
    </style:style>
    <style:style style:name="T115" style:family="text">
      <style:text-properties fo:color="#ff3333" style:font-name="Courier 10 Pitch1" fo:font-size="16pt" fo:font-weight="normal" style:font-size-asian="16pt" style:font-weight-asian="normal" style:font-size-complex="16pt" style:font-weight-complex="normal"/>
    </style:style>
    <style:style style:name="T116" style:family="text">
      <style:text-properties style:font-name="Courier 10 Pitch1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17" style:family="text">
      <style:text-properties fo:font-size="16pt" fo:font-style="italic" style:font-size-asian="16pt" style:font-style-asian="italic" style:font-size-complex="16pt" style:font-style-complex="italic"/>
    </style:style>
    <style:style style:name="T118" style:family="text">
      <style:text-properties fo:color="#000000" style:font-name="Courier 10 Pitch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19" style:family="text">
      <style:text-properties fo:color="#000000" style:font-name="Courier 10 Pitch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20" style:family="text">
      <style:text-properties fo:color="#000099" fo:font-size="18pt" style:font-size-asian="18pt" style:font-size-complex="18pt"/>
    </style:style>
    <style:style style:name="T121" style:family="text">
      <style:text-properties style:font-name="Courier1"/>
    </style:style>
    <style:style style:name="T122" style:family="text">
      <style:text-properties fo:font-size="28pt" fo:font-weight="normal" style:font-size-asian="28pt" style:font-weight-asian="normal" style:font-size-complex="28pt" style:font-weight-complex="normal"/>
    </style:style>
    <style:style style:name="T123" style:family="text">
      <style:text-properties style:font-name="Courier1" fo:font-size="24pt" fo:font-weight="bold" style:font-size-asian="24pt" style:font-weight-asian="bold" style:font-size-complex="24pt" style:font-weight-complex="bold"/>
    </style:style>
    <style:style style:name="T124" style:family="text">
      <style:text-properties fo:font-size="30pt" style:font-size-asian="30pt" style:font-size-complex="30pt"/>
    </style:style>
    <style:style style:name="T125" style:family="text">
      <style:text-properties fo:color="#00cc00" fo:font-size="24pt" style:font-size-asian="24pt" style:font-size-complex="24pt"/>
    </style:style>
    <style:style style:name="T1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7" style:family="text">
      <style:text-properties fo:font-size="24pt" fo:font-weight="normal" style:font-size-asian="24pt" style:font-weight-asian="normal" style:font-size-complex="24pt" style:font-weight-complex="normal"/>
    </style:style>
    <style:style style:name="T128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29" style:family="text">
      <style:text-properties fo:font-size="24pt" fo:font-weight="bold" style:font-size-asian="24pt" style:font-weight-asian="bold" style:font-size-complex="24pt" style:font-weight-complex="bold"/>
    </style:style>
    <style:style style:name="T130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31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32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33" style:family="text">
      <style:text-properties fo:color="#ff3333" fo:font-size="14pt"/>
    </style:style>
    <style:style style:name="T134" style:family="text">
      <style:text-properties style:font-name="Nimbus Roman No9 L" fo:font-size="18pt" style:font-size-asian="18pt" style:font-size-complex="18pt"/>
    </style:style>
    <style:style style:name="T135" style:family="text">
      <style:text-properties style:font-name="Nimbus Roman No9 L" fo:font-size="18pt" fo:font-style="italic" style:font-size-asian="18pt" style:font-style-asian="italic" style:font-size-complex="18pt" style:font-style-complex="italic"/>
    </style:style>
    <style:style style:name="T136" style:family="text">
      <style:text-properties fo:color="#000000" style:font-name="Courier 10 Pitch1" fo:font-size="14pt" style:font-size-asian="14pt" style:font-size-complex="14pt"/>
    </style:style>
    <style:style style:name="T137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138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139" style:family="text">
      <style:text-properties fo:font-size="12pt" fo:font-style="italic" style:font-size-asian="12pt" style:font-style-asian="italic" style:font-size-complex="12pt" style:font-style-complex="italic"/>
    </style:style>
    <style:style style:name="T140" style:family="text">
      <style:text-properties style:font-name="Courier1" fo:font-size="20pt" style:font-size-asian="20pt" style:font-size-complex="20pt"/>
    </style:style>
    <style:style style:name="T141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142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143" style:family="text">
      <style:text-properties fo:color="#cc9900" style:font-name="Courier 10 Pitch1" fo:font-size="20pt" fo:font-weight="normal" style:font-size-asian="20pt" style:font-weight-asian="normal" style:font-size-complex="20pt" style:font-weight-complex="normal"/>
    </style:style>
    <style:style style:name="T144" style:family="text">
      <style:text-properties style:font-name="Courier 10 Pitch1" fo:font-size="16pt" style:font-size-asian="16pt" style:font-size-complex="16pt"/>
    </style:style>
    <style:style style:name="T145" style:family="text"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T146" style:family="text">
      <style:text-properties style:font-name="Courier 10 Pitch1" fo:font-size="14pt" fo:font-weight="normal" style:font-size-asian="14pt" style:font-weight-asian="bold" style:font-size-complex="14pt" style:font-weight-complex="bold"/>
    </style:style>
    <style:style style:name="T147" style:family="text">
      <style:text-properties fo:font-size="2pt" style:font-size-asian="2pt" style:font-size-complex="2pt"/>
    </style:style>
    <style:style style:name="T148" style:family="text">
      <style:text-properties fo:color="#ff0000" style:font-name="Courier 10 Pitch1" fo:font-size="20pt" fo:font-weight="normal" style:font-size-asian="20pt" style:font-weight-asian="normal" style:font-size-complex="20pt" style:font-weight-complex="normal"/>
    </style:style>
    <style:style style:name="T149" style:family="text">
      <style:text-properties fo:color="#008000" style:font-name="Courier 10 Pitch1" fo:font-size="20pt" fo:font-weight="normal" style:font-size-asian="20pt" style:font-weight-asian="normal" style:font-size-complex="20pt" style:font-weight-complex="normal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normal" style:font-weight-asian="normal" style:font-weight-complex="normal"/>
    </style:style>
    <style:style style:name="T152" style:family="text">
      <style:text-properties style:font-name="Courier 10 Pitch1" fo:font-size="15pt" fo:font-weight="bold" style:font-size-asian="15pt" style:font-weight-asian="bold" style:font-size-complex="15pt" style:font-weight-complex="bold"/>
    </style:style>
    <style:style style:name="T153" style:family="text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T154" style:family="text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55" style:family="text">
      <style:text-properties fo:color="#ff3333" style:font-name="Courier 10 Pitch1" fo:font-size="15pt" fo:font-weight="bold" style:font-size-asian="15pt" style:font-weight-asian="bold" style:font-size-complex="15pt" style:font-weight-complex="bold"/>
    </style:style>
    <style:style style:name="T156" style:family="text">
      <style:text-properties fo:color="#ff3333" style:font-name="Courier 10 Pitch1" fo:font-size="15pt" fo:font-weight="normal" style:font-size-asian="15pt" style:font-weight-asian="normal" style:font-size-complex="15pt" style:font-weight-complex="normal"/>
    </style:style>
    <style:style style:name="T157" style:family="text">
      <style:text-properties style:text-line-through-style="solid" style:text-line-through-type="single" style:font-name="Courier 10 Pitch1" fo:font-size="15pt" fo:font-weight="normal" style:font-size-asian="15pt" style:font-weight-asian="normal" style:font-size-complex="15pt" style:font-weight-complex="normal"/>
    </style:style>
    <style:style style:name="T158" style:family="text">
      <style:text-properties style:text-position="super 58%" fo:font-size="44pt" style:font-size-asian="44pt" style:font-size-complex="44pt"/>
    </style:style>
    <style:style style:name="T159" style:family="text">
      <style:text-properties style:font-name="Courier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60" style:family="text">
      <style:text-properties fo:font-size="28pt" fo:font-style="italic" style:font-size-asian="28pt" style:font-style-asian="italic" style:font-size-complex="28pt" style:font-style-complex="italic"/>
    </style:style>
    <style:style style:name="T161" style:family="text">
      <style:text-properties fo:font-style="normal" style:font-style-asian="normal" style:font-style-complex="normal"/>
    </style:style>
    <style:style style:name="T162" style:family="text">
      <style:text-properties style:font-name="Courier 10 Pitch1" fo:font-size="20pt" fo:font-style="italic" style:font-size-asian="20pt" style:font-style-asian="italic" style:font-size-complex="20pt" style:font-style-complex="italic"/>
    </style:style>
    <style:style style:name="T163" style:family="text">
      <style:text-properties fo:font-size="22pt" fo:font-style="normal" style:font-size-asian="32pt" style:font-style-asian="normal" style:font-size-complex="32pt" style:font-style-complex="normal"/>
    </style:style>
    <style:style style:name="T164" style:family="text">
      <style:text-properties fo:font-size="22pt" style:font-size-asian="32pt" style:font-size-complex="32pt"/>
    </style:style>
    <style:style style:name="T165" style:family="text">
      <style:text-properties fo:color="#ff3333" fo:font-size="20pt" style:font-size-asian="20pt" style:font-size-complex="20pt"/>
    </style:style>
    <style:style style:name="T166" style:family="text">
      <style:text-properties fo:color="#ff3333" fo:font-size="20pt" fo:font-weight="normal" style:font-size-asian="20pt" style:font-weight-asian="normal" style:font-size-complex="20pt" style:font-weight-complex="normal"/>
    </style:style>
    <style:style style:name="T167" style:family="text">
      <style:text-properties fo:font-size="2pt" fo:font-style="italic" style:font-size-asian="2pt" style:font-style-asian="italic" style:font-size-complex="2pt" style:font-style-complex="italic"/>
    </style:style>
    <style:style style:name="T168" style:family="text">
      <style:text-properties style:font-name="Courier 10 Pitch1" fo:font-size="16pt" fo:font-style="normal" style:font-size-asian="16pt" style:font-style-asian="normal" style:font-size-complex="16pt" style:font-style-complex="normal"/>
    </style:style>
    <style:style style:name="T169" style:family="text">
      <style:text-properties style:font-name="Courier 10 Pitch1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fo:color="#000000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  <text:list-style style:name="L8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Structured Synchronous Reactive Programming with Céu</text:span></text:p>
          </draw:text-box>
        </draw:frame>
        <draw:frame draw:style-name="gr1" draw:text-style-name="P3" draw:layer="layout" svg:width="6.95cm" svg:height="2.791cm" svg:x="19.545cm" svg:y="15.875cm">
          <draw:text-box>
            <text:p text:style-name="P2"><text:span text:style-name="T2">Authors</text:span></text:p>
            <text:p text:style-name="P2"><text:span text:style-name="T3">Francisco Sant'Anna</text:span></text:p>
            <text:p text:style-name="P2"><text:span text:style-name="T3">Roberto Ierusalimschy</text:span></text:p>
            <text:p text:style-name="P2"><text:span text:style-name="T3">Noemi Rodriguez</text:span></text:p>
          </draw:text-box>
        </draw:frame>
        <draw:frame draw:style-name="gr2" draw:text-style-name="P4" draw:layer="layout" svg:width="2.286cm" svg:height="2.286cm" svg:x="10.06cm" svg:y="16.175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4.712cm" svg:height="1.127cm" svg:x="12.268cm" svg:y="16.763cm">
          <draw:text-box>
            <text:p><text:span text:style-name="T4">LabLua – PUC-Rio</text:span></text:p>
            <text:p><text:span text:style-name="T5">www.lua.inf.puc-rio.br</text:span></text:p>
          </draw:text-box>
        </draw:frame>
        <draw:frame draw:style-name="gr4" draw:text-style-name="P6" draw:layer="layout" svg:width="4.445cm" svg:height="0.731cm" svg:x="1.94cm" svg:y="17.784cm">
          <draw:text-box>
            <text:p text:style-name="P4"><text:span text:style-name="T6">www.ceu-lang.org</text:span></text:p>
          </draw:text-box>
        </draw:frame>
        <draw:frame draw:style-name="gr2" draw:text-style-name="P4" draw:layer="layout" svg:width="4.289cm" svg:height="1.731cm" svg:x="2.096cm" svg:y="15.975cm">
          <draw:image xlink:href="Pictures/1000020100000120000000697639E2E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8" draw:layer="layout" svg:width="10.665cm" svg:height="3.506cm" svg:x="16.102cm" svg:y="0.134cm" presentation:class="title" presentation:user-transformed="true">
          <draw:text-box>
            <text:p><text:span text:style-name="T7">Céu non-goals</text:span></text:p>
          </draw:text-box>
        </draw:frame>
        <draw:frame presentation:style-name="pr4" draw:text-style-name="P12" draw:layer="layout" svg:width="13.97cm" svg:height="13.859cm" svg:x="14.565cm" svg:y="3.617cm" presentation:class="outline" presentation:user-transformed="true">
          <draw:text-box>
            <text:list text:style-name="L2">
              <text:list-item>
                <text:p xml:id="id2" text:id="id2" text:style-name="P9"><text:span text:style-name="T8">Back-end infrastructure</text:span></text:p>
              </text:list-item>
            </text:list>
            <text:list text:style-name="L3">
              <text:list-item>
                <text:list>
                  <text:list-item>
                    <text:p xml:id="id3" text:id="id3" text:style-name="P9"><text:span text:style-name="T9">High-performance servers</text:span></text:p>
                  </text:list-item>
                  <text:list-item>
                    <text:p xml:id="id4" text:id="id4" text:style-name="P10"><text:span text:style-name="T9">Clusters, Cloud computing</text:span></text:p>
                  </text:list-item>
                </text:list>
              </text:list-item>
            </text:list>
            <text:list text:style-name="L2">
              <text:list-item>
                <text:p xml:id="id13" text:id="id13" text:style-name="P9"><text:span text:style-name="T10">Independent sessions/actors</text:span></text:p>
              </text:list-item>
            </text:list>
            <text:list text:style-name="L3">
              <text:list-item>
                <text:list>
                  <text:list-item>
                    <text:p xml:id="id14" text:id="id14" text:style-name="P9"><text:span text:style-name="T9">Latency in communication</text:span></text:p>
                  </text:list-item>
                  <text:list-item>
                    <text:p xml:id="id15" text:id="id15" text:style-name="P11"><text:span text:style-name="T9">Distribution</text:span></text:p>
                  </text:list-item>
                </text:list>
              </text:list-item>
            </text:list>
            <text:list text:style-name="L2">
              <text:list-item>
                <text:p xml:id="id18" text:id="id18" text:style-name="P9"><text:span text:style-name="T10">The C10K problem</text:span></text:p>
              </text:list-item>
            </text:list>
            <text:list text:style-name="L3">
              <text:list-item>
                <text:list>
                  <text:list-item>
                    <text:p xml:id="id19" text:id="id19" text:style-name="P9"><text:span text:style-name="T9">Concurrency w/ Parallelism</text:span></text:p>
                  </text:list-item>
                </text:list>
              </text:list-item>
            </text:list>
          </draw:text-box>
        </draw:frame>
        <draw:frame presentation:style-name="pr4" draw:text-style-name="P15" draw:layer="layout" svg:width="13.97cm" svg:height="13.859cm" svg:x="-0.135cm" svg:y="3.618cm" presentation:class="outline" presentation:user-transformed="true">
          <draw:text-box>
            <text:list text:style-name="L4">
              <text:list-item>
                <text:p xml:id="id1" text:id="id1" text:style-name="P13"><text:span text:style-name="T10">Front-end applications</text:span></text:p>
              </text:list-item>
            </text:list>
            <text:list text:style-name="L3">
              <text:list-item>
                <text:list>
                  <text:list-item>
                    <text:p xml:id="id5" text:id="id5" text:style-name="P9"><text:span text:style-name="T9">GUIs, Games, interactive apps</text:span></text:p>
                  </text:list-item>
                  <text:list-item>
                    <text:p xml:id="id6" text:id="id6" text:style-name="P10"><text:span text:style-name="T9">Desktops → Arduino </text:span><text:span text:style-name="T11">(4K RAM)</text:span></text:p>
                  </text:list-item>
                </text:list>
              </text:list-item>
            </text:list>
            <text:list text:style-name="L4">
              <text:list-item>
                <text:p xml:id="id10" text:id="id10" text:style-name="P14"><text:span text:style-name="T10">Ruled by the environment</text:span></text:p>
              </text:list-item>
            </text:list>
            <text:list text:style-name="L3">
              <text:list-item>
                <text:list>
                  <text:list-item>
                    <text:p xml:id="id11" text:id="id11" text:style-name="P9"><text:span text:style-name="T9">Immediate/real-time feedback</text:span></text:p>
                  </text:list-item>
                  <text:list-item>
                    <text:p xml:id="id12" text:id="id12" text:style-name="P10"><text:span text:style-name="T9">Global consensus</text:span></text:p>
                  </text:list-item>
                </text:list>
              </text:list-item>
            </text:list>
            <text:list text:style-name="L4">
              <text:list-item>
                <text:p xml:id="id16" text:id="id16" text:style-name="P9"><text:span text:style-name="T10">Logical reasoning</text:span></text:p>
              </text:list-item>
            </text:list>
            <text:list text:style-name="L3">
              <text:list-item>
                <text:list>
                  <text:list-item>
                    <text:p xml:id="id17" text:id="id17" text:style-name="P9"><text:span text:style-name="T9">Concurrency w/ Determinism</text:span></text:p>
                  </text:list-item>
                </text:list>
              </text:list-item>
            </text:list>
          </draw:text-box>
        </draw:frame>
        <draw:frame presentation:style-name="pr3" draw:text-style-name="P8" draw:layer="layout" svg:width="10.665cm" svg:height="3.506cm" svg:x="1.401cm" svg:y="0.134cm" presentation:class="title" presentation:user-transformed="true">
          <draw:text-box>
            <text:p><text:span text:style-name="T7">Céu goals</text:span></text:p>
          </draw:text-box>
        </draw:frame>
        <draw:frame draw:style-name="gr6" draw:text-style-name="P4" xml:id="id7" draw:id="id7" draw:layer="layout" svg:width="6.35cm" svg:height="4.445cm" svg:x="1.878cm" svg:y="16.307cm">
          <draw:image xlink:href="Pictures/10000000000002D0000001E08ECE39AB.png" xlink:type="simple" xlink:show="embed" xlink:actuate="onLoad">
            <text:p/>
          </draw:image>
        </draw:frame>
        <draw:frame draw:style-name="gr6" draw:text-style-name="P4" xml:id="id8" draw:id="id8" draw:layer="layout" svg:width="6.35cm" svg:height="4.445cm" svg:x="19.35cm" svg:y="16.406cm">
          <draw:image xlink:href="Pictures/1000020100000292000002226141EB7C.png" xlink:type="simple" xlink:show="embed" xlink:actuate="onLoad">
            <text:p/>
          </draw:image>
        </draw:frame>
        <draw:frame draw:style-name="gr6" draw:text-style-name="P4" xml:id="id9" draw:id="id9" draw:layer="layout" svg:width="6.35cm" svg:height="4.445cm" svg:x="10.53cm" svg:y="16.441cm">
          <draw:image xlink:href="Pictures/10000000000002CE000001DBF91872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3">
        <office:forms form:automatic-focus="false" form:apply-design-mode="false"/>
        <draw:frame presentation:style-name="pr6" draw:text-style-name="P17" xml:id="id22" draw:id="id22" draw:layer="layout" svg:width="12.065cm" svg:height="10.169cm" svg:x="15.413cm" svg:y="5.849cm">
          <draw:text-box>
            <text:p text:style-name="P16"><text:span text:style-name="T12"/></text:p>
            <text:p text:style-name="P16"><text:span text:style-name="T13"/></text:p>
            <text:p text:style-name="P16"><text:span text:style-name="T14"><text:s text:c="7"/></text:span><text:span text:style-name="T15">loop</text:span><text:span text:style-name="T14"> </text:span><text:span text:style-name="T15">do</text:span></text:p>
            <text:p text:style-name="P16"><text:span text:style-name="T14"><text:s text:c="10"/></text:span><text:span text:style-name="T15">await</text:span><text:span text:style-name="T14"> 500ms;</text:span></text:p>
            <text:p text:style-name="P16"><text:span text:style-name="T14"><text:s text:c="10"/></text:span><text:span text:style-name="T14">_leds_toggle();</text:span></text:p>
            <text:p text:style-name="P16"><text:span text:style-name="T14"><text:s text:c="7"/></text:span><text:span text:style-name="T15">end</text:span></text:p>
            <text:p text:style-name="P16"><text:span text:style-name="T13"/></text:p>
            <text:p text:style-name="P16"><text:span text:style-name="T13"/></text:p>
            <text:p text:style-name="P16"><text:span text:style-name="T16"/></text:p>
            <text:p text:style-name="P16"><text:span text:style-name="T12"/></text:p>
            <text:p text:style-name="P16"><text:span text:style-name="T12"/></text:p>
          </draw:text-box>
        </draw:frame>
        <draw:frame presentation:style-name="pr6" draw:text-style-name="P17" xml:id="id24" draw:id="id24" draw:layer="layout" svg:width="12.065cm" svg:height="10.169cm" svg:x="15.412cm" svg:y="5.848cm">
          <draw:text-box>
            <text:p text:style-name="P16"><text:span text:style-name="T12"/></text:p>
            <text:p text:style-name="P16"><text:span text:style-name="T13"><text:s text:c="4"/></text:span><text:span text:style-name="T17">par/or</text:span><text:span text:style-name="T13"> </text:span><text:span text:style-name="T17">do</text:span></text:p>
            <text:p text:style-name="P16"><text:span text:style-name="T14"><text:s text:c="7"/></text:span><text:span text:style-name="T15">loop</text:span><text:span text:style-name="T14"> </text:span><text:span text:style-name="T15">do</text:span></text:p>
            <text:p text:style-name="P16"><text:span text:style-name="T14"><text:s text:c="10"/></text:span><text:span text:style-name="T15">await</text:span><text:span text:style-name="T14"> 500ms;</text:span></text:p>
            <text:p text:style-name="P16"><text:span text:style-name="T14"><text:s text:c="10"/></text:span><text:span text:style-name="T14">_leds_toggle();</text:span></text:p>
            <text:p text:style-name="P16"><text:span text:style-name="T14"><text:s text:c="7"/></text:span><text:span text:style-name="T15">end</text:span></text:p>
            <text:p text:style-name="P16"><text:span text:style-name="T13"><text:s text:c="4"/></text:span><text:span text:style-name="T17">with</text:span></text:p>
            <text:p text:style-name="P16"><text:span text:style-name="T13"><text:s text:c="7"/></text:span><text:span text:style-name="T17">await</text:span><text:span text:style-name="T13"> PRESS;</text:span></text:p>
            <text:p text:style-name="P16"><text:span text:style-name="T12"><text:s text:c="4"/></text:span><text:span text:style-name="T17">end</text:span></text:p>
            <text:p text:style-name="P16"><text:span text:style-name="T12"/></text:p>
            <text:p text:style-name="P16"><text:span text:style-name="T12"/></text:p>
          </draw:text-box>
        </draw:frame>
        <draw:frame presentation:style-name="pr6" draw:text-style-name="P17" xml:id="id31" draw:id="id31" draw:layer="layout" svg:width="12.065cm" svg:height="10.169cm" svg:x="15.412cm" svg:y="5.848cm">
          <draw:text-box>
            <text:p text:style-name="P16"><text:span text:style-name="T12"><text:s/></text:span><text:span text:style-name="T18">loop</text:span><text:span text:style-name="T12"> </text:span><text:span text:style-name="T18">do</text:span></text:p>
            <text:p text:style-name="P16"><text:span text:style-name="T13"><text:s text:c="4"/></text:span><text:span text:style-name="T17">par/or</text:span><text:span text:style-name="T13"> </text:span><text:span text:style-name="T17">do</text:span></text:p>
            <text:p text:style-name="P16"><text:span text:style-name="T14"><text:s text:c="7"/></text:span><text:span text:style-name="T15">loop</text:span><text:span text:style-name="T14"> </text:span><text:span text:style-name="T15">do</text:span></text:p>
            <text:p text:style-name="P16"><text:span text:style-name="T14"><text:s text:c="10"/></text:span><text:span text:style-name="T15">await</text:span><text:span text:style-name="T14"> 500ms;</text:span></text:p>
            <text:p text:style-name="P16"><text:span text:style-name="T14"><text:s text:c="10"/></text:span><text:span text:style-name="T14">_leds_toggle();</text:span></text:p>
            <text:p text:style-name="P16"><text:span text:style-name="T14"><text:s text:c="7"/></text:span><text:span text:style-name="T15">end</text:span></text:p>
            <text:p text:style-name="P16"><text:span text:style-name="T13"><text:s text:c="4"/></text:span><text:span text:style-name="T17">with</text:span></text:p>
            <text:p text:style-name="P16"><text:span text:style-name="T13"><text:s text:c="7"/></text:span><text:span text:style-name="T17">await</text:span><text:span text:style-name="T13"> PRESS;</text:span></text:p>
            <text:p text:style-name="P16"><text:span text:style-name="T12"><text:s text:c="4"/></text:span><text:span text:style-name="T17">end</text:span></text:p>
            <text:p text:style-name="P16"><text:span text:style-name="T19"><text:s text:c="4"/></text:span><text:span text:style-name="T18">await</text:span><text:span text:style-name="T19"> 2s;</text:span></text:p>
            <text:p text:style-name="P16"><text:span text:style-name="T19"><text:s/></text:span><text:span text:style-name="T18">end</text:span></text:p>
          </draw:text-box>
        </draw:frame>
        <draw:frame presentation:style-name="pr7" draw:text-style-name="P19" draw:layer="layout" svg:width="15.24cm" svg:height="14.753cm" svg:x="0.635cm" svg:y="5.14cm" presentation:class="outline" presentation:user-transformed="true">
          <draw:text-box>
            <text:list text:style-name="L3">
              <text:list-item>
                <text:p xml:id="id20" text:id="id20"><text:span text:style-name="T7">Blinking a LED</text:span></text:p>
              </text:list-item>
            </text:list>
            <text:list text:style-name="L5">
              <text:list-item>
                <text:list>
                  <text:list-item>
                    <text:p xml:id="id21" text:id="id21"><text:span text:style-name="T20"><text:s/></text:span><text:span text:style-name="T20">on</text:span><text:span text:style-name="T21"> ↔ </text:span><text:span text:style-name="T20">off every 500ms</text:span></text:p>
                  </text:list-item>
                  <text:list-item>
                    <text:p xml:id="id23" text:id="id23"><text:span text:style-name="T22"><text:s/></text:span><text:span text:style-name="T22">stop after “press”</text:span></text:p>
                  </text:list-item>
                  <text:list-item>
                    <text:p xml:id="id30" text:id="id30"><text:span text:style-name="T23"><text:s/></text:span><text:span text:style-name="T23">restart after 2s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24"/></text:p>
                    <text:p><text:span text:style-name="T24"/></text:p>
                  </text:list-header>
                </text:list>
              </text:list-item>
              <text:list-item>
                <text:p xml:id="id32" text:id="id32"><text:span text:style-name="T25">Compositions</text:span></text:p>
                <text:list>
                  <text:list-item>
                    <text:p xml:id="id33" text:id="id33"><text:span text:style-name="T26">seq, loop, par </text:span><text:span text:style-name="T27">(trails)</text:span></text:p>
                    <text:list>
                      <text:list-item>
                        <text:p xml:id="id34" text:id="id34" text:style-name="P18"><text:span text:style-name="T28">At any level of depth</text:span></text:p>
                      </text:list-item>
                    </text:list>
                  </text:list-item>
                  <text:list-item>
                    <text:p xml:id="id35" text:id="id35"><text:span text:style-name="T29">state variables / communication</text:span></text:p>
                    <text:p><text:span text:style-name="T26"/>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25.199cm" svg:height="3.506cm" svg:x="1.402cm" svg:y="0.837cm" presentation:class="title" presentation:user-transformed="true">
          <draw:text-box>
            <text:p><text:span text:style-name="T30">“</text:span><text:span text:style-name="T30">Hello world!” in Céu</text:span></text:p>
          </draw:text-box>
        </draw:frame>
        <draw:frame presentation:style-name="pr8" draw:text-style-name="P20" xml:id="id25" draw:id="id25" draw:layer="layout" svg:width="6.242cm" svg:height="1.905cm" svg:x="21.563cm" svg:y="16.51cm">
          <draw:text-box>
            <text:p text:style-name="P4"><text:span text:style-name="T31">Lines of execution</text:span></text:p>
            <text:p text:style-name="P4"><text:span text:style-name="T31">=</text:span></text:p>
            <text:p text:style-name="P4"><text:span text:style-name="T32">Trails</text:span><text:span text:style-name="T33"> (in Céu)</text:span></text:p>
          </draw:text-box>
        </draw:frame>
        <draw:polyline draw:style-name="gr7" draw:text-style-name="P4" xml:id="id26" draw:id="id26" draw:layer="layout" svg:width="1.904cm" svg:height="3.174cm" svg:x="22.86cm" svg:y="13.335cm" svg:viewBox="0 0 1905 3175" draw:points="1905,3175 0,0">
          <text:p/>
        </draw:polyline>
        <draw:polyline draw:style-name="gr7" draw:text-style-name="P4" xml:id="id27" draw:id="id27" draw:layer="layout" svg:width="1.269cm" svg:height="5.079cm" svg:x="23.495cm" svg:y="11.43cm" svg:viewBox="0 0 1270 5080" draw:points="1270,5080 0,0">
          <text:p/>
        </draw:polyline>
        <draw:custom-shape draw:style-name="gr8" draw:text-style-name="P4" xml:id="id28" draw:id="id28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9" draw:id="id29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5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3" draw:text-style-name="P22" draw:layer="layout" svg:width="25.199cm" svg:height="3.506cm" svg:x="1.4cm" svg:y="0.834cm" presentation:class="title" presentation:user-transformed="true">
          <draw:text-box>
            <text:p text:style-name="P16"><text:span text:style-name="T34">From “Structured Programming”</text:span><text:span text:style-name="T34"><text:line-break/></text:span><text:span text:style-name="T34"> <text:s text:c="4"/>To “Structured Reactive Programming”</text:span></text:p>
          </draw:text-box>
        </draw:frame>
        <draw:frame presentation:style-name="pr4" draw:text-style-name="P12" draw:layer="layout" svg:width="13.97cm" svg:height="13.859cm" svg:x="14.565cm" svg:y="5.116cm" presentation:class="outline" presentation:user-transformed="true">
          <draw:text-box>
            <text:list text:style-name="L3">
              <text:list-item>
                <text:p xml:id="id49" text:id="id49" text:style-name="P9"><text:span text:style-name="T35">The</text:span><text:span text:style-name="T36"> await </text:span><text:span text:style-name="T35">statement</text:span></text:p>
                <text:list>
                  <text:list-item>
                    <text:p xml:id="id50" text:id="id50" text:style-name="P9"><text:span text:style-name="T37">Imperative-reactive</text:span><text:span text:style-name="T38"> nature</text:span></text:p>
                  </text:list-item>
                </text:list>
              </text:list-item>
              <text:list-item>
                <text:p xml:id="id51" text:id="id51" text:style-name="P9"><text:span text:style-name="T39">Compositions</text:span></text:p>
                <text:list>
                  <text:list-item>
                    <text:p xml:id="id52" text:id="id52" text:style-name="P9"><text:span text:style-name="T38">Control structures + parallels</text:span></text:p>
                  </text:list-item>
                </text:list>
              </text:list-item>
              <text:list-item>
                <text:p xml:id="id53" text:id="id53" text:style-name="P9"><text:span text:style-name="T39">Synchronous execution model</text:span></text:p>
                <text:list>
                  <text:list-item>
                    <text:p xml:id="id54" text:id="id54" text:style-name="P9"><text:span text:style-name="T38">Time ~ Sequence of events</text:span></text:p>
                  </text:list-item>
                </text:list>
              </text:list-item>
              <text:list-item>
                <text:p xml:id="id55" text:id="id55" text:style-name="P9"><text:span text:style-name="T39">Esterel did this back in the </text:span><text:span text:style-name="T27">'80s</text:span></text:p>
              </text:list-item>
              <text:list-item>
                <text:p xml:id="id56" text:id="id56" text:style-name="P9"><text:span text:style-name="T40">What about abstractions and modularization?</text:span></text:p>
              </text:list-item>
            </text:list>
          </draw:text-box>
        </draw:frame>
        <draw:frame presentation:style-name="pr4" draw:text-style-name="P12" draw:layer="layout" svg:width="14.74cm" svg:height="13.969cm" svg:x="-0.135cm" svg:y="5.117cm" presentation:class="outline" presentation:user-transformed="true">
          <draw:text-box>
            <text:list text:style-name="L3">
              <text:list-item>
                <text:p xml:id="id37" text:id="id37" text:style-name="P9"><text:span text:style-name="T39">Control Structures</text:span></text:p>
                <text:list>
                  <text:list-item>
                    <text:p xml:id="id38" text:id="id38" text:style-name="P9"><text:span text:style-name="T38">Sequences, Loops, Conditionals</text:span></text:p>
                  </text:list-item>
                </text:list>
              </text:list-item>
              <text:list-item>
                <text:p xml:id="id39" text:id="id39" text:style-name="P9"><text:span text:style-name="T39">Blocks, Scopes, Locals</text:span></text:p>
                <text:list>
                  <text:list-item>
                    <text:p xml:id="id40" text:id="id40" text:style-name="P9"><text:span text:style-name="T38">Automatic memory management</text:span></text:p>
                  </text:list-item>
                </text:list>
              </text:list-item>
              <text:list-item>
                <text:p xml:id="id41" text:id="id41" text:style-name="P9"><text:span text:style-name="T39">Subroutines</text:span></text:p>
                <text:list>
                  <text:list-item>
                    <text:p xml:id="id42" text:id="id42" text:style-name="P9"><text:span text:style-name="T38">Abstraction mechanism</text:span></text:p>
                  </text:list-item>
                </text:list>
              </text:list-item>
              <text:list-item>
                <text:p xml:id="id43" text:id="id43" text:style-name="P9"><text:span text:style-name="T41">What about reactivity?</text:span></text:p>
                <text:list>
                  <text:list-item>
                    <text:p xml:id="id44" text:id="id44" text:style-name="P9"><text:span text:style-name="T42">Environment event → Short-lived callback</text:span></text:p>
                  </text:list-item>
                  <text:list-item>
                    <text:p xml:id="id45" text:id="id45"><text:span text:style-name="T43">No more loops, scopes, etc.</text:span></text:p>
                  </text:list-item>
                  <text:list-item>
                    <text:p xml:id="id46" text:id="id46"><text:span text:style-name="T43">Breaks structured programming</text:span></text:p>
                    <text:list>
                      <text:list-item>
                        <text:p xml:id="id47" text:id="id47" text:style-name="P23"><text:span text:style-name="T43">“</text:span><text:span text:style-name="T43">Callbacks as our Generations' </text:span><text:span text:style-name="T44">goto</text:span><text:span text:style-name="T43">” [Miguel de Icaza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path draw:style-name="gr9" draw:text-style-name="P4" xml:id="id48" draw:id="id48" draw:layer="layout" svg:width="1.269cm" svg:height="2.339cm" svg:x="25.4cm" svg:y="3.375cm" svg:viewBox="0 0 1270 2340" svg:d="M1152 0c577 1170-1152 2340-1152 2340">
          <text:p/>
        </draw:path>
        <draw:path draw:style-name="gr9" draw:text-style-name="P4" xml:id="id36" draw:id="id36" draw:layer="layout" svg:width="1.2cm" svg:height="2.339cm" svg:x="1.27cm" svg:y="2.54cm" svg:viewBox="0 0 1201 2340" svg:d="M111 0c-545 1170 1090 2340 1090 2340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3">
        <office:forms form:automatic-focus="false" form:apply-design-mode="false"/>
        <draw:frame presentation:style-name="pr9" draw:text-style-name="P24" xml:id="id65" draw:id="id65" draw:layer="layout" svg:width="13.14cm" svg:height="17.683cm" svg:x="14.86cm" svg:y="3.304cm">
          <draw:text-box>
            <text:p text:style-name="P16"><text:span text:style-name="T12"><text:s/></text:span><text:span text:style-name="T18">par</text:span><text:span text:style-name="T12"> </text:span><text:span text:style-name="T18">do</text:span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>with</text:span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9"><text:s/></text:span><text:span text:style-name="T18">end</text:span></text:p>
          </draw:text-box>
        </draw:frame>
        <draw:frame presentation:style-name="pr10" draw:text-style-name="P24" draw:layer="layout" svg:width="11.265cm" svg:height="9.243cm" svg:x="0.8cm" svg:y="6.985cm">
          <draw:text-box>
            <text:p text:style-name="P16"><text:span text:style-name="T12"><text:s/></text:span><text:span text:style-name="T18">loop</text:span><text:span text:style-name="T12"> </text:span><text:span text:style-name="T18">do</text:span></text:p>
            <text:p text:style-name="P16"><text:span text:style-name="T12"><text:s text:c="4"/></text:span><text:span text:style-name="T18">par/or</text:span><text:span text:style-name="T12"> </text:span><text:span text:style-name="T18">do</text:span></text:p>
            <text:p text:style-name="P16"><text:span text:style-name="T12"><text:s text:c="7"/></text:span><text:span text:style-name="T18">loop</text:span><text:span text:style-name="T12"> </text:span><text:span text:style-name="T18">do</text:span></text:p>
            <text:p text:style-name="P16"><text:span text:style-name="T12"><text:s text:c="10"/></text:span><text:span text:style-name="T18">await</text:span><text:span text:style-name="T12"> 500ms;</text:span></text:p>
            <text:p text:style-name="P16"><text:span text:style-name="T12"><text:s text:c="10"/></text:span><text:span text:style-name="T12">_leds_toggle();</text:span></text:p>
            <text:p text:style-name="P16"><text:span text:style-name="T12"><text:s text:c="7"/></text:span><text:span text:style-name="T18">end</text:span></text:p>
            <text:p text:style-name="P16"><text:span text:style-name="T12"><text:s text:c="4"/></text:span><text:span text:style-name="T18">with</text:span></text:p>
            <text:p text:style-name="P16"><text:span text:style-name="T12"><text:s text:c="7"/></text:span><text:span text:style-name="T18">await</text:span><text:span text:style-name="T12"> PRESS;</text:span></text:p>
            <text:p text:style-name="P16"><text:span text:style-name="T12"><text:s text:c="4"/></text:span><text:span text:style-name="T18">end</text:span></text:p>
            <text:p text:style-name="P16"><text:span text:style-name="T19"><text:s text:c="4"/></text:span><text:span text:style-name="T18">await</text:span><text:span text:style-name="T19"> 2s;</text:span></text:p>
            <text:p text:style-name="P16"><text:span text:style-name="T19"><text:s/></text:span><text:span text:style-name="T18">end</text:span></text:p>
          </draw:text-box>
        </draw:frame>
        <draw:frame presentation:style-name="pr3" draw:text-style-name="P1" draw:layer="layout" svg:width="25.199cm" svg:height="3.506cm" svg:x="1.402cm" svg:y="0.837cm" presentation:class="title" presentation:user-transformed="true">
          <draw:text-box>
            <text:p><text:span text:style-name="T30">Two Blinking LEDs</text:span></text:p>
          </draw:text-box>
        </draw:frame>
        <draw:frame presentation:style-name="pr11" draw:text-style-name="P25" xml:id="id57" draw:id="id57" draw:layer="layout" svg:width="11.582cm" svg:height="7.404cm" svg:x="16.005cm" svg:y="4.271cm">
          <draw:text-box>
            <text:p text:style-name="P16"><text:span text:style-name="T45"><text:s/></text:span><text:span text:style-name="T46">loop</text:span><text:span text:style-name="T45"> </text:span><text:span text:style-name="T46">do</text:span></text:p>
            <text:p text:style-name="P16"><text:span text:style-name="T45"><text:s text:c="4"/></text:span><text:span text:style-name="T46">par/or</text:span><text:span text:style-name="T45"> </text:span><text:span text:style-name="T46">do</text:span></text:p>
            <text:p text:style-name="P16"><text:span text:style-name="T45"><text:s text:c="7"/></text:span><text:span text:style-name="T47">every</text:span><text:span text:style-name="T45"> 500ms </text:span><text:span text:style-name="T46">do</text:span></text:p>
            <text:p text:style-name="P16"><text:span text:style-name="T45"><text:s text:c="10"/></text:span><text:span text:style-name="T45">_leds_toggle(</text:span><text:span text:style-name="T47">1</text:span><text:span text:style-name="T45">);</text:span></text:p>
            <text:p text:style-name="P16"><text:span text:style-name="T45"><text:s text:c="7"/></text:span><text:span text:style-name="T46">end</text:span></text:p>
            <text:p text:style-name="P16"><text:span text:style-name="T45"><text:s text:c="4"/></text:span><text:span text:style-name="T46">with</text:span></text:p>
            <text:p text:style-name="P16"><text:span text:style-name="T45"><text:s text:c="7"/></text:span><text:span text:style-name="T46">var</text:span><text:span text:style-name="T45"> </text:span><text:span text:style-name="T46">int</text:span><text:span text:style-name="T45"> </text:span><text:span text:style-name="T47">bt</text:span><text:span text:style-name="T45"> = </text:span><text:span text:style-name="T46">await</text:span><text:span text:style-name="T45"> PRESS</text:span></text:p>
            <text:p text:style-name="P16"><text:span text:style-name="T45"><text:s text:c="20"/></text:span><text:span text:style-name="T46">until </text:span><text:span text:style-name="T47">bt==1</text:span><text:span text:style-name="T45">;</text:span></text:p>
            <text:p text:style-name="P16"><text:span text:style-name="T45"><text:s text:c="4"/></text:span><text:span text:style-name="T46">end</text:span></text:p>
            <text:p text:style-name="P16"><text:span text:style-name="T48"><text:s text:c="4"/></text:span><text:span text:style-name="T46">await</text:span><text:span text:style-name="T48"> 2s;</text:span></text:p>
            <text:p text:style-name="P16"><text:span text:style-name="T48"><text:s/></text:span><text:span text:style-name="T46">end</text:span></text:p>
          </draw:text-box>
        </draw:frame>
        <draw:frame presentation:style-name="pr11" draw:text-style-name="P25" xml:id="id63" draw:id="id63" draw:layer="layout" svg:width="11.659cm" svg:height="7.404cm" svg:x="16.006cm" svg:y="12.699cm">
          <draw:text-box>
            <text:p text:style-name="P16"><text:span text:style-name="T45"><text:s/></text:span><text:span text:style-name="T46">loop</text:span><text:span text:style-name="T45"> </text:span><text:span text:style-name="T46">do</text:span></text:p>
            <text:p text:style-name="P16"><text:span text:style-name="T45"><text:s text:c="4"/></text:span><text:span text:style-name="T46">par/or</text:span><text:span text:style-name="T45"> </text:span><text:span text:style-name="T46">do</text:span></text:p>
            <text:p text:style-name="P16"><text:span text:style-name="T46"><text:s text:c="7"/></text:span><text:span text:style-name="T47">every</text:span><text:span text:style-name="T46"> </text:span><text:span text:style-name="T48">500ms</text:span><text:span text:style-name="T46"> do</text:span></text:p>
            <text:p text:style-name="P16"><text:span text:style-name="T45"><text:s text:c="10"/></text:span><text:span text:style-name="T45">_leds_toggle(</text:span><text:span text:style-name="T47">2</text:span><text:span text:style-name="T45">);</text:span></text:p>
            <text:p text:style-name="P16"><text:span text:style-name="T45"><text:s text:c="7"/></text:span><text:span text:style-name="T46">end</text:span></text:p>
            <text:p text:style-name="P16"><text:span text:style-name="T45"><text:s text:c="4"/></text:span><text:span text:style-name="T46">with</text:span></text:p>
            <text:p text:style-name="P16"><text:span text:style-name="T45"><text:s text:c="7"/></text:span><text:span text:style-name="T46">var</text:span><text:span text:style-name="T45"> </text:span><text:span text:style-name="T46">int</text:span><text:span text:style-name="T45"> </text:span><text:span text:style-name="T47">bt</text:span><text:span text:style-name="T45"> = </text:span><text:span text:style-name="T46">await</text:span><text:span text:style-name="T45"> PRESS</text:span></text:p>
            <text:p text:style-name="P16"><text:span text:style-name="T45"><text:s text:c="20"/></text:span><text:span text:style-name="T46">until </text:span><text:span text:style-name="T47">bt==2</text:span><text:span text:style-name="T45">;</text:span></text:p>
            <text:p text:style-name="P16"><text:span text:style-name="T45"><text:s text:c="4"/></text:span><text:span text:style-name="T46">end</text:span></text:p>
            <text:p text:style-name="P16"><text:span text:style-name="T48"><text:s text:c="4"/></text:span><text:span text:style-name="T46">await</text:span><text:span text:style-name="T48"> 2s;</text:span></text:p>
            <text:p text:style-name="P16"><text:span text:style-name="T48"><text:s/></text:span><text:span text:style-name="T46">end</text:span></text:p>
          </draw:text-box>
        </draw:frame>
        <draw:polyline draw:style-name="gr7" draw:text-style-name="P4" xml:id="id58" draw:id="id58" draw:layer="layout" svg:width="3.939cm" svg:height="4.554cm" svg:x="12.065cm" svg:y="7.51cm" svg:viewBox="0 0 3940 4555" draw:points="0,4555 3940,0">
          <text:p/>
        </draw:polyline>
        <draw:polyline draw:style-name="gr7" draw:text-style-name="P4" xml:id="id64" draw:id="id64" draw:layer="layout" svg:width="3.809cm" svg:height="4.444cm" svg:x="12.065cm" svg:y="12.065cm" svg:viewBox="0 0 3810 4445" draw:points="0,0 3810,4445">
          <text:p/>
        </draw:polyline>
        <draw:custom-shape draw:style-name="gr8" draw:text-style-name="P4" xml:id="id59" draw:id="id59" draw:layer="layout" svg:width="8.89cm" svg:height="3.345cm" svg:x="2.944cm" svg:y="8.6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60" draw:id="id60" draw:layer="layout" svg:width="9.569cm" svg:height="2.064cm" svg:x="17.625cm" svg:y="5.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61" draw:id="id61" draw:layer="layout" svg:width="8.89cm" svg:height="0.995cm" svg:x="2.944cm" svg:y="12.7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62" draw:id="id62" draw:layer="layout" svg:width="9.569cm" svg:height="1.438cm" svg:x="17.625cm" svg:y="8.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6" xml:id="id66" draw:id="id66" draw:layer="layout" svg:width="20.025cm" svg:height="5.715cm" svg:x="4.093cm" svg:y="7.674cm">
          <text:list text:style-name="L1">
            <text:list-header>
              <text:p text:style-name="P4"><text:span text:style-name="T49">The need for abstractions!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5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12" draw:text-style-name="P25" xml:id="id69" draw:id="id69" draw:layer="layout" svg:width="12.741cm" svg:height="11.442cm" svg:x="14.33cm" svg:y="7.855cm">
          <draw:text-box>
            <text:p text:style-name="P16"><text:span text:style-name="T45"><text:s/></text:span><text:span text:style-name="T46">class </text:span><text:span text:style-name="T48">Blink </text:span><text:span text:style-name="T46">do</text:span></text:p>
            <text:p text:style-name="P16"><text:span text:style-name="T46"><text:s text:c="4"/></text:span><text:span text:style-name="T46">var int</text:span><text:span text:style-name="T48"> led;</text:span></text:p>
            <text:p text:style-name="P16"><text:span text:style-name="T46"><text:s text:c="4"/></text:span><text:span text:style-name="T46">var int</text:span><text:span text:style-name="T48"> but;</text:span></text:p>
            <text:p text:style-name="P16"><text:span text:style-name="T45"><text:s/></text:span><text:span text:style-name="T46">with</text:span></text:p>
            <text:p text:style-name="P16"><text:span text:style-name="T46"><text:s text:c="4"/></text:span><text:span text:style-name="T46">loop</text:span><text:span text:style-name="T45"> </text:span><text:span text:style-name="T46">do</text:span></text:p>
            <text:p text:style-name="P16"><text:span text:style-name="T45"><text:s text:c="7"/></text:span><text:span text:style-name="T46">par/or</text:span><text:span text:style-name="T45"> </text:span><text:span text:style-name="T46">do</text:span></text:p>
            <text:p text:style-name="P16"><text:span text:style-name="T45"><text:s text:c="10"/></text:span><text:span text:style-name="T46">every</text:span><text:span text:style-name="T45"> 500ms </text:span><text:span text:style-name="T46">do</text:span></text:p>
            <text:p text:style-name="P16"><text:span text:style-name="T45"><text:s text:c="13"/></text:span><text:span text:style-name="T45">_leds_toggle(</text:span><text:span text:style-name="T47">this.led</text:span><text:span text:style-name="T45">);</text:span></text:p>
            <text:p text:style-name="P16"><text:span text:style-name="T45"><text:s text:c="10"/></text:span><text:span text:style-name="T46">end</text:span></text:p>
            <text:p text:style-name="P16"><text:span text:style-name="T45"><text:s text:c="7"/></text:span><text:span text:style-name="T46">with</text:span></text:p>
            <text:p text:style-name="P16"><text:span text:style-name="T45"><text:s text:c="10"/></text:span><text:span text:style-name="T46">var</text:span><text:span text:style-name="T45"> </text:span><text:span text:style-name="T46">int</text:span><text:span text:style-name="T45"> </text:span><text:span text:style-name="T48">bt</text:span><text:span text:style-name="T45"> =</text:span></text:p>
            <text:p text:style-name="P16"><text:span text:style-name="T45"><text:s text:c="13"/></text:span><text:span text:style-name="T46">await</text:span><text:span text:style-name="T45"> PRESS</text:span></text:p>
            <text:p text:style-name="P16"><text:span text:style-name="T45"><text:s text:c="13"/></text:span><text:span text:style-name="T46">until </text:span><text:span text:style-name="T48">bt</text:span><text:span text:style-name="T46">==</text:span><text:span text:style-name="T47">this.but</text:span><text:span text:style-name="T45">;</text:span></text:p>
            <text:p text:style-name="P16"><text:span text:style-name="T45"><text:s text:c="7"/></text:span><text:span text:style-name="T46">end</text:span></text:p>
            <text:p text:style-name="P16"><text:span text:style-name="T48"><text:s text:c="7"/></text:span><text:span text:style-name="T46">await</text:span><text:span text:style-name="T48"> 2s;</text:span></text:p>
            <text:p text:style-name="P16"><text:span text:style-name="T48"><text:s text:c="4"/></text:span><text:span text:style-name="T46">end</text:span></text:p>
            <text:p text:style-name="P16"><text:span text:style-name="T46"><text:s/></text:span><text:span text:style-name="T46">end</text:span></text:p>
          </draw:text-box>
        </draw:frame>
        <draw:frame draw:style-name="gr11" draw:text-style-name="P4" draw:layer="layout" svg:width="1.999cm" svg:height="0.999cm" svg:x="13.026cm" svg:y="10.01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8" draw:text-style-name="P4" xml:id="id71" draw:id="id71" draw:layer="layout" svg:width="7.62cm" svg:height="1.371cm" svg:x="15.035cm" svg:y="8.4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73" draw:id="id73" draw:layer="layout" svg:width="11.7cm" svg:height="7.964cm" svg:x="15.035cm" svg:y="10.5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7" draw:layer="layout" svg:width="25.199cm" svg:height="3.506cm" svg:x="1.4cm" svg:y="0.837cm" presentation:class="title" presentation:user-transformed="true">
          <draw:text-box>
            <text:p><text:span text:style-name="T50">Céu Organisms</text:span></text:p>
          </draw:text-box>
        </draw:frame>
        <draw:frame draw:style-name="gr12" draw:text-style-name="P28" xml:id="id68" draw:id="id68" draw:layer="layout" svg:width="9.814cm" svg:height="5.748cm" svg:x="1.916cm" svg:y="9.036cm">
          <draw:text-box>
            <text:p><text:span text:style-name="T51"><text:s/></text:span><text:span text:style-name="T51">class </text:span><text:span text:style-name="T52">&lt;ID&gt;</text:span><text:span text:style-name="T51"> with</text:span></text:p>
            <text:p><text:span text:style-name="T51"><text:s text:c="4"/></text:span><text:span text:style-name="T52">&lt;interface&gt;</text:span></text:p>
            <text:p><text:span text:style-name="T53"><text:s text:c="7"/></text:span><text:span text:style-name="T53">// properties</text:span></text:p>
            <text:p><text:span text:style-name="T53"><text:s text:c="7"/></text:span><text:span text:style-name="T53">// methods</text:span></text:p>
            <text:p><text:span text:style-name="T52"><text:s/></text:span><text:span text:style-name="T51">do</text:span></text:p>
            <text:p><text:span text:style-name="T52"><text:s text:c="4"/></text:span><text:span text:style-name="T52">&lt;body&gt;</text:span></text:p>
            <text:p><text:span text:style-name="T53"><text:s text:c="7"/></text:span><text:span text:style-name="T53">// Céu code</text:span></text:p>
            <text:p><text:span text:style-name="T52"><text:s/></text:span><text:span text:style-name="T51">end</text:span></text:p>
          </draw:text-box>
        </draw:frame>
        <draw:frame presentation:style-name="pr13" draw:layer="layout" svg:width="25.199cm" svg:height="13.609cm" svg:x="1.401cm" svg:y="4.915cm" presentation:class="outline" presentation:user-transformed="true">
          <draw:text-box>
            <text:list text:style-name="L3">
              <text:list-item>
                <text:p xml:id="id67" text:id="id67"><text:span text:style-name="T54">Organism</text:span> <text:span text:style-name="T55">~</text:span> <text:span text:style-name="T56">(Object + Trails)</text:span></text:p>
              </text:list-item>
            </text:list>
          </draw:text-box>
        </draw:frame>
        <draw:polyline draw:style-name="gr7" draw:text-style-name="P4" xml:id="id70" draw:id="id70" draw:layer="layout" svg:width="6.779cm" svg:height="0.976cm" svg:x="8.255cm" svg:y="9.183cm" svg:viewBox="0 0 6780 977" draw:points="0,977 6780,0">
          <text:p/>
        </draw:polyline>
        <draw:polyline draw:style-name="gr7" draw:text-style-name="P4" xml:id="id72" draw:id="id72" draw:layer="layout" svg:width="8.549cm" svg:height="1.616cm" svg:x="6.485cm" svg:y="12.935cm" svg:viewBox="0 0 8550 1617" draw:points="0,0 8550,1617">
          <text:p/>
        </draw:polyline>
        <draw:frame presentation:style-name="pr8" draw:text-style-name="P20" xml:id="id76" draw:id="id76" draw:layer="layout" svg:width="6.242cm" svg:height="1.905cm" svg:x="6.03cm" svg:y="17.12cm">
          <draw:text-box>
            <text:p text:style-name="P4"><text:span text:style-name="T31">Organisms react directly to</text:span></text:p>
            <text:p text:style-name="P4"><text:span text:style-name="T31">the environment</text:span></text:p>
          </draw:text-box>
        </draw:frame>
        <draw:polyline draw:style-name="gr7" draw:text-style-name="P4" xml:id="id74" draw:id="id74" draw:layer="layout" svg:width="6.326cm" svg:height="1.438cm" svg:x="12.272cm" svg:y="15.681cm" svg:viewBox="0 0 6327 1439" draw:points="6327,0 0,1439">
          <text:p/>
        </draw:polyline>
        <draw:polyline draw:style-name="gr7" draw:text-style-name="P4" xml:id="id75" draw:id="id75" draw:layer="layout" svg:width="7.376cm" svg:height="4.746cm" svg:x="12.272cm" svg:y="12.373cm" svg:viewBox="0 0 7377 4747" draw:points="7377,0 0,4747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draw:style-name="gr13" draw:text-style-name="P29" xml:id="id77" draw:id="id77" draw:layer="layout" svg:width="17.41cm" svg:height="13.861cm" svg:x="2.275cm" svg:y="4.763cm">
          <draw:text-box>
            <text:p><text:span text:style-name="T51">class</text:span><text:span text:style-name="T52"> Blink </text:span><text:span text:style-name="T51">with</text:span></text:p>
            <text:p><text:span text:style-name="T57"><text:s text:c="4"/></text:span><text:span text:style-name="T57">&lt;interface&gt;</text:span></text:p>
            <text:p><text:span text:style-name="T51">do</text:span></text:p>
            <text:p><text:span text:style-name="T57"><text:s text:c="4"/></text:span><text:span text:style-name="T57">&lt;body&gt;</text:span></text:p>
            <text:p><text:span text:style-name="T51">end</text:span></text:p>
            <text:p><text:span text:style-name="T51"/></text:p>
            <text:p><text:span text:style-name="T51">var </text:span><text:span text:style-name="T52">Blink b1 </text:span><text:span text:style-name="T51">with</text:span></text:p>
            <text:p><text:span text:style-name="T52"><text:s text:c="4"/></text:span><text:span text:style-name="T51">this</text:span><text:span text:style-name="T52">.led = 1;</text:span></text:p>
            <text:p><text:span text:style-name="T52"><text:s text:c="4"/></text:span><text:span text:style-name="T51">this</text:span><text:span text:style-name="T52">.but = 1;</text:span></text:p>
            <text:p><text:span text:style-name="T51">end</text:span><text:span text:style-name="T52">;</text:span></text:p>
            <text:p><text:span text:style-name="T52"/></text:p>
            <text:p><text:span text:style-name="T51">var</text:span><text:span text:style-name="T52"> Blink b2 </text:span><text:span text:style-name="T51">with</text:span></text:p>
            <text:p><text:span text:style-name="T52"><text:s text:c="4"/></text:span><text:span text:style-name="T51">this</text:span><text:span text:style-name="T52">.led = 2;</text:span></text:p>
            <text:p><text:span text:style-name="T52"><text:s text:c="4"/></text:span><text:span text:style-name="T51">this</text:span><text:span text:style-name="T52">.but = 2;</text:span></text:p>
            <text:p><text:span text:style-name="T51">end</text:span><text:span text:style-name="T52">;</text:span></text:p>
            <text:p><text:span text:style-name="T52"/></text:p>
            <text:p><text:span text:style-name="T51">await FOREVER;</text:span></text:p>
            <text:p><text:span text:style-name="T51"/></text:p>
          </draw:text-box>
        </draw:frame>
        <draw:custom-shape draw:style-name="gr8" draw:text-style-name="P4" xml:id="id79" draw:id="id79" draw:layer="layout" svg:width="7.72cm" svg:height="3.175cm" svg:x="2.44cm" svg:y="9.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80" draw:id="id80" draw:layer="layout" svg:width="7.72cm" svg:height="3.175cm" svg:x="2.44cm" svg:y="13.121cm">
          <text:p/>
          <draw:enhanced-geometry svg:viewBox="0 0 21600 21600" draw:type="rectangle" draw:enhanced-path="M 0 0 L 21600 0 21600 21600 0 21600 0 0 Z N"/>
        </draw:custom-shape>
        <draw:polyline draw:style-name="gr14" draw:text-style-name="P4" xml:id="id84" draw:id="id84" draw:layer="layout" svg:width="1.51cm" svg:height="0.565cm" svg:x="1.664cm" svg:y="16.374cm" svg:viewBox="0 0 1511 566" draw:points="0,0 1511,566">
          <text:p/>
        </draw:polyline>
        <draw:frame presentation:style-name="pr8" draw:text-style-name="P30" xml:id="id81" draw:id="id81" draw:layer="layout" svg:width="10.367cm" svg:height="3.707cm" svg:x="15.668cm" svg:y="10.69cm">
          <draw:text-box>
            <text:p text:style-name="P4"><text:span text:style-name="T58">normal declaration</text:span></text:p>
            <text:p text:style-name="P4"><text:span text:style-name="T58">+</text:span></text:p>
            <text:p text:style-name="P4"><text:span text:style-name="T58">constructor</text:span></text:p>
            <text:p text:style-name="P4"><text:span text:style-name="T58">+</text:span></text:p>
            <text:p text:style-name="P4"><text:span text:style-name="T59">body execution in parallel</text:span></text:p>
          </draw:text-box>
        </draw:frame>
        <draw:polyline draw:style-name="gr7" draw:text-style-name="P4" xml:id="id82" draw:id="id82" draw:layer="layout" svg:width="5.431cm" svg:height="1.804cm" svg:x="10.16cm" svg:y="12.495cm" svg:viewBox="0 0 5432 1805" draw:points="5432,0 0,1805">
          <text:p/>
        </draw:polyline>
        <draw:polyline draw:style-name="gr7" draw:text-style-name="P4" xml:id="id83" draw:id="id83" draw:layer="layout" svg:width="5.537cm" svg:height="1.07cm" svg:x="10.16cm" svg:y="11.225cm" svg:viewBox="0 0 5538 1071" draw:points="5538,1071 0,0">
          <text:p/>
        </draw:polyline>
        <draw:custom-shape draw:style-name="gr8" draw:text-style-name="P4" xml:id="id78" draw:id="id78" draw:layer="layout" svg:width="7.72cm" svg:height="3.765cm" svg:x="2.44cm" svg:y="4.9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3.506cm" svg:x="1.403cm" svg:y="0.837cm" presentation:class="title" presentation:user-transformed="true">
          <draw:text-box>
            <text:p><text:span text:style-name="T30">Two Blinking LED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draw:style-name="gr13" draw:text-style-name="P29" xml:id="id85" draw:id="id85" draw:layer="layout" svg:width="17.41cm" svg:height="9.334cm" svg:x="2.275cm" svg:y="6.263cm">
          <draw:text-box>
            <text:p><text:span text:style-name="T60">class</text:span><text:span text:style-name="T61"> Blink </text:span><text:span text:style-name="T60">with</text:span></text:p>
            <text:p><text:span text:style-name="T61"><text:s text:c="4"/></text:span><text:span text:style-name="T61">&lt;...&gt;</text:span></text:p>
            <text:p><text:span text:style-name="T60">end</text:span></text:p>
            <text:p><text:span text:style-name="T51"/></text:p>
            <text:p><text:span text:style-name="T51">var int</text:span><text:span text:style-name="T52"> </text:span><text:span text:style-name="T62">i</text:span><text:span text:style-name="T52"> = 1;</text:span></text:p>
            <text:p><text:span text:style-name="T51">var </text:span><text:span text:style-name="T52">Blink</text:span><text:span text:style-name="T63">[6]</text:span><text:span text:style-name="T52"> bs </text:span><text:span text:style-name="T51">with</text:span></text:p>
            <text:p><text:span text:style-name="T52"><text:s text:c="4"/></text:span><text:span text:style-name="T51">this</text:span><text:span text:style-name="T52">.led = </text:span><text:span text:style-name="T63">i</text:span><text:span text:style-name="T52">;</text:span></text:p>
            <text:p><text:span text:style-name="T52"><text:s text:c="4"/></text:span><text:span text:style-name="T51">this</text:span><text:span text:style-name="T52">.but = </text:span><text:span text:style-name="T63">i</text:span><text:span text:style-name="T52">;</text:span></text:p>
            <text:p><text:span text:style-name="T52"><text:s text:c="4"/></text:span><text:span text:style-name="T62">i</text:span><text:span text:style-name="T52"> = </text:span><text:span text:style-name="T62">i</text:span><text:span text:style-name="T52"> + 1;</text:span></text:p>
            <text:p><text:span text:style-name="T51">end</text:span><text:span text:style-name="T52">;</text:span></text:p>
            <text:p><text:span text:style-name="T52"/></text:p>
            <text:p><text:span text:style-name="T60">await FOREVER;</text:span></text:p>
          </draw:text-box>
        </draw:frame>
        <draw:custom-shape draw:style-name="gr15" draw:text-style-name="P31" xml:id="id86" draw:id="id86" draw:layer="layout" svg:width="1.905cm" svg:height="1.805cm" svg:x="15.757cm" svg:y="10.047cm">
          <text:p text:style-name="P4"><text:span text:style-name="T64">x6</text:span></text:p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3.506cm" svg:x="1.404cm" svg:y="0.837cm" presentation:class="title" presentation:user-transformed="true">
          <draw:text-box>
            <text:p><text:span text:style-name="T30">n-Blinking LED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draw:style-name="gr13" draw:text-style-name="P29" draw:layer="layout" svg:width="17.41cm" svg:height="10.871cm" svg:x="2.275cm" svg:y="5.564cm">
          <draw:text-box>
            <text:p><text:span text:style-name="T60">class</text:span><text:span text:style-name="T61"> Blink </text:span><text:span text:style-name="T60">with</text:span></text:p>
            <text:p><text:span text:style-name="T65"><text:s text:c="4"/></text:span><text:span text:style-name="T65">&lt;...&gt;</text:span></text:p>
            <text:p><text:span text:style-name="T60">end</text:span></text:p>
            <text:p><text:span text:style-name="T51"/></text:p>
            <text:p><text:span text:style-name="T51">loop do</text:span></text:p>
            <text:p><text:span text:style-name="T66"><text:s text:c="4"/></text:span><text:span text:style-name="T66">var int</text:span><text:span text:style-name="T67"> i = 1;</text:span></text:p>
            <text:p><text:span text:style-name="T66"><text:s text:c="4"/></text:span><text:span text:style-name="T66">var </text:span><text:span text:style-name="T67">Blink[6] bs </text:span><text:span text:style-name="T66">with</text:span></text:p>
            <text:p><text:span text:style-name="T67"><text:s text:c="8"/></text:span><text:span text:style-name="T66">this</text:span><text:span text:style-name="T67">.led = i;</text:span></text:p>
            <text:p><text:span text:style-name="T67"><text:s text:c="8"/></text:span><text:span text:style-name="T66">this</text:span><text:span text:style-name="T67">.but = i;</text:span></text:p>
            <text:p><text:span text:style-name="T67"><text:s text:c="8"/></text:span><text:span text:style-name="T67">i = i + 1;</text:span></text:p>
            <text:p><text:span text:style-name="T66"><text:s text:c="4"/></text:span><text:span text:style-name="T66">end</text:span><text:span text:style-name="T67">;</text:span></text:p>
            <text:p><text:span text:style-name="T52"><text:s text:c="4"/></text:span><text:span text:style-name="T51">var int</text:span><text:span text:style-name="T52"> bt = </text:span><text:span text:style-name="T51">await </text:span><text:span text:style-name="T52">PRESS</text:span></text:p>
            <text:p><text:span text:style-name="T52"><text:s text:c="17"/></text:span><text:span text:style-name="T51">until </text:span><text:span text:style-name="T52">bt==0;</text:span></text:p>
            <text:p><text:span text:style-name="T51">end</text:span></text:p>
          </draw:text-box>
        </draw:frame>
        <draw:custom-shape draw:style-name="gr15" draw:text-style-name="P32" xml:id="id88" draw:id="id88" draw:layer="layout" svg:width="7.62cm" svg:height="1.905cm" svg:x="10.53cm" svg:y="7.415cm">
          <text:p text:style-name="P4"><text:span text:style-name="T68">organisms have</text:span></text:p>
          <text:p text:style-name="P4"><text:span text:style-name="T68">lexical scope</text:span></text:p>
          <draw:enhanced-geometry svg:viewBox="0 0 21600 21600" draw:type="rectangle" draw:enhanced-path="M 0 0 L 21600 0 21600 21600 0 21600 0 0 Z N"/>
        </draw:custom-shape>
        <draw:polyline draw:style-name="gr16" draw:text-style-name="P4" xml:id="id89" draw:id="id89" draw:layer="layout" svg:width="0.934cm" svg:height="0.934cm" svg:x="2.921cm" svg:y="9.492cm" svg:viewBox="0 0 935 935" draw:points="935,935 0,0">
          <text:p/>
        </draw:polyline>
        <draw:custom-shape draw:style-name="gr15" draw:text-style-name="P32" xml:id="id90" draw:id="id90" draw:layer="layout" svg:width="8.89cm" svg:height="1.905cm" svg:x="13.205cm" svg:y="11.033cm">
          <text:p text:style-name="P4"><text:span text:style-name="T68">organism out of scope:</text:span></text:p>
          <text:p text:style-name="P4"><text:span text:style-name="T69">data reclaimed </text:span><text:span text:style-name="T70">and body aborted</text:span></text:p>
          <draw:enhanced-geometry svg:viewBox="0 0 21600 21600" draw:type="rectangle" draw:enhanced-path="M 0 0 L 21600 0 21600 21600 0 21600 0 0 Z N"/>
        </draw:custom-shape>
        <draw:frame presentation:style-name="pr3" draw:text-style-name="P33" draw:layer="layout" svg:width="25.199cm" svg:height="3.506cm" svg:x="2.606cm" svg:y="0.037cm" presentation:class="title" presentation:user-transformed="true">
          <draw:text-box>
            <text:p text:style-name="P2"><text:span text:style-name="T36">[led-07]</text:span><text:span text:style-name="T39"><text:line-break/></text:span><text:span text:style-name="T69">(scopes)</text:span></text:p>
          </draw:text-box>
        </draw:frame>
        <draw:frame presentation:style-name="pr3" draw:text-style-name="P27" draw:layer="layout" svg:width="25.199cm" svg:height="3.506cm" svg:x="1.401cm" svg:y="0.837cm" presentation:class="title" presentation:user-transformed="true">
          <draw:text-box>
            <text:p><text:span text:style-name="T50">Lexical Scope</text:span></text:p>
          </draw:text-box>
        </draw:frame>
        <draw:frame presentation:style-name="pr14" draw:text-style-name="P16" draw:layer="layout" svg:width="24.496cm" svg:height="3.41cm" svg:x="1.658cm" svg:y="17.59cm" presentation:class="outline" presentation:user-transformed="true">
          <draw:text-box>
            <text:list text:style-name="L3">
              <text:list-item>
                <text:p xml:id="id91" text:id="id91" text:style-name="P16"><text:span text:style-name="T71">Organisms preserve data+control state across reactions</text:span></text:p>
              </text:list-item>
              <text:list-item>
                <text:p xml:id="id92" text:id="id92" text:style-name="P16"><text:span text:style-name="T71">Organisms management is as simple as for locals</text:span></text:p>
              </text:list-item>
            </text:list>
          </draw:text-box>
        </draw:frame>
        <draw:custom-shape draw:style-name="gr8" draw:text-style-name="P4" xml:id="id87" draw:id="id87" draw:layer="layout" svg:width="7.72cm" svg:height="4.518cm" svg:x="3.94cm" svg:y="9.5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625cm" svg:x="1.4cm" svg:y="4.978cm" presentation:class="title" presentation:user-transformed="true">
          <draw:text-box>
            <text:p>Structured, Reactive, <text:span text:style-name="T72">Abstract</text:span>.</text:p>
          </draw:text-box>
        </draw:frame>
        <draw:frame presentation:style-name="pr15" draw:text-style-name="P34" draw:layer="layout" svg:width="25.199cm" svg:height="3.625cm" svg:x="1.401cm" svg:y="10.763cm" presentation:class="title" presentation:user-transformed="true">
          <draw:text-box>
            <text:p xml:id="id93" text:id="id93"><text:span text:style-name="T56">But we still have a static semantics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3">
        <office:forms form:automatic-focus="false" form:apply-design-mode="false"/>
        <draw:frame presentation:style-name="pr10" draw:text-style-name="P24" draw:layer="layout" svg:width="11.265cm" svg:height="9.243cm" svg:x="0.8cm" svg:y="6.985cm">
          <draw:text-box>
            <text:p text:style-name="P16"><text:span text:style-name="T12"><text:s/></text:span><text:span text:style-name="T18">loop</text:span><text:span text:style-name="T12"> </text:span><text:span text:style-name="T18">do</text:span></text:p>
            <text:p text:style-name="P16"><text:span text:style-name="T12"><text:s text:c="4"/></text:span><text:span text:style-name="T18">par/or</text:span><text:span text:style-name="T12"> </text:span><text:span text:style-name="T18">do</text:span></text:p>
            <text:p text:style-name="P16"><text:span text:style-name="T12"><text:s text:c="7"/></text:span><text:span text:style-name="T18">loop</text:span><text:span text:style-name="T12"> </text:span><text:span text:style-name="T18">do</text:span></text:p>
            <text:p text:style-name="P16"><text:span text:style-name="T12"><text:s text:c="10"/></text:span><text:span text:style-name="T18">await</text:span><text:span text:style-name="T12"> 500ms;</text:span></text:p>
            <text:p text:style-name="P16"><text:span text:style-name="T12"><text:s text:c="10"/></text:span><text:span text:style-name="T12">_leds_toggle(</text:span><text:span text:style-name="T73">i</text:span><text:span text:style-name="T12">);</text:span></text:p>
            <text:p text:style-name="P16"><text:span text:style-name="T12"><text:s text:c="7"/></text:span><text:span text:style-name="T18">end</text:span></text:p>
            <text:p text:style-name="P16"><text:span text:style-name="T12"><text:s text:c="4"/></text:span><text:span text:style-name="T18">with</text:span></text:p>
            <text:p text:style-name="P16"><text:span text:style-name="T12"><text:s text:c="7"/></text:span><text:span text:style-name="T18">await</text:span><text:span text:style-name="T12"> </text:span><text:span text:style-name="T73">i-</text:span><text:span text:style-name="T12">PRESS;</text:span></text:p>
            <text:p text:style-name="P16"><text:span text:style-name="T12"><text:s text:c="4"/></text:span><text:span text:style-name="T18">end</text:span></text:p>
            <text:p text:style-name="P16"><text:span text:style-name="T19"><text:s text:c="4"/></text:span><text:span text:style-name="T18">await</text:span><text:span text:style-name="T19"> 2s;</text:span></text:p>
            <text:p text:style-name="P16"><text:span text:style-name="T19"><text:s/></text:span><text:span text:style-name="T18">end</text:span></text:p>
          </draw:text-box>
        </draw:frame>
        <draw:frame presentation:style-name="pr3" draw:text-style-name="P1" draw:layer="layout" svg:width="25.199cm" svg:height="3.506cm" svg:x="1.402cm" svg:y="0.837cm" presentation:class="title" presentation:user-transformed="true">
          <draw:text-box>
            <text:p><text:span text:style-name="T30">n-Blinking LEDs with</text:span><text:span text:style-name="T30"><text:line-break/></text:span><text:span text:style-name="T30">Lexical Scope</text:span></text:p>
          </draw:text-box>
        </draw:frame>
        <draw:frame presentation:style-name="pr16" draw:text-style-name="P24" xml:id="id94" draw:id="id94" draw:layer="layout" svg:width="11.37cm" svg:height="12.991cm" svg:x="15.46cm" svg:y="5.51cm">
          <draw:text-box>
            <text:p text:style-name="P16"><text:span text:style-name="T12"/></text:p>
            <text:p text:style-name="P16"><text:span text:style-name="T12"/></text:p>
            <text:p text:style-name="P16"><text:span text:style-name="T12"><text:s text:c="7"/></text:span><text:span text:style-name="T18">par</text:span><text:span text:style-name="T12"> </text:span><text:span text:style-name="T18">do</text:span></text:p>
            <text:p text:style-name="P16"><text:span text:style-name="T74"><text:s text:c="10"/></text:span><text:span text:style-name="T74">&lt;body-1&gt;</text:span></text:p>
            <text:p text:style-name="P16"><text:span text:style-name="T18"><text:s text:c="7"/></text:span><text:span text:style-name="T18">with</text:span></text:p>
            <text:p text:style-name="P16"><text:span text:style-name="T74"><text:s text:c="10"/></text:span><text:span text:style-name="T74">...</text:span></text:p>
            <text:p text:style-name="P16"><text:span text:style-name="T18"><text:s text:c="7"/></text:span><text:span text:style-name="T18">with</text:span></text:p>
            <text:p text:style-name="P16"><text:span text:style-name="T74"><text:s text:c="10"/></text:span><text:span text:style-name="T74">&lt;body-k&gt;</text:span></text:p>
            <text:p text:style-name="P16"><text:span text:style-name="T18"><text:s text:c="7"/></text:span><text:span text:style-name="T18">end</text:span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</draw:text-box>
        </draw:frame>
        <draw:frame presentation:style-name="pr16" draw:text-style-name="P24" xml:id="id99" draw:id="id99" draw:layer="layout" svg:width="11.37cm" svg:height="12.991cm" svg:x="15.46cm" svg:y="5.509cm">
          <draw:text-box>
            <text:p text:style-name="P16"><text:span text:style-name="T12"><text:s/></text:span><text:span text:style-name="T18">loop do</text:span></text:p>
            <text:p text:style-name="P16"><text:span text:style-name="T18"><text:s text:c="4"/></text:span><text:span text:style-name="T18">par/or do</text:span></text:p>
            <text:p text:style-name="P16"><text:span text:style-name="T12"><text:s text:c="7"/></text:span><text:span text:style-name="T18">par</text:span><text:span text:style-name="T12"> </text:span><text:span text:style-name="T18">do</text:span></text:p>
            <text:p text:style-name="P16"><text:span text:style-name="T74"><text:s text:c="10"/></text:span><text:span text:style-name="T74">&lt;body-1&gt;</text:span></text:p>
            <text:p text:style-name="P16"><text:span text:style-name="T18"><text:s text:c="7"/></text:span><text:span text:style-name="T18">with</text:span></text:p>
            <text:p text:style-name="P16"><text:span text:style-name="T74"><text:s text:c="10"/></text:span><text:span text:style-name="T74">...</text:span></text:p>
            <text:p text:style-name="P16"><text:span text:style-name="T18"><text:s text:c="7"/></text:span><text:span text:style-name="T18">with</text:span></text:p>
            <text:p text:style-name="P16"><text:span text:style-name="T74"><text:s text:c="10"/></text:span><text:span text:style-name="T74">&lt;body-n&gt;</text:span></text:p>
            <text:p text:style-name="P16"><text:span text:style-name="T18"><text:s text:c="7"/></text:span><text:span text:style-name="T18">end</text:span></text:p>
            <text:p text:style-name="P16"><text:span text:style-name="T18"><text:s text:c="4"/></text:span><text:span text:style-name="T18">with</text:span></text:p>
            <text:p text:style-name="P16"><text:span text:style-name="T18"><text:s text:c="7"/></text:span><text:span text:style-name="T18">var int </text:span><text:span text:style-name="T19">bt =</text:span></text:p>
            <text:p text:style-name="P16"><text:span text:style-name="T19"><text:s text:c="10"/></text:span><text:span text:style-name="T18">await </text:span><text:span text:style-name="T19">PRESS</text:span></text:p>
            <text:p text:style-name="P16"><text:span text:style-name="T19"><text:s text:c="10"/></text:span><text:span text:style-name="T18">until </text:span><text:span text:style-name="T19">bt==0;</text:span></text:p>
            <text:p text:style-name="P16"><text:span text:style-name="T19"><text:s text:c="4"/></text:span><text:span text:style-name="T18">end</text:span></text:p>
            <text:p text:style-name="P16"><text:span text:style-name="T18"><text:s/></text:span><text:span text:style-name="T18">end</text:span></text:p>
          </draw:text-box>
        </draw:frame>
        <draw:polyline draw:style-name="gr7" draw:text-style-name="P4" xml:id="id95" draw:id="id95" draw:layer="layout" svg:width="5.542cm" svg:height="3.214cm" svg:x="12.065cm" svg:y="8.85cm" svg:viewBox="0 0 5543 3215" draw:points="0,3215 5543,0">
          <text:p/>
        </draw:polyline>
        <draw:polyline draw:style-name="gr7" draw:text-style-name="P4" xml:id="id96" draw:id="id96" draw:layer="layout" svg:width="5.542cm" svg:height="1.572cm" svg:x="12.065cm" svg:y="10.492cm" svg:viewBox="0 0 5543 1573" draw:points="0,1573 5543,0">
          <text:p/>
        </draw:polyline>
        <draw:polyline draw:style-name="gr7" draw:text-style-name="P4" xml:id="id97" draw:id="id97" draw:layer="layout" svg:width="5.268cm" svg:height="0.009cm" svg:x="12.065cm" svg:y="12.055cm" svg:viewBox="0 0 5269 10" draw:points="0,0 5269,10">
          <text:p/>
        </draw:polyline>
        <draw:custom-shape draw:style-name="gr8" draw:text-style-name="P4" xml:id="id98" draw:id="id98" draw:layer="layout" svg:width="7.72cm" svg:height="5.92cm" svg:x="17.608cm" svg:y="7.3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5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draw:style-name="gr17" draw:text-style-name="P35" xml:id="id104" draw:id="id104" draw:layer="layout" svg:width="17.41cm" svg:height="8.597cm" svg:x="2.275cm" svg:y="12.367cm">
          <draw:text-box>
            <text:p><text:span text:style-name="T75">var </text:span><text:span text:style-name="T76">Bird b1 </text:span><text:span text:style-name="T75">with</text:span></text:p>
            <text:p><text:span text:style-name="T76"><text:s text:c="4"/></text:span><text:span text:style-name="T75">this</text:span><text:span text:style-name="T76">.pos.y = 100;</text:span></text:p>
            <text:p><text:span text:style-name="T76"><text:s text:c="4"/></text:span><text:span text:style-name="T75">this</text:span><text:span text:style-name="T76">.speed = 100;</text:span></text:p>
            <text:p><text:span text:style-name="T75">end</text:span><text:span text:style-name="T76">;</text:span></text:p>
            <text:p><text:span text:style-name="T76"/></text:p>
            <text:p><text:span text:style-name="T75">var</text:span><text:span text:style-name="T76"> Bird b2 </text:span><text:span text:style-name="T75">with</text:span></text:p>
            <text:p><text:span text:style-name="T76"><text:s text:c="4"/></text:span><text:span text:style-name="T75">this</text:span><text:span text:style-name="T76">.pos.y = 300;</text:span></text:p>
            <text:p><text:span text:style-name="T76"><text:s text:c="4"/></text:span><text:span text:style-name="T75">this</text:span><text:span text:style-name="T76">.speed = 200;</text:span></text:p>
            <text:p><text:span text:style-name="T75">end</text:span><text:span text:style-name="T76">;</text:span></text:p>
            <text:p><text:span text:style-name="T76"/></text:p>
            <text:p><text:span text:style-name="T75">await FOREVER;</text:span></text:p>
          </draw:text-box>
        </draw:frame>
        <draw:frame draw:style-name="gr13" draw:text-style-name="P35" xml:id="id100" draw:id="id100" draw:layer="layout" svg:width="17.41cm" svg:height="7.839cm" svg:x="2.275cm" svg:y="4.363cm">
          <draw:text-box>
            <text:p><text:span text:style-name="T75">class</text:span><text:span text:style-name="T76"> Bird </text:span><text:span text:style-name="T75">with</text:span></text:p>
            <text:p><text:span text:style-name="T75"><text:s text:c="4"/></text:span><text:span text:style-name="T75">var </text:span><text:span text:style-name="T76">Pos pos; <text:s text:c="4"/></text:span><text:span text:style-name="T77">// position</text:span></text:p>
            <text:p><text:span text:style-name="T76"><text:s text:c="4"/></text:span><text:span text:style-name="T75">var int </text:span><text:span text:style-name="T76">speed; <text:s text:c="2"/></text:span><text:span text:style-name="T77">// px/secs</text:span></text:p>
            <text:p><text:span text:style-name="T75">do</text:span></text:p>
            <text:p><text:span text:style-name="T75"><text:s text:c="4"/></text:span><text:span text:style-name="T75">par do</text:span></text:p>
            <text:p><text:span text:style-name="T78"><text:s text:c="8"/></text:span><text:span text:style-name="T78">&lt;code-to-move&gt;</text:span></text:p>
            <text:p><text:span text:style-name="T78"><text:s text:c="4"/></text:span><text:span text:style-name="T79">with</text:span></text:p>
            <text:p><text:span text:style-name="T78"><text:s text:c="8"/></text:span><text:span text:style-name="T78">&lt;code-to-redraw&gt;</text:span></text:p>
            <text:p><text:span text:style-name="T75"><text:s text:c="4"/></text:span><text:span text:style-name="T75">end</text:span></text:p>
            <text:p><text:span text:style-name="T75">end</text:span></text:p>
          </draw:text-box>
        </draw:frame>
        <draw:polyline draw:style-name="gr14" draw:text-style-name="P4" xml:id="id108" draw:id="id108" draw:layer="layout" svg:width="1.51cm" svg:height="0.565cm" svg:x="1.684cm" svg:y="19.425cm" svg:viewBox="0 0 1511 566" draw:points="0,0 1511,566">
          <text:p/>
        </draw:polyline>
        <draw:frame presentation:style-name="pr8" draw:text-style-name="P20" xml:id="id105" draw:id="id105" draw:layer="layout" svg:width="6.242cm" svg:height="1.905cm" svg:x="20.32cm" svg:y="14.06cm">
          <draw:text-box>
            <text:p text:style-name="P4"><text:span text:style-name="T31">On instantiation, only the interface matters</text:span></text:p>
          </draw:text-box>
        </draw:frame>
        <draw:polyline draw:style-name="gr7" draw:text-style-name="P4" xml:id="id106" draw:id="id106" draw:layer="layout" svg:width="8.924cm" svg:height="0.634cm" svg:x="11.43cm" svg:y="14.06cm" svg:viewBox="0 0 8925 635" draw:points="8925,635 0,0">
          <text:p/>
        </draw:polyline>
        <draw:polyline draw:style-name="gr7" draw:text-style-name="P4" xml:id="id107" draw:id="id107" draw:layer="layout" svg:width="8.889cm" svg:height="3.133cm" svg:x="11.43cm" svg:y="14.736cm" svg:viewBox="0 0 8890 3134" draw:points="8890,0 0,3134">
          <text:p/>
        </draw:polyline>
        <draw:frame presentation:style-name="pr8" draw:text-style-name="P20" xml:id="id101" draw:id="id101" draw:layer="layout" svg:width="6.349cm" svg:height="2.473cm" svg:x="20.321cm" svg:y="6.636cm">
          <draw:text-box>
            <text:p text:style-name="P4"><text:span text:style-name="T31">Reaction to the environment is abstracted inside the body</text:span></text:p>
          </draw:text-box>
        </draw:frame>
        <draw:polyline draw:style-name="gr7" draw:text-style-name="P4" xml:id="id102" draw:id="id102" draw:layer="layout" svg:width="8.695cm" svg:height="0.68cm" svg:x="11.66cm" svg:y="7.755cm" svg:viewBox="0 0 8696 681" draw:points="8696,0 0,681">
          <text:p/>
        </draw:polyline>
        <draw:frame presentation:style-name="pr3" draw:text-style-name="P1" draw:layer="layout" svg:width="25.199cm" svg:height="3.506cm" svg:x="1.403cm" svg:y="0.837cm" presentation:class="title" presentation:user-transformed="true">
          <draw:text-box>
            <text:p><text:span text:style-name="T30">Another Example</text:span></text:p>
          </draw:text-box>
        </draw:frame>
        <draw:custom-shape draw:style-name="gr8" draw:text-style-name="P4" xml:id="id103" draw:id="id103" draw:layer="layout" svg:width="7.72cm" svg:height="3.884cm" svg:x="3.94cm" svg:y="7.41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draw:style-name="gr13" draw:text-style-name="P29" xml:id="id109" draw:id="id109" draw:layer="layout" svg:width="17.41cm" svg:height="8.618cm" svg:x="2.275cm" svg:y="7.063cm">
          <draw:text-box>
            <text:p><text:span text:style-name="T60">class</text:span><text:span text:style-name="T61"> Bird </text:span><text:span text:style-name="T60">with</text:span></text:p>
            <text:p><text:span text:style-name="T65"><text:s text:c="4"/></text:span><text:span text:style-name="T65">&lt;...&gt;</text:span></text:p>
            <text:p><text:span text:style-name="T60">end</text:span></text:p>
            <text:p><text:span text:style-name="T51"/></text:p>
            <text:p><text:span text:style-name="T51">every </text:span><text:span text:style-name="T52">1s</text:span><text:span text:style-name="T51"> do</text:span></text:p>
            <text:p><text:span text:style-name="T51"><text:s text:c="4"/></text:span><text:span text:style-name="T51">spawn </text:span><text:span text:style-name="T52">Bird</text:span><text:span text:style-name="T51"> with</text:span></text:p>
            <text:p><text:span text:style-name="T51"><text:s text:c="8"/></text:span><text:span text:style-name="T51">this</text:span><text:span text:style-name="T52">.pos.y = <text:s/>20 + _rand()%HEIGHT;</text:span></text:p>
            <text:p><text:span text:style-name="T52"><text:s text:c="8"/></text:span><text:span text:style-name="T51">this</text:span><text:span text:style-name="T52">.speed = 100 + _rand()%100;</text:span></text:p>
            <text:p><text:span text:style-name="T52"><text:s text:c="4"/></text:span><text:span text:style-name="T51">end;</text:span></text:p>
            <text:p><text:span text:style-name="T51">end</text:span></text:p>
            <text:p><text:span text:style-name="T51"/></text:p>
          </draw:text-box>
        </draw:frame>
        <draw:custom-shape draw:style-name="gr15" draw:text-style-name="P32" xml:id="id110" draw:id="id110" draw:layer="layout" svg:width="8.89cm" svg:height="1.905cm" svg:x="9.525cm" svg:y="7.38cm">
          <text:p text:style-name="P4"><text:span text:style-name="T80">spawn</text:span><text:span text:style-name="T68"> dynamically allocates</text:span></text:p>
          <text:p text:style-name="P4"><text:span text:style-name="T68">an </text:span><text:span text:style-name="T80">anonymous</text:span><text:span text:style-name="T81"> organism</text:span></text:p>
          <draw:enhanced-geometry svg:viewBox="0 0 21600 21600" draw:type="rectangle" draw:enhanced-path="M 0 0 L 21600 0 21600 21600 0 21600 0 0 Z N"/>
        </draw:custom-shape>
        <draw:polyline draw:style-name="gr16" draw:text-style-name="P4" xml:id="id111" draw:id="id111" draw:layer="layout" svg:width="1.368cm" svg:height="1.69cm" svg:x="8.156cm" svg:y="9.285cm" svg:viewBox="0 0 1369 1691" draw:points="1369,0 0,1691">
          <text:p/>
        </draw:polyline>
        <draw:frame presentation:style-name="pr3" draw:text-style-name="P1" draw:layer="layout" svg:width="25.199cm" svg:height="3.506cm" svg:x="1.403cm" svg:y="0.837cm" presentation:class="title" presentation:user-transformed="true">
          <draw:text-box>
            <text:p><text:span text:style-name="T30">Dynamic Instanti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draw:style-name="gr13" draw:text-style-name="P29" draw:layer="layout" svg:width="17.41cm" svg:height="13.465cm" svg:x="2.275cm" svg:y="5.063cm">
          <draw:text-box>
            <text:p><text:span text:style-name="T60">class</text:span><text:span text:style-name="T61"> Bird </text:span><text:span text:style-name="T60">with</text:span></text:p>
            <text:p><text:span text:style-name="T65"><text:s text:c="4"/></text:span><text:span text:style-name="T65">&lt;...&gt;</text:span></text:p>
            <text:p><text:span text:style-name="T60">do</text:span></text:p>
            <text:p><text:span text:style-name="T46"><text:s text:c="4"/></text:span><text:span text:style-name="T47">par/or</text:span><text:span text:style-name="T46"> do</text:span></text:p>
            <text:p><text:span text:style-name="T82"><text:s text:c="8"/></text:span><text:span text:style-name="T82">&lt;...&gt;</text:span></text:p>
            <text:p><text:span text:style-name="T46"><text:s text:c="4"/></text:span><text:span text:style-name="T46">with</text:span></text:p>
            <text:p><text:span text:style-name="T82"><text:s text:c="8"/></text:span><text:span text:style-name="T82">&lt;await-limit-of-screen&gt;</text:span></text:p>
            <text:p><text:span text:style-name="T46"><text:s text:c="4"/></text:span><text:span text:style-name="T46">end</text:span></text:p>
            <text:p><text:span text:style-name="T60">end</text:span></text:p>
            <text:p><text:span text:style-name="T51"/></text:p>
            <text:p><text:span text:style-name="T51"/></text:p>
            <text:p><text:span text:style-name="T60">every </text:span><text:span text:style-name="T61">1s</text:span><text:span text:style-name="T60"> do</text:span></text:p>
            <text:p><text:span text:style-name="T60"><text:s text:c="4"/></text:span><text:span text:style-name="T75">spawn </text:span><text:span text:style-name="T76">Bird</text:span><text:span text:style-name="T60"> with</text:span></text:p>
            <text:p><text:span text:style-name="T60"><text:s text:c="8"/></text:span><text:span text:style-name="T60">this</text:span><text:span text:style-name="T61">.pos.y = <text:s/>20 + _rand()%HEIGHT;</text:span></text:p>
            <text:p><text:span text:style-name="T61"><text:s text:c="8"/></text:span><text:span text:style-name="T60">this</text:span><text:span text:style-name="T61">.speed = 100 + _rand()%100;</text:span></text:p>
            <text:p><text:span text:style-name="T61"><text:s text:c="4"/></text:span><text:span text:style-name="T60">end;</text:span></text:p>
            <text:p><text:span text:style-name="T60">end</text:span></text:p>
            <text:p><text:span text:style-name="T60"/></text:p>
          </draw:text-box>
        </draw:frame>
        <draw:custom-shape draw:style-name="gr18" draw:text-style-name="P32" xml:id="id119" draw:id="id119" draw:layer="layout" svg:width="6.348cm" svg:height="1.905cm" svg:x="6.352cm" svg:y="16.28cm">
          <text:p text:style-name="P4"><text:span text:style-name="T68">spawned organisms</text:span></text:p>
          <text:p text:style-name="P4"><text:span text:style-name="T68">are anonymous</text:span></text:p>
          <draw:enhanced-geometry svg:viewBox="0 0 21600 21600" draw:type="rectangle" draw:enhanced-path="M 0 0 L 21600 0 21600 21600 0 21600 0 0 Z N"/>
        </draw:custom-shape>
        <draw:polyline draw:style-name="gr16" draw:text-style-name="P4" xml:id="id120" draw:id="id120" draw:layer="layout" svg:width="0.834cm" svg:height="1.704cm" svg:x="8.055cm" svg:y="14.575cm" svg:viewBox="0 0 835 1705" draw:points="835,1705 0,0">
          <text:p/>
        </draw:polyline>
        <draw:frame presentation:style-name="pr3" draw:text-style-name="P1" draw:layer="layout" svg:width="25.199cm" svg:height="3.506cm" svg:x="1.403cm" svg:y="0.837cm" presentation:class="title" presentation:user-transformed="true">
          <draw:text-box>
            <text:p><text:span text:style-name="T30">Natural Termination</text:span></text:p>
          </draw:text-box>
        </draw:frame>
        <draw:custom-shape draw:style-name="gr15" draw:text-style-name="P36" xml:id="id113" draw:id="id113" draw:layer="layout" svg:width="5.715cm" svg:height="0.997cm" svg:x="16.343cm" svg:y="9.349cm">
          <text:p text:style-name="P4"><text:span text:style-name="T83">this trail terminates</text:span></text:p>
          <draw:enhanced-geometry svg:viewBox="0 0 21600 21600" draw:type="rectangle" draw:enhanced-path="M 0 0 L 21600 0 21600 21600 0 21600 0 0 Z N"/>
        </draw:custom-shape>
        <draw:custom-shape draw:style-name="gr15" draw:text-style-name="P36" xml:id="id117" draw:id="id117" draw:layer="layout" svg:width="7.938cm" svg:height="1.533cm" svg:x="5.958cm" svg:y="11.277cm">
          <text:p text:style-name="P4"><text:span text:style-name="T83">the whole body terminates</text:span></text:p>
          <text:p text:style-name="P4"><text:span text:style-name="T83">(natural termination)</text:span></text:p>
          <draw:enhanced-geometry svg:viewBox="0 0 21600 21600" draw:type="rectangle" draw:enhanced-path="M 0 0 L 21600 0 21600 21600 0 21600 0 0 Z N"/>
        </draw:custom-shape>
        <draw:custom-shape draw:style-name="gr15" draw:text-style-name="P36" xml:id="id115" draw:id="id115" draw:layer="layout" svg:width="6.335cm" svg:height="0.997cm" svg:x="16.343cm" svg:y="7.849cm">
          <text:p text:style-name="P4"><text:span text:style-name="T83">these trails are aborted</text:span></text:p>
          <draw:enhanced-geometry svg:viewBox="0 0 21600 21600" draw:type="rectangle" draw:enhanced-path="M 0 0 L 21600 0 21600 21600 0 21600 0 0 Z N"/>
        </draw:custom-shape>
        <draw:polyline draw:style-name="gr16" draw:text-style-name="P4" xml:id="id116" draw:id="id116" draw:layer="layout" svg:width="8.011cm" svg:height="0.153cm" svg:x="8.331cm" svg:y="8.249cm" svg:viewBox="0 0 8012 154" draw:points="8012,0 0,154">
          <text:p/>
        </draw:polyline>
        <draw:polyline draw:style-name="gr16" draw:text-style-name="P4" xml:id="id114" draw:id="id114" draw:layer="layout" svg:width="2.258cm" svg:height="0cm" svg:x="14.085cm" svg:y="9.749cm" svg:viewBox="0 0 2259 0" draw:points="2259,0 0,0">
          <text:p/>
        </draw:polyline>
        <draw:polyline draw:style-name="gr16" draw:text-style-name="P4" xml:id="id118" draw:id="id118" draw:layer="layout" svg:width="1.951cm" svg:height="1.101cm" svg:x="4.006cm" svg:y="10.839cm" svg:viewBox="0 0 1952 1102" draw:points="1952,1102 0,0">
          <text:p/>
        </draw:polyline>
        <draw:custom-shape draw:style-name="gr15" draw:text-style-name="P37" xml:id="id121" draw:id="id121" draw:layer="layout" svg:width="8.89cm" svg:height="3.22cm" svg:x="18.587cm" svg:y="11.957cm">
          <text:p text:style-name="P4"><text:span text:style-name="T81">natural termination</text:span></text:p>
          <text:p text:style-name="P4"><text:span text:style-name="T81">automatically reclaims</text:span></text:p>
          <text:p text:style-name="P4"><text:span text:style-name="T81">dynamic organisms</text:span></text:p>
          <text:p text:style-name="P4"><text:span text:style-name="T81">from memory</text:span></text:p>
          <draw:enhanced-geometry svg:viewBox="0 0 21600 21600" draw:type="rectangle" draw:enhanced-path="M 0 0 L 21600 0 21600 21600 0 21600 0 0 Z N"/>
        </draw:custom-shape>
        <draw:custom-shape draw:style-name="gr15" draw:text-style-name="P38" xml:id="id122" draw:id="id122" draw:layer="layout" svg:width="8.89cm" svg:height="2.908cm" svg:x="18.587cm" svg:y="15.79cm">
          <text:p text:style-name="P4"><text:span text:style-name="T80">no need for a</text:span></text:p>
          <text:p text:style-name="P4"><text:span text:style-name="T80">free primitive or</text:span></text:p>
          <text:p text:style-name="P4"><text:span text:style-name="T80">garbage collec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12" draw:id="id112" draw:layer="layout" svg:width="2.81cm" svg:height="0.858cm" svg:x="4.84cm" svg:y="8.0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draw:style-name="gr13" draw:text-style-name="P29" draw:layer="layout" svg:width="17.41cm" svg:height="10.134cm" svg:x="2.275cm" svg:y="7.263cm">
          <draw:text-box>
            <text:p><text:span text:style-name="T84">class</text:span><text:span text:style-name="T85"> Bird </text:span><text:span text:style-name="T84">with</text:span></text:p>
            <text:p><text:span text:style-name="T86"><text:s text:c="4"/></text:span><text:span text:style-name="T86">&lt;...&gt;</text:span></text:p>
            <text:p><text:span text:style-name="T84">end</text:span></text:p>
            <text:p><text:span text:style-name="T84"/></text:p>
            <text:p><text:span text:style-name="T51">pool</text:span><text:span text:style-name="T52"> Bird[] birds;</text:span></text:p>
            <text:p><text:span text:style-name="T51"/></text:p>
            <text:p><text:span text:style-name="T60">every </text:span><text:span text:style-name="T61">1s</text:span><text:span text:style-name="T60"> do</text:span></text:p>
            <text:p><text:span text:style-name="T60"><text:s text:c="4"/></text:span><text:span text:style-name="T60">spawn </text:span><text:span text:style-name="T61">Bird</text:span><text:span text:style-name="T60"> </text:span><text:span text:style-name="T75">in </text:span><text:span text:style-name="T76">birds</text:span><text:span text:style-name="T60"> with</text:span></text:p>
            <text:p><text:span text:style-name="T60"><text:s text:c="8"/></text:span><text:span text:style-name="T60">this</text:span><text:span text:style-name="T61">.pos.y = <text:s/>20 + _rand()%HEIGHT;</text:span></text:p>
            <text:p><text:span text:style-name="T61"><text:s text:c="8"/></text:span><text:span text:style-name="T60">this</text:span><text:span text:style-name="T61">.speed = 100 + _rand()%100;</text:span></text:p>
            <text:p><text:span text:style-name="T61"><text:s text:c="4"/></text:span><text:span text:style-name="T60">end;</text:span></text:p>
            <text:p><text:span text:style-name="T60">end</text:span></text:p>
            <text:p><text:span text:style-name="T60"/></text:p>
          </draw:text-box>
        </draw:frame>
        <draw:frame presentation:style-name="pr3" draw:text-style-name="P1" draw:layer="layout" svg:width="25.199cm" svg:height="3.506cm" svg:x="1.403cm" svg:y="0.837cm" presentation:class="title" presentation:user-transformed="true">
          <draw:text-box>
            <text:p><text:span text:style-name="T30">Memory Pools</text:span><text:span text:style-name="T30"><text:line-break/></text:span><text:span text:style-name="T30">with Lexical Scope</text:span></text:p>
          </draw:text-box>
        </draw:frame>
        <draw:custom-shape draw:style-name="gr8" draw:text-style-name="P32" xml:id="id123" draw:id="id123" draw:layer="layout" svg:width="3.561cm" svg:height="0.872cm" svg:x="7.966cm" svg:y="12.572cm">
          <text:p/>
          <draw:enhanced-geometry svg:viewBox="0 0 21600 21600" draw:type="rectangle" draw:enhanced-path="M 0 0 L 21600 0 21600 21600 0 21600 0 0 Z N"/>
        </draw:custom-shape>
        <draw:polyline draw:style-name="gr16" draw:text-style-name="P4" xml:id="id124" draw:id="id124" draw:layer="layout" svg:width="1.126cm" svg:height="1.39cm" svg:x="8.3cm" svg:y="11.181cm" svg:viewBox="0 0 1127 1391" draw:points="1127,1391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draw:style-name="gr13" draw:text-style-name="P29" draw:layer="layout" svg:width="19.95cm" svg:height="13.924cm" svg:x="2.275cm" svg:y="5.363cm">
          <draw:text-box>
            <text:p><text:span text:style-name="T60">class</text:span><text:span text:style-name="T61"> Bird </text:span><text:span text:style-name="T60">with</text:span></text:p>
            <text:p><text:span text:style-name="T65"><text:s text:c="4"/></text:span><text:span text:style-name="T65">&lt;...&gt;</text:span></text:p>
            <text:p><text:span text:style-name="T60">end</text:span></text:p>
            <text:p><text:span text:style-name="T51"/></text:p>
            <text:p><text:span text:style-name="T51">loop do</text:span></text:p>
            <text:p><text:span text:style-name="T76"><text:s text:c="4"/></text:span><text:span text:style-name="T75">par/or do</text:span></text:p>
            <text:p><text:span text:style-name="T60"><text:s text:c="8"/></text:span><text:span text:style-name="T75">pool</text:span><text:span text:style-name="T76"> Birds[] birds;</text:span></text:p>
            <text:p><text:span text:style-name="T60"><text:s text:c="8"/></text:span><text:span text:style-name="T60">every </text:span><text:span text:style-name="T61">1s</text:span><text:span text:style-name="T60"> do</text:span></text:p>
            <text:p><text:span text:style-name="T60"><text:s text:c="12"/></text:span><text:span text:style-name="T60">spawn </text:span><text:span text:style-name="T61">Bird</text:span><text:span text:style-name="T60"> </text:span><text:span text:style-name="T75">in </text:span><text:span text:style-name="T76">birds</text:span><text:span text:style-name="T60"> with</text:span></text:p>
            <text:p><text:span text:style-name="T60"><text:s text:c="16"/></text:span><text:span text:style-name="T60">this</text:span><text:span text:style-name="T61">.pos.y = <text:s/>20 + _rand()%HEIGHT;</text:span></text:p>
            <text:p><text:span text:style-name="T61"><text:s text:c="16"/></text:span><text:span text:style-name="T60">this</text:span><text:span text:style-name="T61">.speed = 100 + _rand()%100;</text:span></text:p>
            <text:p><text:span text:style-name="T61"><text:s text:c="12"/></text:span><text:span text:style-name="T60">end;</text:span></text:p>
            <text:p><text:span text:style-name="T60"><text:s text:c="8"/></text:span><text:span text:style-name="T60">end</text:span></text:p>
            <text:p><text:span text:style-name="T75"><text:s text:c="4"/></text:span><text:span text:style-name="T75">with</text:span></text:p>
            <text:p><text:span text:style-name="T75"><text:s text:c="8"/></text:span><text:span text:style-name="T75">await </text:span><text:span text:style-name="T76">SDL_MOUSEBUTTON;</text:span></text:p>
            <text:p><text:span text:style-name="T75"><text:s text:c="4"/></text:span><text:span text:style-name="T75">end</text:span></text:p>
            <text:p><text:span text:style-name="T75">end</text:span></text:p>
            <text:p><text:span text:style-name="T60"/></text:p>
          </draw:text-box>
        </draw:frame>
        <draw:custom-shape draw:style-name="gr15" draw:text-style-name="P32" xml:id="id126" draw:id="id126" draw:layer="layout" svg:width="5.348cm" svg:height="1.905cm" svg:x="8.045cm" svg:y="7.264cm">
          <text:p text:style-name="P4"><text:span text:style-name="T68">pools also have</text:span></text:p>
          <text:p text:style-name="P4"><text:span text:style-name="T68">lexical scope</text:span></text:p>
          <draw:enhanced-geometry svg:viewBox="0 0 21600 21600" draw:type="rectangle" draw:enhanced-path="M 0 0 L 21600 0 21600 21600 0 21600 0 0 Z N"/>
        </draw:custom-shape>
        <draw:polyline draw:style-name="gr16" draw:text-style-name="P4" xml:id="id127" draw:id="id127" draw:layer="layout" svg:width="1.033cm" svg:height="0.398cm" svg:x="4.276cm" svg:y="10.091cm" svg:viewBox="0 0 1034 399" draw:points="1034,399 0,0">
          <text:p/>
        </draw:polyline>
        <draw:custom-shape draw:style-name="gr15" draw:text-style-name="P32" xml:id="id128" draw:id="id128" draw:layer="layout" svg:width="8.89cm" svg:height="3.175cm" svg:x="17.386cm" svg:y="6.456cm">
          <text:p text:style-name="P4"><text:span text:style-name="T68">pool out of scope:</text:span></text:p>
          <text:p text:style-name="P4"><text:span text:style-name="T68">data and body of</text:span></text:p>
          <text:p text:style-name="P4"><text:span text:style-name="T80">all organisms </text:span><text:span text:style-name="T81">reclaimed</text:span></text:p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3.506cm" svg:x="1.403cm" svg:y="0.837cm" presentation:class="title" presentation:user-transformed="true">
          <draw:text-box>
            <text:p><text:span text:style-name="T30">Memory Pools</text:span><text:span text:style-name="T30"><text:line-break/></text:span><text:span text:style-name="T30">with Lexical Scope</text:span></text:p>
          </draw:text-box>
        </draw:frame>
        <draw:custom-shape draw:style-name="gr15" draw:text-style-name="P38" xml:id="id129" draw:id="id129" draw:layer="layout" svg:width="10.052cm" svg:height="3.173cm" svg:x="16.55cm" svg:y="15.575cm">
          <text:p text:style-name="P4"><text:span text:style-name="T80">heap allocation with</text:span></text:p>
          <text:p text:style-name="P4"><text:span text:style-name="T80">automatic memory management</text:span></text:p>
          <text:p text:style-name="P4"><text:span text:style-name="T80">(vs. garbage collection)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30" draw:id="id130" draw:layer="layout" svg:width="12.408cm" svg:height="0.471cm" svg:x="4.141cm" svg:y="17.166cm" svg:viewBox="0 0 12409 472" draw:points="12409,0 0,472">
          <text:p/>
        </draw:polyline>
        <draw:custom-shape draw:style-name="gr8" draw:text-style-name="P4" xml:id="id125" draw:id="id125" draw:layer="layout" svg:width="16.22cm" svg:height="5.345cm" svg:x="5.44cm" svg:y="10.0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inters</text:p>
          </draw:text-box>
        </draw:frame>
        <draw:frame presentation:style-name="pr4" draw:text-style-name="P19" draw:layer="layout" svg:width="23.254cm" svg:height="14.275cm" svg:x="1.511cm" svg:y="5.116cm" presentation:class="outline" presentation:user-transformed="true">
          <draw:text-box>
            <text:list text:style-name="L3">
              <text:list-item>
                <text:p xml:id="id131" text:id="id131"><text:span text:style-name="T87">Pointers to organisms are sometimes required:</text:span></text:p>
                <text:list>
                  <text:list-item>
                    <text:p xml:id="id132" text:id="id132"><text:span text:style-name="T88">Static</text:span><text:span text:style-name="T89">: `&amp;´ operator</text:span></text:p>
                    <text:p xml:id="id133" text:id="id133"><text:span text:style-name="T90"><text:s text:c="3"/></text:span><text:span text:style-name="T91">var</text:span><text:span text:style-name="T90"> T t;</text:span></text:p>
                    <text:p xml:id="id134" text:id="id134"><text:span text:style-name="T90"><text:s text:c="3"/></text:span><text:span text:style-name="T90">&lt;use &amp;t&gt;</text:span></text:p>
                  </text:list-item>
                  <text:list-item>
                    <text:p xml:id="id135" text:id="id135"><text:span text:style-name="T88">Dynamic</text:span><text:span text:style-name="T89">: pool iterators</text:span></text:p>
                    <text:p xml:id="id136" text:id="id136"><text:span text:style-name="T90"><text:s text:c="3"/></text:span><text:span text:style-name="T91">pool</text:span><text:span text:style-name="T90"> T ts;</text:span></text:p>
                    <text:p xml:id="id137" text:id="id137"><text:span text:style-name="T90"><text:s text:c="3"/></text:span><text:span text:style-name="T91">loop</text:span><text:span text:style-name="T90"> (T*)t </text:span><text:span text:style-name="T91">in</text:span><text:span text:style-name="T90"> ts </text:span><text:span text:style-name="T91">do</text:span></text:p>
                    <text:p xml:id="id138" text:id="id138"><text:span text:style-name="T90"><text:s text:c="7"/></text:span><text:span text:style-name="T90">&lt;use t&gt;</text:span></text:p>
                    <text:p xml:id="id139" text:id="id139"><text:span text:style-name="T90"><text:s text:c="3"/></text:span><text:span text:style-name="T91">end</text:span></text:p>
                  </text:list-item>
                </text:list>
              </text:list-item>
              <text:list-item>
                <text:p xml:id="id140" text:id="id140"><text:span text:style-name="T87">All pointers are temporary referenc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office:forms form:automatic-focus="false" form:apply-design-mode="false"/>
        <draw:frame draw:style-name="gr13" draw:text-style-name="P39" xml:id="id141" draw:id="id141" draw:layer="layout" svg:width="18.68cm" svg:height="17.43cm" svg:x="2.275cm" svg:y="3.063cm">
          <draw:text-box>
            <text:p><text:span text:style-name="T92">class</text:span><text:span text:style-name="T93"> Bird </text:span><text:span text:style-name="T92">with</text:span></text:p>
            <text:p><text:span text:style-name="T94"><text:s text:c="4"/></text:span><text:span text:style-name="T94">&lt;...&gt;</text:span></text:p>
            <text:p><text:span text:style-name="T95"><text:s text:c="4"/></text:span><text:span text:style-name="T96">event</text:span><text:span text:style-name="T95"> </text:span><text:span text:style-name="T96">void</text:span><text:span text:style-name="T95"> collided;</text:span></text:p>
            <text:p><text:span text:style-name="T92">do</text:span></text:p>
            <text:p><text:span text:style-name="T97"><text:s text:c="4"/></text:span><text:span text:style-name="T97">par/or do</text:span></text:p>
            <text:p><text:span text:style-name="T98"><text:s text:c="8"/></text:span><text:span text:style-name="T98">&lt;animate&gt;</text:span></text:p>
            <text:p><text:span text:style-name="T96"><text:s text:c="4"/></text:span><text:span text:style-name="T96">with</text:span></text:p>
            <text:p><text:span text:style-name="T96"><text:s text:c="8"/></text:span><text:span text:style-name="T96">await this.</text:span><text:span text:style-name="T95">collided;</text:span></text:p>
            <text:p><text:span text:style-name="T97"><text:s text:c="4"/></text:span><text:span text:style-name="T97">with</text:span></text:p>
            <text:p><text:span text:style-name="T97"><text:s text:c="8"/></text:span><text:span text:style-name="T97">every</text:span><text:span text:style-name="T99"> SDL_REDRAW</text:span><text:span text:style-name="T97"> do</text:span></text:p>
            <text:p><text:span text:style-name="T98"><text:s text:c="12"/></text:span><text:span text:style-name="T98">&lt;redraw&gt;</text:span></text:p>
            <text:p><text:span text:style-name="T97"><text:s text:c="8"/></text:span><text:span text:style-name="T97">end</text:span></text:p>
            <text:p><text:span text:style-name="T97"><text:s text:c="4"/></text:span><text:span text:style-name="T97">end</text:span></text:p>
            <text:p><text:span text:style-name="T92">end</text:span></text:p>
            <text:p><text:span text:style-name="T100"/></text:p>
            <text:p><text:span text:style-name="T100">par do</text:span></text:p>
            <text:p><text:span text:style-name="T53"><text:s text:c="4"/></text:span><text:span text:style-name="T53">&lt;bird creation&gt;</text:span></text:p>
            <text:p><text:span text:style-name="T100">with</text:span></text:p>
            <text:p><text:span text:style-name="T95"><text:s text:c="4"/></text:span><text:span text:style-name="T96">every</text:span><text:span text:style-name="T95"> SDL_FRAME </text:span><text:span text:style-name="T96">do</text:span></text:p>
            <text:p><text:span text:style-name="T95"><text:s text:c="8"/></text:span><text:span text:style-name="T96">loop </text:span><text:span text:style-name="T95">(Bird*)b1 </text:span><text:span text:style-name="T96">in </text:span><text:span text:style-name="T95">birds </text:span><text:span text:style-name="T96">do</text:span></text:p>
            <text:p><text:span text:style-name="T95"><text:s text:c="12"/></text:span><text:span text:style-name="T96">loop</text:span><text:span text:style-name="T95"> (Bird*)b2 </text:span><text:span text:style-name="T96">in </text:span><text:span text:style-name="T95">birds </text:span><text:span text:style-name="T96">do</text:span></text:p>
            <text:p><text:span text:style-name="T95"><text:s text:c="16"/></text:span><text:span text:style-name="T96">if </text:span><text:span text:style-name="T101">&lt;</text:span><text:span text:style-name="T77">&amp;b1-&gt;r </text:span><text:span text:style-name="T101">vs</text:span><text:span text:style-name="T77"> &amp;b2-&gt;r&gt;</text:span><text:span text:style-name="T95"> then</text:span></text:p>
            <text:p><text:span text:style-name="T95"><text:s text:c="20"/></text:span><text:span text:style-name="T96">emit</text:span><text:span text:style-name="T95"> b1-&gt;collided;</text:span></text:p>
            <text:p><text:span text:style-name="T95"><text:s text:c="20"/></text:span><text:span text:style-name="T96">emit</text:span><text:span text:style-name="T95"> b2-&gt;collided;</text:span></text:p>
            <text:p><text:span text:style-name="T96"><text:s text:c="16"/></text:span><text:span text:style-name="T96">end </text:span></text:p>
            <text:p><text:span text:style-name="T96"><text:s text:c="12"/></text:span><text:span text:style-name="T96">end </text:span></text:p>
            <text:p><text:span text:style-name="T96"><text:s text:c="8"/></text:span><text:span text:style-name="T96">end </text:span></text:p>
            <text:p><text:span text:style-name="T96"><text:s text:c="4"/></text:span><text:span text:style-name="T96">end</text:span></text:p>
            <text:p><text:span text:style-name="T96">end</text:span></text:p>
          </draw:text-box>
        </draw:frame>
        <draw:custom-shape draw:style-name="gr15" draw:text-style-name="P40" xml:id="id142" draw:id="id142" draw:layer="layout" svg:width="4.618cm" svg:height="1.905cm" svg:x="15.067cm" svg:y="3.51cm">
          <text:p text:style-name="P4"><text:span text:style-name="T3">Interfaces support</text:span></text:p>
          <text:p text:style-name="P4"><text:span text:style-name="T3">internal events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43" draw:id="id143" draw:layer="layout" svg:width="4.517cm" svg:height="0.176cm" svg:x="10.087cm" svg:y="4.445cm" svg:viewBox="0 0 4518 177" draw:points="4518,0 0,177">
          <text:p/>
        </draw:polyline>
        <draw:custom-shape draw:style-name="gr15" draw:text-style-name="P40" xml:id="id144" draw:id="id144" draw:layer="layout" svg:width="6.592cm" svg:height="1.432cm" svg:x="16.268cm" svg:y="6.985cm">
          <text:p text:style-name="P4"><text:span text:style-name="T3">Await to abort the body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45" draw:id="id145" draw:layer="layout" svg:width="4.517cm" svg:height="0.176cm" svg:x="11.288cm" svg:y="7.447cm" svg:viewBox="0 0 4518 177" draw:points="4518,0 0,177">
          <text:p/>
        </draw:polyline>
        <draw:custom-shape draw:style-name="gr15" draw:text-style-name="P41" xml:id="id152" draw:id="id152" draw:layer="layout" svg:width="4.618cm" svg:height="1.432cm" svg:x="18.669cm" svg:y="16.086cm">
          <text:p text:style-name="P4"><text:span text:style-name="T102">Emits on collision</text:span></text:p>
          <text:p text:style-name="P4"><text:span text:style-name="T102">detection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53" draw:id="id153" draw:layer="layout" svg:width="4.517cm" svg:height="0.176cm" svg:x="13.689cm" svg:y="16.548cm" svg:viewBox="0 0 4518 177" draw:points="4518,0 0,177">
          <text:p/>
        </draw:polyline>
        <draw:polyline draw:style-name="gr7" draw:text-style-name="P4" xml:id="id146" draw:id="id146" draw:layer="layout" svg:width="11.936cm" svg:height="3.423cm" svg:x="3.87cm" svg:y="7.415cm" svg:viewBox="0 0 11937 3424" draw:points="11937,0 0,3424">
          <text:p/>
        </draw:polyline>
        <draw:custom-shape draw:style-name="gr15" draw:text-style-name="P41" xml:id="id147" draw:id="id147" draw:layer="layout" svg:width="4.618cm" svg:height="1.432cm" svg:x="18.47cm" svg:y="10.287cm">
          <text:p text:style-name="P4"><text:span text:style-name="T102">For every frame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48" draw:id="id148" draw:layer="layout" svg:width="8.682cm" svg:height="2.92cm" svg:x="9.525cm" svg:y="11.049cm" svg:viewBox="0 0 8683 2921" draw:points="8683,0 0,2921">
          <text:p/>
        </draw:polyline>
        <draw:custom-shape draw:style-name="gr15" draw:text-style-name="P41" xml:id="id149" draw:id="id149" draw:layer="layout" svg:width="5.46cm" svg:height="1.432cm" svg:x="18.67cm" svg:y="12.687cm">
          <text:p text:style-name="P4"><text:span text:style-name="T102">Iterate over the birds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50" draw:id="id150" draw:layer="layout" svg:width="5.507cm" svg:height="1.455cm" svg:x="12.7cm" svg:y="13.149cm" svg:viewBox="0 0 5508 1456" draw:points="5508,0 0,1456">
          <text:p/>
        </draw:polyline>
        <draw:polyline draw:style-name="gr7" draw:text-style-name="P4" xml:id="id151" draw:id="id151" draw:layer="layout" svg:width="4.238cm" svg:height="2.074cm" svg:x="13.97cm" svg:y="13.165cm" svg:viewBox="0 0 4239 2075" draw:points="4239,0 0,2075">
          <text:p/>
        </draw:polyline>
        <draw:frame presentation:style-name="pr3" draw:text-style-name="P42" draw:layer="layout" svg:width="25.199cm" svg:height="3.506cm" svg:x="1.401cm" svg:y="-0.163cm" presentation:class="title" presentation:user-transformed="true">
          <draw:text-box>
            <text:p><text:span text:style-name="T87">Pool Iterator (for collision detectio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inters to organisms</text:p>
          </draw:text-box>
        </draw:frame>
        <draw:frame presentation:style-name="pr4" draw:text-style-name="P19" draw:layer="layout" svg:width="23.254cm" svg:height="13.859cm" svg:x="1.511cm" svg:y="5.116cm" presentation:class="outline" presentation:user-transformed="true">
          <draw:text-box>
            <text:list text:style-name="L3">
              <text:list-item>
                <text:p xml:id="id154" text:id="id154"><text:span text:style-name="T87">Alive (valid) within a whole reaction</text:span></text:p>
              </text:list-item>
              <text:list-item>
                <text:p xml:id="id155" text:id="id155"><text:span text:style-name="T87">Dead (invalid) across reactions</text:span></text:p>
                <text:p><text:span text:style-name="T90"/></text:p>
                <text:p><text:span text:style-name="T103"/></text:p>
                <text:p><text:span text:style-name="T103"/></text:p>
              </text:list-item>
              <text:list-item>
                <text:p xml:id="id159" text:id="id159"><text:span text:style-name="T87">Pointers can be tracked across reactions</text:span></text:p>
                <text:p><text:span text:style-name="T87"/></text:p>
              </text:list-item>
            </text:list>
          </draw:text-box>
        </draw:frame>
        <draw:frame draw:style-name="gr19" draw:text-style-name="P43" xml:id="id156" draw:id="id156" draw:layer="layout" svg:width="15.875cm" svg:height="3.291cm" svg:x="5.41cm" svg:y="9.09cm">
          <draw:text-box>
            <text:p><text:span text:style-name="T75">var </text:span><text:span text:style-name="T76">T* </text:span><text:span text:style-name="T104">ptr</text:span><text:span text:style-name="T76"> = </text:span><text:span text:style-name="T78">&lt;...&gt;</text:span><text:span text:style-name="T76">;</text:span></text:p>
            <text:p><text:span text:style-name="T105">ptr-&gt;x = 1;</text:span></text:p>
            <text:p><text:span text:style-name="T75">await</text:span><text:span text:style-name="T76"> 1s;</text:span></text:p>
            <text:p><text:span text:style-name="T62">_printf(”x = %d\n”, ptr-&gt;x);</text:span></text:p>
          </draw:text-box>
        </draw:frame>
        <draw:frame draw:style-name="gr19" draw:text-style-name="P43" xml:id="id160" draw:id="id160" draw:layer="layout" svg:width="15.875cm" svg:height="4.807cm" svg:x="5.411cm" svg:y="14.991cm">
          <draw:text-box>
            <text:p><text:span text:style-name="T75">var </text:span><text:span text:style-name="T76">T* </text:span><text:span text:style-name="T104">ptr</text:span><text:span text:style-name="T76"> = </text:span><text:span text:style-name="T78">&lt;...&gt;</text:span><text:span text:style-name="T76">;</text:span></text:p>
            <text:p><text:span text:style-name="T105">ptr-&gt;x = 1;</text:span></text:p>
            <text:p><text:span text:style-name="T75">watching </text:span><text:span text:style-name="T76">ptr </text:span><text:span text:style-name="T75">do</text:span></text:p>
            <text:p><text:span text:style-name="T75"><text:s text:c="4"/></text:span><text:span text:style-name="T75">await</text:span><text:span text:style-name="T76"> 1s;</text:span></text:p>
            <text:p><text:span text:style-name="T62"><text:s text:c="4"/></text:span><text:span text:style-name="T105">_printf(”x = %d\n”, ptr-&gt;x);</text:span></text:p>
            <text:p><text:span text:style-name="T75">end</text:span></text:p>
          </draw:text-box>
        </draw:frame>
        <draw:frame draw:style-name="gr20" draw:text-style-name="P43" xml:id="id161" draw:id="id161" draw:layer="layout" svg:width="7.62cm" svg:height="3.443cm" svg:x="19.05cm" svg:y="16.275cm">
          <draw:text-box>
            <text:p><text:span text:style-name="T106">par/or do</text:span></text:p>
            <text:p><text:span text:style-name="T106"><text:s text:c="4"/></text:span><text:span text:style-name="T106">await </text:span><text:span text:style-name="T107">ptr._killed;</text:span></text:p>
            <text:p><text:span text:style-name="T106">with</text:span></text:p>
            <text:p><text:span text:style-name="T107"><text:s text:c="4"/></text:span><text:span text:style-name="T107">&lt;...&gt;</text:span></text:p>
            <text:p><text:span text:style-name="T106">end</text:span></text:p>
          </draw:text-box>
        </draw:frame>
        <draw:polyline draw:style-name="gr7" draw:text-style-name="P4" xml:id="id162" draw:id="id162" draw:layer="layout" svg:width="6.984cm" svg:height="0.634cm" svg:x="11.63cm" svg:y="17.045cm" svg:viewBox="0 0 6985 635" draw:points="0,0 6985,635">
          <text:p/>
        </draw:polyline>
        <draw:custom-shape draw:style-name="gr21" draw:text-style-name="P44" xml:id="id157" draw:id="id157" draw:layer="layout" svg:width="4.017cm" svg:height="1.633cm" svg:x="20.748cm" svg:y="9.162cm">
          <text:p text:style-name="P4"><text:span text:style-name="T108">possibly a</text:span></text:p>
          <text:p text:style-name="P4"><text:span text:style-name="T108">dangling pointer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58" draw:id="id158" draw:layer="layout" svg:width="5.716cm" svg:height="1.457cm" svg:x="14.605cm" svg:y="9.972cm" svg:viewBox="0 0 5717 1458" draw:points="5717,0 0,145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3T1">
        <office:forms form:automatic-focus="false" form:apply-design-mode="false"/>
        <draw:frame draw:style-name="gr13" draw:text-style-name="P45" xml:id="id163" draw:id="id163" draw:layer="layout" svg:width="21.22cm" svg:height="17.714cm" svg:x="2.275cm" svg:y="3.063cm">
          <draw:text-box>
            <text:p><text:span text:style-name="T109">class</text:span><text:span text:style-name="T110"> Bird </text:span><text:span text:style-name="T109">with</text:span></text:p>
            <text:p><text:span text:style-name="T111"><text:s text:c="4"/></text:span><text:span text:style-name="T111">&lt;...&gt;</text:span></text:p>
            <text:p><text:span text:style-name="T109">end</text:span></text:p>
            <text:p><text:span text:style-name="T112"/></text:p>
            <text:p><text:span text:style-name="T112">par do</text:span></text:p>
            <text:p><text:span text:style-name="T113"><text:s text:c="4"/></text:span><text:span text:style-name="T113">&lt;bird creation&gt;</text:span></text:p>
            <text:p><text:span text:style-name="T112">with</text:span></text:p>
            <text:p><text:span text:style-name="T112"><text:s text:c="4"/></text:span><text:span text:style-name="T112">loop do</text:span></text:p>
            <text:p><text:span text:style-name="T114"><text:s text:c="8"/></text:span><text:span text:style-name="T112">var</text:span><text:span text:style-name="T114"> _SDL_MouseEvent* mse = </text:span><text:span text:style-name="T112">await</text:span><text:span text:style-name="T114"> SDL_MOUSEBUTTON;</text:span></text:p>
            <text:p><text:span text:style-name="T48"><text:s text:c="8"/></text:span><text:span text:style-name="T46">var</text:span><text:span text:style-name="T48"> Bird* </text:span><text:span text:style-name="T115">ptr</text:span><text:span text:style-name="T48"> = null;</text:span></text:p>
            <text:p><text:span text:style-name="T114"><text:s text:c="8"/></text:span><text:span text:style-name="T112">loop</text:span><text:span text:style-name="T114"> (Bird*)b </text:span><text:span text:style-name="T112">in</text:span><text:span text:style-name="T114"> birds </text:span><text:span text:style-name="T112">do</text:span></text:p>
            <text:p><text:span text:style-name="T114"><text:s text:c="12"/></text:span><text:span text:style-name="T112">if</text:span><text:span text:style-name="T114"> </text:span><text:span text:style-name="T113">&lt;mse </text:span><text:span text:style-name="T116">vs</text:span><text:span text:style-name="T113"> &amp;b-&gt;r&gt;</text:span><text:span text:style-name="T114"> </text:span><text:span text:style-name="T112">then</text:span></text:p>
            <text:p><text:span text:style-name="T48"><text:s text:c="16"/></text:span><text:span text:style-name="T115">ptr</text:span><text:span text:style-name="T48"> = b;</text:span></text:p>
            <text:p><text:span text:style-name="T114"><text:s text:c="16"/></text:span><text:span text:style-name="T112">break</text:span><text:span text:style-name="T114">;</text:span></text:p>
            <text:p><text:span text:style-name="T112"><text:s text:c="12"/></text:span><text:span text:style-name="T112">end </text:span></text:p>
            <text:p><text:span text:style-name="T112"><text:s text:c="8"/></text:span><text:span text:style-name="T112">end </text:span></text:p>
            <text:p><text:span text:style-name="T112"><text:s text:c="8"/></text:span><text:span text:style-name="T112">if </text:span><text:span text:style-name="T115">ptr</text:span><text:span text:style-name="T114"> != </text:span><text:span text:style-name="T112">null</text:span><text:span text:style-name="T114"> </text:span><text:span text:style-name="T112">then</text:span></text:p>
            <text:p><text:span text:style-name="T114"><text:s text:c="12"/></text:span><text:span text:style-name="T112">watching</text:span><text:span text:style-name="T114"> </text:span><text:span text:style-name="T115">ptr</text:span><text:span text:style-name="T114"> </text:span><text:span text:style-name="T112">do</text:span></text:p>
            <text:p><text:span text:style-name="T112"><text:s text:c="16"/></text:span><text:span text:style-name="T112">every </text:span><text:span text:style-name="T114">SDL_REDRAW </text:span><text:span text:style-name="T112">do</text:span></text:p>
            <text:p><text:span text:style-name="T114"><text:s text:c="20"/></text:span><text:span text:style-name="T114">_SDL_DrawLine(WIDTH/2,HEIGHT,</text:span></text:p>
            <text:p><text:span text:style-name="T114"><text:s text:c="34"/></text:span><text:span text:style-name="T114">ptr-&gt;pos.x,ptr-&gt;pos.y);</text:span></text:p>
            <text:p><text:span text:style-name="T112"><text:s text:c="16"/></text:span><text:span text:style-name="T112">end </text:span></text:p>
            <text:p><text:span text:style-name="T112"><text:s text:c="12"/></text:span><text:span text:style-name="T112">end </text:span></text:p>
            <text:p><text:span text:style-name="T112"><text:s text:c="8"/></text:span><text:span text:style-name="T112">end </text:span></text:p>
            <text:p><text:span text:style-name="T112"><text:s text:c="4"/></text:span><text:span text:style-name="T112">end </text:span></text:p>
            <text:p><text:span text:style-name="T46">end</text:span></text:p>
          </draw:text-box>
        </draw:frame>
        <draw:custom-shape draw:style-name="gr15" draw:text-style-name="P46" xml:id="id164" draw:id="id164" draw:layer="layout" svg:width="4.526cm" svg:height="1.905cm" svg:x="18.869cm" svg:y="6.213cm">
          <text:p text:style-name="P4"><text:span text:style-name="T117">Iterator that</text:span></text:p>
          <text:p text:style-name="P4"><text:span text:style-name="T117">checks if a bird</text:span></text:p>
          <text:p text:style-name="P4"><text:span text:style-name="T117">was clicked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65" draw:id="id165" draw:layer="layout" svg:width="6.178cm" svg:height="2.726cm" svg:x="12.69cm" svg:y="7.237cm" svg:viewBox="0 0 6179 2727" draw:points="6179,0 0,2727">
          <text:p/>
        </draw:polyline>
        <draw:custom-shape draw:style-name="gr8" draw:text-style-name="P4" xml:id="id166" draw:id="id166" draw:layer="layout" svg:width="17.367cm" svg:height="5.202cm" svg:x="4.782cm" svg:y="8.58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6" xml:id="id167" draw:id="id167" draw:layer="layout" svg:width="4.526cm" svg:height="1.905cm" svg:x="17.193cm" svg:y="11.61cm">
          <text:p text:style-name="P4"><text:span text:style-name="T117">Watches the bird</text:span></text:p>
          <text:p text:style-name="P4"><text:span text:style-name="T117">while drawing</text:span></text:p>
          <text:p text:style-name="P4"><text:span text:style-name="T117">a line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68" draw:id="id168" draw:layer="layout" svg:width="6.454cm" svg:height="2.12cm" svg:x="10.738cm" svg:y="12.69cm" svg:viewBox="0 0 6455 2121" draw:points="6455,0 0,2121">
          <text:p/>
        </draw:polyline>
        <draw:custom-shape draw:style-name="gr8" draw:text-style-name="P4" xml:id="id169" draw:id="id169" draw:layer="layout" svg:width="17.298cm" svg:height="5.403cm" svg:x="4.784cm" svg:y="13.88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2" draw:layer="layout" svg:width="25.199cm" svg:height="3.506cm" svg:x="1.402cm" svg:y="-0.163cm" presentation:class="title" presentation:user-transformed="true">
          <draw:text-box>
            <text:p><text:span text:style-name="T87">Reference Watch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3">
        <office:forms form:automatic-focus="false" form:apply-design-mode="false"/>
        <draw:frame draw:style-name="gr22" draw:text-style-name="P47" xml:id="id170" draw:id="id170" draw:layer="layout" svg:width="13.688cm" svg:height="8.999cm" svg:x="2.974cm" svg:y="3.935cm">
          <draw:text-box>
            <text:p><text:span text:style-name="T46">class</text:span><text:span text:style-name="T48"> Bird </text:span><text:span text:style-name="T46">with</text:span></text:p>
            <text:p><text:span text:style-name="T48"><text:s text:c="4"/></text:span><text:span text:style-name="T48">&lt;...&gt;</text:span></text:p>
            <text:p><text:span text:style-name="T46">do</text:span></text:p>
            <text:p><text:span text:style-name="T82"><text:s text:c="3"/></text:span><text:span text:style-name="T82">&lt;...&gt;</text:span></text:p>
            <text:p><text:span text:style-name="T46"><text:s text:c="5"/></text:span><text:span text:style-name="T46">do</text:span></text:p>
            <text:p><text:span text:style-name="T46"><text:s text:c="8"/></text:span><text:span text:style-name="T46">var </text:span><text:span text:style-name="T48">MoveSin mv</text:span><text:span text:style-name="T46"> with</text:span></text:p>
            <text:p><text:span text:style-name="T46"><text:s text:c="11"/></text:span><text:span text:style-name="T46">this</text:span><text:span text:style-name="T48">.bird = </text:span><text:span text:style-name="T46">outer</text:span><text:span text:style-name="T48">;</text:span></text:p>
            <text:p><text:span text:style-name="T48"><text:s text:c="11"/></text:span><text:span text:style-name="T46">this</text:span><text:span text:style-name="T48">.to <text:s text:c="2"/>= </text:span><text:span text:style-name="T82">&lt;...&gt;</text:span><text:span text:style-name="T48">;</text:span></text:p>
            <text:p><text:span text:style-name="T46"><text:s text:c="8"/></text:span><text:span text:style-name="T46">end</text:span><text:span text:style-name="T48">;</text:span></text:p>
            <text:p><text:span text:style-name="T46"><text:s text:c="8"/></text:span><text:span text:style-name="T46">await</text:span><text:span text:style-name="T48"> mv.ok;</text:span></text:p>
            <text:p><text:span text:style-name="T48"><text:s text:c="5"/></text:span><text:span text:style-name="T46">end</text:span></text:p>
            <text:p><text:span text:style-name="T82"><text:s text:c="3"/></text:span><text:span text:style-name="T82">&lt;...&gt;</text:span></text:p>
            <text:p><text:span text:style-name="T46">end</text:span></text:p>
          </draw:text-box>
        </draw:frame>
        <draw:frame presentation:style-name="pr3" draw:text-style-name="P1" draw:layer="layout" svg:width="25.199cm" svg:height="3.506cm" svg:x="1.402cm" svg:y="0.837cm" presentation:class="title" presentation:user-transformed="true">
          <draw:text-box>
            <text:p><text:span text:style-name="T30">Composition over Inheritance</text:span></text:p>
          </draw:text-box>
        </draw:frame>
        <draw:frame draw:style-name="gr13" draw:text-style-name="P47" xml:id="id172" draw:id="id172" draw:layer="layout" svg:width="13.688cm" svg:height="7.67cm" svg:x="2.974cm" svg:y="13.174cm">
          <draw:text-box>
            <text:p><text:span text:style-name="T46">class </text:span><text:span text:style-name="T118">MoveSin </text:span><text:span text:style-name="T119">with</text:span></text:p>
            <text:p><text:span text:style-name="T119"><text:s text:c="4"/></text:span><text:span text:style-name="T119">var <text:s text:c="2"/></text:span><text:span text:style-name="T118">Bird&amp; bird;</text:span></text:p>
            <text:p><text:span text:style-name="T118"><text:s text:c="4"/></text:span><text:span text:style-name="T119">var</text:span><text:span text:style-name="T118"> <text:s text:c="2"/>Pos <text:s text:c="2"/>to;</text:span></text:p>
            <text:p><text:span text:style-name="T118"><text:s text:c="4"/></text:span><text:span text:style-name="T119">event</text:span><text:span text:style-name="T118"> </text:span><text:span text:style-name="T119">void</text:span><text:span text:style-name="T118"> <text:s/>ok;</text:span></text:p>
            <text:p><text:span text:style-name="T119">do</text:span></text:p>
            <text:p><text:span text:style-name="T119"><text:s text:c="4"/></text:span><text:span text:style-name="T119">every </text:span><text:span text:style-name="T118">FRAME </text:span><text:span text:style-name="T119">do</text:span></text:p>
            <text:p><text:span text:style-name="T82"><text:s text:c="8"/></text:span><text:span text:style-name="T82">&lt;...&gt; // move in a senoid</text:span></text:p>
            <text:p><text:span text:style-name="T82"><text:s text:c="14"/></text:span><text:span text:style-name="T82">// break when in “to”</text:span></text:p>
            <text:p><text:span text:style-name="T119"><text:s text:c="4"/></text:span><text:span text:style-name="T119">end</text:span></text:p>
            <text:p><text:span text:style-name="T119"><text:s text:c="4"/></text:span><text:span text:style-name="T119">emit this</text:span><text:span text:style-name="T118">.ok;</text:span></text:p>
            <text:p><text:span text:style-name="T119">end</text:span></text:p>
          </draw:text-box>
        </draw:frame>
        <draw:frame draw:style-name="gr23" draw:text-style-name="P47" xml:id="id174" draw:id="id174" draw:layer="layout" svg:width="8.527cm" svg:height="2.993cm" svg:x="18.12cm" svg:y="8.105cm">
          <draw:text-box>
            <text:p><text:span text:style-name="T46">do </text:span><text:span text:style-name="T48">MoveSin </text:span><text:span text:style-name="T46">with</text:span></text:p>
            <text:p><text:span text:style-name="T46"><text:s text:c="4"/></text:span><text:span text:style-name="T46">this</text:span><text:span text:style-name="T48">.bird = </text:span><text:span text:style-name="T46">outer</text:span><text:span text:style-name="T48">;</text:span></text:p>
            <text:p><text:span text:style-name="T48"><text:s text:c="4"/></text:span><text:span text:style-name="T46">this</text:span><text:span text:style-name="T48">.to <text:s text:c="2"/>= </text:span><text:span text:style-name="T82">&lt;...&gt;</text:span><text:span text:style-name="T48">;</text:span></text:p>
            <text:p><text:span text:style-name="T46">end</text:span><text:span text:style-name="T48">;</text:span></text:p>
          </draw:text-box>
        </draw:frame>
        <draw:custom-shape draw:style-name="gr8" draw:text-style-name="P32" xml:id="id171" draw:id="id171" draw:layer="layout" svg:width="10.065cm" svg:height="4.628cm" svg:x="4.103cm" svg:y="6.756cm">
          <text:p/>
          <draw:enhanced-geometry svg:viewBox="0 0 21600 21600" draw:type="rectangle" draw:enhanced-path="M 0 0 L 21600 0 21600 21600 0 21600 0 0 Z N"/>
        </draw:custom-shape>
        <draw:polyline draw:style-name="gr16" draw:text-style-name="P4" xml:id="id175" draw:id="id175" draw:layer="layout" svg:width="3.951cm" svg:height="0.499cm" svg:x="14.168cm" svg:y="9.037cm" svg:viewBox="0 0 3952 500" draw:points="0,0 3952,500">
          <text:p/>
        </draw:polyline>
        <draw:polyline draw:style-name="gr24" draw:text-style-name="P48" xml:id="id173" draw:id="id173" draw:layer="layout" svg:width="2.724cm" svg:height="5.254cm" svg:x="8.258cm" svg:y="8.786cm" svg:viewBox="0 0 2725 5255" draw:points="2725,0 0,5255">
          <text:p text:style-name="P4"><text:span text:style-name="T120">pass-by-reference</text:span></text:p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5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3T1">
        <office:forms form:automatic-focus="false" form:apply-design-mode="false"/>
        <draw:frame presentation:style-name="pr3" draw:text-style-name="P49" draw:layer="layout" svg:width="25.199cm" svg:height="3.506cm" svg:x="1.4cm" svg:y="0.837cm" presentation:class="title" presentation:user-transformed="true">
          <draw:text-box>
            <text:p><text:span text:style-name="T121">par/or</text:span></text:p>
          </draw:text-box>
        </draw:frame>
        <draw:frame presentation:style-name="pr17" draw:layer="layout" svg:width="25.27cm" svg:height="12.152cm" svg:x="1.4cm" svg:y="5.214cm" presentation:class="outline" presentation:user-transformed="true">
          <draw:text-box>
            <text:list text:style-name="L3">
              <text:list-item>
                <text:p xml:id="id176" text:id="id176"><text:span text:style-name="T122">Céu in one feature</text:span></text:p>
              </text:list-item>
              <text:list-item>
                <text:p xml:id="id177" text:id="id177"><text:span text:style-name="T123">par</text:span><text:span text:style-name="T10">: lexical composition of activites</text:span></text:p>
                <text:list>
                  <text:list-item>
                    <text:p xml:id="id178" text:id="id178"><text:span text:style-name="T9">static reasoning, static memory</text:span></text:p>
                  </text:list-item>
                  <text:list-item>
                    <text:p xml:id="id179" text:id="id179"><text:span text:style-name="T9">synchronous execution</text:span></text:p>
                  </text:list-item>
                </text:list>
              </text:list-item>
              <text:list-item>
                <text:p xml:id="id180" text:id="id180"><text:span text:style-name="T123">or</text:span><text:span text:style-name="T10">: orthogonal abortion</text:span></text:p>
                <text:list>
                  <text:list-item>
                    <text:p xml:id="id181" text:id="id181"><text:span text:style-name="T9">safe/consistent termination</text:span></text:p>
                  </text:list-item>
                  <text:list-item>
                    <text:p xml:id="id182" text:id="id182"><text:span text:style-name="T9">no need for garbage collection</text:span></text:p>
                  </text:list-item>
                </text:list>
              </text:list-item>
              <text:list-item>
                <text:p xml:id="id183" text:id="id183"><text:span text:style-name="T10">permeates all aspects of the language</text:span></text:p>
                <text:list>
                  <text:list-item>
                    <text:p xml:id="id184" text:id="id184"><text:span text:style-name="T9">organism expansion, reference watching, finaliz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text-style-name="P19" draw:layer="layout" svg:width="25.167cm" svg:height="13.859cm" svg:x="1.511cm" svg:y="5.016cm" presentation:class="outline" presentation:user-transformed="true">
          <draw:text-box>
            <text:list text:style-name="L3">
              <text:list-item>
                <text:p xml:id="id185" text:id="id185"><text:span text:style-name="T124">SP -&gt; SSRP</text:span></text:p>
                <text:list>
                  <text:list-item>
                    <text:p xml:id="id186" text:id="id186"><text:span text:style-name="T10">sequences, loops, conditionals</text:span></text:p>
                    <text:list>
                      <text:list-item>
                        <text:p xml:id="id187" text:id="id187"><text:span text:style-name="T125">await+parallels+abortion</text:span></text:p>
                      </text:list-item>
                    </text:list>
                  </text:list-item>
                  <text:list-item>
                    <text:p xml:id="id188" text:id="id188"><text:span text:style-name="T10">routines</text:span></text:p>
                    <text:list>
                      <text:list-item>
                        <text:p xml:id="id189" text:id="id189"><text:span text:style-name="T125">organisms</text:span></text:p>
                      </text:list-item>
                    </text:list>
                  </text:list-item>
                  <text:list-item>
                    <text:p xml:id="id190" text:id="id190"><text:span text:style-name="T10">static/dynamic abstractions</text:span></text:p>
                    <text:list>
                      <text:list-item>
                        <text:p xml:id="id191" text:id="id191"><text:span text:style-name="T125">lexical scop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301cm" svg:y="4.805cm" presentation:class="subtitle" presentation:user-transformed="true">
          <draw:text-box>
            <text:p><text:span text:style-name="T1">Structured Synchronous Reactive Programming with Céu</text:span></text:p>
          </draw:text-box>
        </draw:frame>
        <draw:frame draw:style-name="gr1" draw:text-style-name="P3" draw:layer="layout" svg:width="6.95cm" svg:height="2.791cm" svg:x="19.545cm" svg:y="15.875cm">
          <draw:text-box>
            <text:p text:style-name="P2"><text:span text:style-name="T2">Authors</text:span></text:p>
            <text:p text:style-name="P2"><text:span text:style-name="T3">Francisco Sant'Anna</text:span></text:p>
            <text:p text:style-name="P2"><text:span text:style-name="T3">Roberto Ierusalimschy</text:span></text:p>
            <text:p text:style-name="P2"><text:span text:style-name="T3">Noemi Rodriguez</text:span></text:p>
          </draw:text-box>
        </draw:frame>
        <draw:frame draw:style-name="gr2" draw:text-style-name="P4" draw:layer="layout" svg:width="2.286cm" svg:height="2.286cm" svg:x="10.06cm" svg:y="16.175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4.712cm" svg:height="1.127cm" svg:x="12.268cm" svg:y="16.763cm">
          <draw:text-box>
            <text:p><text:span text:style-name="T4">LabLua – PUC-Rio</text:span></text:p>
            <text:p><text:span text:style-name="T5">www.lua.inf.puc-rio.br</text:span></text:p>
          </draw:text-box>
        </draw:frame>
        <draw:frame draw:style-name="gr4" draw:text-style-name="P6" draw:layer="layout" svg:width="4.445cm" svg:height="0.731cm" svg:x="1.94cm" svg:y="17.784cm">
          <draw:text-box>
            <text:p text:style-name="P4"><text:span text:style-name="T6">www.ceu-lang.org</text:span></text:p>
          </draw:text-box>
        </draw:frame>
        <draw:frame draw:style-name="gr2" draw:text-style-name="P4" draw:layer="layout" svg:width="4.289cm" svg:height="1.731cm" svg:x="2.096cm" svg:y="15.975cm">
          <draw:image xlink:href="Pictures/1000020100000120000000697639E2E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5.437cm" svg:x="1.4cm" svg:y="6.072cm" presentation:class="title" presentation:user-transformed="true">
          <draw:text-box>
            <text:p>Extra<text:line-break/><text:line-break/>Slides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5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active/RT applications</text:p>
          </draw:text-box>
        </draw:frame>
        <draw:frame draw:style-name="gr6" draw:text-style-name="P4" draw:layer="layout" svg:width="8.771cm" svg:height="6.048cm" svg:x="16.645cm" svg:y="13.102cm">
          <draw:image xlink:href="Pictures/1000020100000292000002226141EB7C.png" xlink:type="simple" xlink:show="embed" xlink:actuate="onLoad">
            <text:p/>
          </draw:image>
        </draw:frame>
        <draw:frame draw:style-name="gr6" draw:text-style-name="P4" draw:layer="layout" svg:width="8.223cm" svg:height="5.854cm" svg:x="4.477cm" svg:y="5.306cm">
          <draw:image xlink:href="Pictures/10000000000002D0000001E08ECE39AB.png" xlink:type="simple" xlink:show="embed" xlink:actuate="onLoad">
            <text:p/>
          </draw:image>
        </draw:frame>
        <draw:frame draw:style-name="gr6" draw:text-style-name="P4" draw:layer="layout" svg:width="8.788cm" svg:height="6.35cm" svg:x="16.68cm" svg:y="5.445cm">
          <draw:image xlink:href="">
            <text:p/>
          </draw:image>
        </draw:frame>
        <draw:frame draw:style-name="gr6" draw:text-style-name="P4" draw:layer="layout" svg:width="9.903cm" svg:height="5.979cm" svg:x="3.432cm" svg:y="12.065cm">
          <draw:image xlink:href="Pictures/10000000000002CE000001DBF91872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6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3T1">
        <office:forms form:automatic-focus="false" form:apply-design-mode="false"/>
        <draw:frame presentation:style-name="pr3" draw:text-style-name="P27" draw:layer="layout" svg:width="25.199cm" svg:height="3.506cm" svg:x="1.4cm" svg:y="0.837cm" presentation:class="title" presentation:user-transformed="true">
          <draw:text-box>
            <text:p><text:span text:style-name="T50">TODO</text:span></text:p>
          </draw:text-box>
        </draw:frame>
        <draw:frame presentation:style-name="pr13" draw:layer="layout" svg:width="25.199cm" svg:height="13.609cm" svg:x="1.401cm" svg:y="4.915cm" presentation:class="outline" presentation:user-transformed="true">
          <draw:text-box>
            <text:list text:style-name="L3">
              <text:list-item>
                <text:p xml:id="id192" text:id="id192"><text:span text:style-name="T126">Reactive, actors, synchronous, etc</text:span></text:p>
                <text:list>
                  <text:list-item>
                    <text:p><text:span text:style-name="T126">pegar artigo do Berry e Pnueli</text:span></text:p>
                  </text:list-item>
                </text:list>
              </text:list-item>
              <text:list-item>
                <text:p><text:span text:style-name="T126">Exemplos de Signal,Lustre,Fran,Elm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7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“Reactive” terminology: historical perspective</text:p>
          </draw:text-box>
        </draw:frame>
        <draw:frame presentation:style-name="pr4" draw:text-style-name="P50" draw:layer="layout" svg:width="25.159cm" svg:height="13.859cm" svg:x="1.511cm" svg:y="5.116cm" presentation:class="outline" presentation:user-transformed="true">
          <draw:text-box>
            <text:list text:style-name="L3">
              <text:list-item>
                <text:p><text:span text:style-name="T127">[1985] </text:span><text:span text:style-name="T128">“On the development of reactive systems”</text:span><text:span text:style-name="T127">, David Harel et. al.</text:span></text:p>
              </text:list-item>
              <text:list-item>
                <text:p><text:span text:style-name="T127">[1987] </text:span><text:span text:style-name="T128">“Statecharts: A Visual Formalism for Complex Systems”</text:span><text:span text:style-name="T127">, David Harel</text:span></text:p>
              </text:list-item>
              <text:list-item>
                <text:p><text:span text:style-name="T129">[1989] </text:span><text:span text:style-name="T130">“Real time programming: Special purpose or general purpose languages”</text:span><text:span text:style-name="T131">, Gérard Berry</text:span></text:p>
              </text:list-item>
              <text:list-item>
                <text:p><text:span text:style-name="T127">[2007-HOPL] </text:span><text:span text:style-name="T128">"Statecharts in the Making: A Personal Account"</text:span><text:span text:style-name="T127">, David Hare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8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“Reactive” terminology</text:p>
          </draw:text-box>
        </draw:frame>
        <draw:frame presentation:style-name="pr4" draw:text-style-name="P50" draw:layer="layout" svg:width="25.159cm" svg:height="13.859cm" svg:x="1.511cm" svg:y="5.116cm" presentation:class="outline" presentation:user-transformed="true">
          <draw:text-box>
            <text:list text:style-name="L3">
              <text:list-item>
                <text:p><text:span text:style-name="T127">[1985] </text:span><text:span text:style-name="T128">“On the development of reactive systems”</text:span><text:span text:style-name="T127">, David Harel et. al.</text:span></text:p>
              </text:list-item>
              <text:list-item>
                <text:p><text:span text:style-name="T127">[1987] </text:span><text:span text:style-name="T128">“Statecharts: A Visual Formalism for Complex Systems”</text:span><text:span text:style-name="T127">, David Harel</text:span></text:p>
              </text:list-item>
            </text:list>
          </draw:text-box>
        </draw:frame>
        <draw:frame draw:style-name="gr25" draw:text-style-name="P4" xml:id="id193" draw:id="id193" draw:layer="layout" svg:width="14.77cm" svg:height="7.273cm" svg:x="0.765cm" svg:y="9.86cm">
          <draw:image xlink:href="">
            <text:p/>
          </draw:image>
        </draw:frame>
        <draw:frame draw:style-name="gr25" draw:text-style-name="P4" xml:id="id194" draw:id="id194" draw:layer="layout" svg:width="16.398cm" svg:height="5.892cm" svg:x="2.298cm" svg:y="11.241cm">
          <draw:image xlink:href="">
            <text:p/>
          </draw:image>
        </draw:frame>
        <draw:frame draw:style-name="gr25" draw:text-style-name="P4" xml:id="id195" draw:id="id195" draw:layer="layout" svg:width="18.124cm" svg:height="3.747cm" svg:x="3.451cm" svg:y="12.952cm">
          <draw:image xlink:href="">
            <text:p/>
          </draw:image>
        </draw:frame>
        <draw:frame draw:style-name="gr25" draw:text-style-name="P4" xml:id="id196" draw:id="id196" draw:layer="layout" svg:width="12.058cm" svg:height="1.577cm" svg:x="12.114cm" svg:y="16.335cm">
          <draw:image xlink:href="">
            <text:p/>
          </draw:image>
        </draw:frame>
        <draw:frame presentation:style-name="pr18" draw:text-style-name="P51" xml:id="id197" draw:id="id197" draw:layer="layout" svg:width="7.322cm" svg:height="0.999cm" svg:x="15.735cm" svg:y="16.913cm">
          <draw:text-box>
            <text:p text:style-name="P16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9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“Reactive” terminology</text:p>
          </draw:text-box>
        </draw:frame>
        <draw:frame presentation:style-name="pr4" draw:text-style-name="P50" draw:layer="layout" svg:width="25.159cm" svg:height="13.859cm" svg:x="1.511cm" svg:y="5.116cm" presentation:class="outline" presentation:user-transformed="true">
          <draw:text-box>
            <text:list text:style-name="L3">
              <text:list-item>
                <text:p><text:span text:style-name="T127">[1989] </text:span><text:span text:style-name="T128">“Real time programming: Special purpose or general purpose languages”</text:span><text:span text:style-name="T132">, Gérard Berry</text:span></text:p>
              </text:list-item>
            </text:list>
          </draw:text-box>
        </draw:frame>
        <draw:frame draw:style-name="gr25" draw:text-style-name="P4" draw:layer="layout" svg:width="17.127cm" svg:height="4.618cm" svg:x="9.809cm" svg:y="13.956cm">
          <draw:image xlink:href="">
            <text:p/>
          </draw:image>
        </draw:frame>
        <draw:frame draw:style-name="gr25" draw:text-style-name="P4" draw:layer="layout" svg:width="17.172cm" svg:height="4.981cm" svg:x="2.241cm" svg:y="8.123cm">
          <draw:image xlink:href="">
            <text:p/>
          </draw:image>
        </draw:frame>
        <draw:frame presentation:style-name="pr19" draw:text-style-name="P52" xml:id="id200" draw:id="id200" draw:layer="layout" svg:width="9.43cm" svg:height="0.945cm" svg:x="9.983cm" svg:y="10.236cm">
          <draw:text-box>
            <text:p text:style-name="P16"><text:span text:style-name="T169"/></text:p>
          </draw:text-box>
        </draw:frame>
        <draw:frame presentation:style-name="pr19" draw:text-style-name="P52" xml:id="id198" draw:id="id198" draw:layer="layout" svg:width="5.938cm" svg:height="0.945cm" svg:x="13.475cm" svg:y="9.204cm">
          <draw:text-box>
            <text:p text:style-name="P16"><text:span text:style-name="T169"/></text:p>
          </draw:text-box>
        </draw:frame>
        <draw:frame presentation:style-name="pr19" draw:text-style-name="P52" xml:id="id201" draw:id="id201" draw:layer="layout" svg:width="17.172cm" svg:height="0.945cm" svg:x="2.241cm" svg:y="10.728cm">
          <draw:text-box>
            <text:p text:style-name="P16"><text:span text:style-name="T169"/></text:p>
          </draw:text-box>
        </draw:frame>
        <draw:frame presentation:style-name="pr19" draw:text-style-name="P52" xml:id="id202" draw:id="id202" draw:layer="layout" svg:width="7.067cm" svg:height="0.945cm" svg:x="2.241cm" svg:y="11.29cm">
          <draw:text-box>
            <text:p text:style-name="P16"><text:span text:style-name="T169"/></text:p>
          </draw:text-box>
        </draw:frame>
        <draw:frame presentation:style-name="pr19" draw:text-style-name="P52" xml:id="id199" draw:id="id199" draw:layer="layout" svg:width="11.293cm" svg:height="0.945cm" svg:x="2.241cm" svg:y="9.665cm">
          <draw:text-box>
            <text:p text:style-name="P16"><text:span text:style-name="T169"/></text:p>
          </draw:text-box>
        </draw:frame>
        <draw:frame presentation:style-name="pr19" draw:text-style-name="P52" xml:id="id204" draw:id="id204" draw:layer="layout" svg:width="4.716cm" svg:height="0.945cm" svg:x="16.412cm" svg:y="14.93cm">
          <draw:text-box>
            <text:p/>
          </draw:text-box>
        </draw:frame>
        <draw:frame presentation:style-name="pr20" draw:text-style-name="P52" xml:id="id205" draw:id="id205" draw:layer="layout" svg:width="17.127cm" svg:height="1.243cm" svg:x="9.809cm" svg:y="17.331cm">
          <draw:text-box>
            <text:p/>
          </draw:text-box>
        </draw:frame>
        <draw:frame presentation:style-name="pr19" draw:text-style-name="P52" xml:id="id203" draw:id="id203" draw:layer="layout" svg:width="4.501cm" svg:height="0.945cm" svg:x="20.179cm" svg:y="15.566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0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“Reactive” terminology</text:p>
          </draw:text-box>
        </draw:frame>
        <draw:frame presentation:style-name="pr4" draw:text-style-name="P50" draw:layer="layout" svg:width="25.159cm" svg:height="13.859cm" svg:x="1.511cm" svg:y="5.116cm" presentation:class="outline" presentation:user-transformed="true">
          <draw:text-box>
            <text:list text:style-name="L3">
              <text:list-item>
                <text:p><text:span text:style-name="T127">[2007-HOPL] </text:span><text:span text:style-name="T128">"Statecharts in the Making: A Personal Account"</text:span><text:span text:style-name="T127">, David Harel</text:span></text:p>
              </text:list-item>
            </text:list>
          </draw:text-box>
        </draw:frame>
        <draw:frame draw:style-name="gr25" draw:text-style-name="P4" xml:id="id206" draw:id="id206" draw:layer="layout" svg:width="16.867cm" svg:height="13.907cm" svg:x="9.803cm" svg:y="6.442cm">
          <draw:image xlink:href="">
            <text:p/>
          </draw:image>
        </draw:frame>
        <draw:frame draw:style-name="gr25" draw:text-style-name="P4" xml:id="id210" draw:id="id210" draw:layer="layout" svg:width="17.113cm" svg:height="3.796cm" svg:x="0.281cm" svg:y="16.553cm">
          <draw:image xlink:href="">
            <text:p/>
          </draw:image>
        </draw:frame>
        <draw:frame presentation:style-name="pr18" draw:text-style-name="P51" xml:id="id207" draw:id="id207" draw:layer="layout" svg:width="7.874cm" svg:height="0.999cm" svg:x="9.878cm" svg:y="7.75cm">
          <draw:text-box>
            <text:p/>
          </draw:text-box>
        </draw:frame>
        <draw:frame presentation:style-name="pr18" draw:text-style-name="P51" xml:id="id208" draw:id="id208" draw:layer="layout" svg:width="15.083cm" svg:height="0.999cm" svg:x="9.903cm" svg:y="9.742cm">
          <draw:text-box>
            <text:p/>
          </draw:text-box>
        </draw:frame>
        <draw:frame presentation:style-name="pr18" draw:text-style-name="P51" xml:id="id209" draw:id="id209" draw:layer="layout" svg:width="16.583cm" svg:height="0.999cm" svg:x="9.904cm" svg:y="15.243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1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Reactive languages</text:p>
          </draw:text-box>
        </draw:frame>
        <draw:frame draw:style-name="gr26" draw:text-style-name="P4" draw:layer="layout" svg:width="21.897cm" svg:height="14.154cm" svg:x="3.04cm" svg:y="4.737cm">
          <draw:image xlink:href="">
            <text:p/>
          </draw:image>
        </draw:frame>
        <draw:frame draw:style-name="gr25" draw:text-style-name="P4" xml:id="id211" draw:id="id211" draw:layer="layout" svg:width="10.603cm" svg:height="4.018cm" svg:x="16.511cm" svg:y="3.999cm">
          <draw:image xlink:href="">
            <text:p/>
          </draw:image>
        </draw:frame>
        <draw:frame draw:style-name="gr25" draw:text-style-name="P4" xml:id="id212" draw:id="id212" draw:layer="layout" svg:width="10.603cm" svg:height="4.018cm" svg:x="16.511cm" svg:y="8.017cm">
          <draw:image xlink:href="">
            <text:p/>
          </draw:image>
        </draw:frame>
        <draw:frame draw:style-name="gr25" draw:text-style-name="P4" xml:id="id214" draw:id="id214" draw:layer="layout" svg:width="10.603cm" svg:height="4.018cm" svg:x="16.511cm" svg:y="12.035cm">
          <draw:image xlink:href="">
            <text:p/>
          </draw:image>
        </draw:frame>
        <draw:frame draw:style-name="gr25" draw:text-style-name="P4" xml:id="id215" draw:id="id215" draw:layer="layout" svg:width="10.603cm" svg:height="4.018cm" svg:x="16.512cm" svg:y="16.453cm">
          <draw:image xlink:href="">
            <text:p/>
          </draw:image>
        </draw:frame>
        <draw:polyline draw:style-name="gr27" draw:text-style-name="P53" xml:id="id213" draw:id="id213" draw:layer="layout" svg:width="4.034cm" svg:height="0.447cm" svg:x="17.8cm" svg:y="10.469cm" svg:viewBox="0 0 4035 448" draw:points="0,0 4035,448">
          <text:p text:style-name="P4"><text:span text:style-name="T133">discrete</text:span></text:p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2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Synchronous execution</text:p>
          </draw:text-box>
        </draw:frame>
        <draw:frame presentation:style-name="pr21" draw:text-style-name="P54" draw:layer="layout" svg:width="24.524cm" svg:height="5.261cm" svg:x="1.511cm" svg:y="14.87cm" presentation:class="outline" presentation:user-transformed="true">
          <draw:text-box>
            <text:list text:style-name="L3">
              <text:list-item>
                <text:p xml:id="id217" text:id="id217"><text:span text:style-name="T35">Game Loop</text:span><text:span text:style-name="T134"> </text:span><text:span text:style-name="T135">(i.e., input → logic → redraw → *)</text:span></text:p>
              </text:list-item>
              <text:list-item>
                <text:p xml:id="id218" text:id="id218"><text:span text:style-name="T35">Arduino Loop</text:span><text:span text:style-name="T134"> </text:span><text:span text:style-name="T135">(i.e., input → logic → output → *)</text:span></text:p>
              </text:list-item>
              <text:list-item>
                <text:p xml:id="id219" text:id="id219"><text:span text:style-name="T35">Observer Pattern</text:span><text:span text:style-name="T134"> </text:span><text:span text:style-name="T135">(i.e., input → observers → output → *)</text:span></text:p>
              </text:list-item>
              <text:list-item>
                <text:p xml:id="id220" text:id="id220"><text:span text:style-name="T35">Digital Circuits</text:span><text:span text:style-name="T134"> </text:span><text:span text:style-name="T135">(i.e., input → propagation → output → *)</text:span></text:p>
              </text:list-item>
            </text:list>
          </draw:text-box>
        </draw:frame>
        <draw:frame draw:style-name="gr6" draw:text-style-name="P4" xml:id="id216" draw:id="id216" draw:layer="layout" svg:width="21.774cm" svg:height="8.545cm" svg:x="3.127cm" svg:y="5.223cm">
          <draw:image xlink:href="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3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3T1">
        <office:forms form:automatic-focus="false" form:apply-design-mode="false"/>
        <draw:frame presentation:style-name="pr22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23" draw:text-style-name="P54" draw:layer="layout" svg:width="25.199cm" svg:height="13.859cm" svg:x="1.4cm" svg:y="4.914cm" presentation:class="outline" presentation:user-transformed="true">
          <draw:text-box>
            <text:list text:style-name="L7">
              <text:list-item>
                <text:p xml:id="id221" text:id="id221"><text:span text:style-name="T10">Programs starts in the “boot reaction” in a single trail.</text:span></text:p>
              </text:list-item>
              <text:list-item>
                <text:p xml:id="id222" text:id="id222"><text:span text:style-name="T10">Trails execute until they await or terminate. This step is known as “reaction chain” and always executes in bounded time.</text:span></text:p>
              </text:list-item>
              <text:list-item>
                <text:p xml:id="id223" text:id="id223"><text:span text:style-name="T10">An input event occurrence awakes </text:span><text:span text:style-name="T129">all </text:span><text:span text:style-name="T127">trails awaiting that event. Repeat “step 2”.</text:span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draw:frame presentation:style-name="pr24" draw:text-style-name="P55" xml:id="id224" draw:id="id224" draw:layer="layout" svg:width="6.35cm" svg:height="5.715cm" svg:x="2.775cm" svg:y="12.63cm">
          <draw:text-box>
            <text:p text:style-name="P16"><text:span text:style-name="T136"><text:s/></text:span><text:span text:style-name="T96">par/and</text:span><text:span text:style-name="T136"> </text:span><text:span text:style-name="T96">do</text:span></text:p>
            <text:p text:style-name="P16"><text:span text:style-name="T136"><text:s text:c="4"/></text:span><text:span text:style-name="T136">&lt;...&gt; <text:s text:c="5"/></text:span><text:span text:style-name="T137">// 1</text:span></text:p>
            <text:p text:style-name="P16"><text:span text:style-name="T136"><text:s text:c="4"/></text:span><text:span text:style-name="T96">await</text:span><text:span text:style-name="T136"> A;</text:span></text:p>
            <text:p text:style-name="P16"><text:span text:style-name="T136"><text:s text:c="4"/></text:span><text:span text:style-name="T136">&lt;...&gt; <text:s text:c="5"/></text:span><text:span text:style-name="T137">// 3</text:span></text:p>
            <text:p text:style-name="P16"><text:span text:style-name="T136"><text:s/></text:span><text:span text:style-name="T96">with</text:span></text:p>
            <text:p text:style-name="P16"><text:span text:style-name="T136"><text:s text:c="4"/></text:span><text:span text:style-name="T136">&lt;...&gt; <text:s text:c="5"/></text:span><text:span text:style-name="T137">// 2</text:span></text:p>
            <text:p text:style-name="P16"><text:span text:style-name="T136"><text:s text:c="4"/></text:span><text:span text:style-name="T96">await</text:span><text:span text:style-name="T136"> B;</text:span></text:p>
            <text:p text:style-name="P16"><text:span text:style-name="T136"><text:s text:c="4"/></text:span><text:span text:style-name="T136">&lt;...&gt; <text:s text:c="5"/></text:span><text:span text:style-name="T137">// 4</text:span></text:p>
            <text:p text:style-name="P16"><text:span text:style-name="T136"><text:s/></text:span><text:span text:style-name="T96">end</text:span></text:p>
          </draw:text-box>
        </draw:frame>
        <draw:frame draw:style-name="gr2" draw:text-style-name="P4" xml:id="id226" draw:id="id226" draw:layer="layout" svg:width="13.1cm" svg:height="5.016cm" svg:x="11.9cm" svg:y="13.1cm">
          <draw:image xlink:href="">
            <text:p/>
          </draw:image>
        </draw:frame>
        <draw:frame draw:style-name="gr28" draw:text-style-name="P56" xml:id="id225" draw:id="id225" draw:layer="layout" svg:width="9.18cm" svg:height="1.245cm" svg:x="1.142cm" svg:y="18.744cm">
          <draw:text-box>
            <text:p><text:span text:style-name="T138">&lt;...&gt;</text:span><text:span text:style-name="T139"> <text:s/>are trail segments that do not await</text:span></text:p>
            <text:p><text:span text:style-name="T139"><text:s text:c="12"/></text:span><text:span text:style-name="T139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4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3T1">
        <office:forms form:automatic-focus="false" form:apply-design-mode="false"/>
        <draw:frame presentation:style-name="pr22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25" draw:text-style-name="P5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xml:id="id227" text:id="id227"><text:span text:style-name="T10">Synchronous hypothesis: “Reactions execute infinitely faster in comparison to the input rate.”</text:span></text:p>
              </text:list-item>
              <text:list-item>
                <text:p xml:id="id228" text:id="id228"><text:span text:style-name="T71">In theory:</text:span><text:span text:style-name="T10"> a program does not take time on “step 2” and is always idle on “step 3”.</text:span></text:p>
              </text:list-item>
              <text:list-item>
                <text:p xml:id="id229" text:id="id229"><text:span text:style-name="T71">In practice:</text:span><text:span text:style-name="T10"> if an event occurs while a reaction takes place, the event is enqueued for the next reaction.</text:span></text:p>
              </text:list-item>
              <text:list-item>
                <text:p xml:id="id230" text:id="id230"><text:span text:style-name="T10">Reactions to events never overlap.</text:span></text:p>
              </text:list-item>
              <text:list-item>
                <text:p xml:id="id231" text:id="id231"><text:span text:style-name="T10">When multiple trails are active (i.e., awoken from the same event), they execute in the order they appear in the source code.</text:span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5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ounded execution</text:p>
          </draw:text-box>
        </draw:frame>
        <draw:frame presentation:style-name="pr4" draw:layer="layout" svg:width="25.199cm" svg:height="13.962cm" svg:x="1.4cm" svg:y="4.914cm" presentation:class="outline" presentation:user-transformed="true">
          <draw:text-box>
            <text:list text:style-name="L3">
              <text:list-item>
                <text:p xml:id="id232" text:id="id232">Céu ensures bounded execution</text:p>
                <text:list>
                  <text:list-item>
                    <text:p xml:id="id233" text:id="id233"><text:span text:style-name="T10">All loops must </text:span><text:span text:style-name="T140">await</text:span><text:span text:style-name="T10"> or </text:span><text:span text:style-name="T140">break</text:span></text:p>
                  </text:list-item>
                </text:list>
                <text:p/>
                <text:p/>
                <text:p/>
                <text:p><text:span text:style-name="T56"/></text:p>
                <text:p><text:span text:style-name="T56"/></text:p>
              </text:list-item>
              <text:list-item>
                <text:p xml:id="id236" text:id="id236"><text:span text:style-name="T56">Limitation: long computations</text:span></text:p>
              </text:list-item>
            </text:list>
          </draw:text-box>
        </draw:frame>
        <draw:frame draw:style-name="gr29" draw:text-style-name="P57" xml:id="id234" draw:id="id234" draw:layer="layout" svg:width="9.155cm" svg:height="5.08cm" svg:x="2.91cm" svg:y="9.823cm">
          <draw:text-box>
            <text:p><text:span text:style-name="T141">loop do</text:span></text:p>
            <text:p><text:span text:style-name="T141"><text:s text:c="2"/></text:span><text:span text:style-name="T141">if </text:span><text:span text:style-name="T142">&lt;cond&gt;</text:span><text:span text:style-name="T141"> then</text:span></text:p>
            <text:p><text:span text:style-name="T141"><text:s text:c="4"/></text:span><text:span text:style-name="T141">break;</text:span></text:p>
            <text:p><text:span text:style-name="T141"><text:s text:c="2"/></text:span><text:span text:style-name="T141">end</text:span></text:p>
            <text:p><text:span text:style-name="T141">end</text:span></text:p>
          </draw:text-box>
        </draw:frame>
        <draw:frame draw:style-name="gr29" draw:text-style-name="P57" xml:id="id235" draw:id="id235" draw:layer="layout" svg:width="8.89cm" svg:height="6.145cm" svg:x="15.235cm" svg:y="9.425cm">
          <draw:text-box>
            <text:p><text:span text:style-name="T141">loop do</text:span></text:p>
            <text:p><text:span text:style-name="T141"><text:s text:c="2"/></text:span><text:span text:style-name="T141">if </text:span><text:span text:style-name="T142">&lt;cond&gt;</text:span><text:span text:style-name="T141"> then</text:span></text:p>
            <text:p><text:span text:style-name="T141"><text:s text:c="4"/></text:span><text:span text:style-name="T141">break;</text:span></text:p>
            <text:p><text:span text:style-name="T141"><text:s text:c="2"/></text:span><text:span text:style-name="T141">else</text:span></text:p>
            <text:p><text:span text:style-name="T141"><text:s text:c="4"/></text:span><text:span text:style-name="T141">await A;</text:span></text:p>
            <text:p><text:span text:style-name="T141"><text:s text:c="2"/></text:span><text:span text:style-name="T141">end</text:span></text:p>
            <text:p><text:span text:style-name="T141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6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3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30">Shared memory</text:span></text:p>
          </draw:text-box>
        </draw:frame>
        <draw:frame draw:style-name="gr29" draw:text-style-name="P57" xml:id="id238" draw:id="id238" draw:layer="layout" svg:width="9.155cm" svg:height="7.769cm" svg:x="15.71cm" svg:y="6.023cm">
          <draw:text-box>
            <text:p><text:span text:style-name="T141">var</text:span><text:span text:style-name="T142"> </text:span><text:span text:style-name="T141">int</text:span><text:span text:style-name="T142"> </text:span><text:span text:style-name="T143">x</text:span><text:span text:style-name="T142">=1;</text:span></text:p>
            <text:p><text:span text:style-name="T141">par/and</text:span><text:span text:style-name="T142"> </text:span><text:span text:style-name="T141">do</text:span></text:p>
            <text:p><text:span text:style-name="T141"><text:s text:c="4"/></text:span><text:span text:style-name="T141">await </text:span><text:span text:style-name="T142">A;</text:span></text:p>
            <text:p><text:span text:style-name="T19"><text:s text:c="4"/></text:span><text:span text:style-name="T143">x</text:span><text:span text:style-name="T19"> = </text:span><text:span text:style-name="T143">x</text:span><text:span text:style-name="T19"> + 1;</text:span></text:p>
            <text:p><text:span text:style-name="T141">with</text:span></text:p>
            <text:p><text:span text:style-name="T141"><text:s text:c="4"/></text:span><text:span text:style-name="T141">await </text:span><text:span text:style-name="T142">A;</text:span></text:p>
            <text:p><text:span text:style-name="T19"><text:s text:c="4"/></text:span><text:span text:style-name="T143">x</text:span><text:span text:style-name="T19"> = </text:span><text:span text:style-name="T143">x</text:span><text:span text:style-name="T19"> * 2;</text:span></text:p>
            <text:p><text:span text:style-name="T141">end</text:span></text:p>
            <text:p><text:span text:style-name="T142">_printf(“%d\n”, </text:span><text:span text:style-name="T143">x</text:span><text:span text:style-name="T142">);</text:span></text:p>
          </draw:text-box>
        </draw:frame>
        <draw:frame draw:style-name="gr29" draw:text-style-name="P57" xml:id="id237" draw:id="id237" draw:layer="layout" svg:width="9.155cm" svg:height="7.769cm" svg:x="3.305cm" svg:y="6.058cm">
          <draw:text-box>
            <text:p><text:span text:style-name="T141">var</text:span><text:span text:style-name="T142"> </text:span><text:span text:style-name="T141">int</text:span><text:span text:style-name="T142"> </text:span><text:span text:style-name="T143">x</text:span><text:span text:style-name="T142">=1;</text:span></text:p>
            <text:p><text:span text:style-name="T141">par/and</text:span><text:span text:style-name="T142"> </text:span><text:span text:style-name="T141">do</text:span></text:p>
            <text:p><text:span text:style-name="T141"><text:s text:c="4"/></text:span><text:span text:style-name="T141">await </text:span><text:span text:style-name="T142">A;</text:span></text:p>
            <text:p><text:span text:style-name="T19"><text:s text:c="4"/></text:span><text:span text:style-name="T143">x</text:span><text:span text:style-name="T19"> = </text:span><text:span text:style-name="T143">x</text:span><text:span text:style-name="T19"> + 1;</text:span></text:p>
            <text:p><text:span text:style-name="T141">with</text:span></text:p>
            <text:p><text:span text:style-name="T141"><text:s text:c="4"/></text:span><text:span text:style-name="T141">await </text:span><text:span text:style-name="T142">B;</text:span></text:p>
            <text:p><text:span text:style-name="T19"><text:s text:c="4"/></text:span><text:span text:style-name="T143">x</text:span><text:span text:style-name="T19"> = </text:span><text:span text:style-name="T143">x</text:span><text:span text:style-name="T19"> * 2;</text:span></text:p>
            <text:p><text:span text:style-name="T141">end</text:span></text:p>
            <text:p><text:span text:style-name="T142">_printf(“%d\n”, </text:span><text:span text:style-name="T143">x</text:span><text:span text:style-name="T142">);</text:span></text:p>
          </draw:text-box>
        </draw:frame>
        <draw:frame presentation:style-name="pr26" draw:text-style-name="P42" draw:layer="layout" svg:width="25.199cm" svg:height="4.807cm" svg:x="1.404cm" svg:y="15.17cm" presentation:class="outline" presentation:user-transformed="true">
          <draw:text-box>
            <text:list text:style-name="L3">
              <text:list-item>
                <text:p xml:id="id239" text:id="id239"><text:span text:style-name="T34">Static analysis</text:span></text:p>
                <text:list>
                  <text:list-item>
                    <text:p xml:id="id240" text:id="id240"><text:span text:style-name="T144">ceu --safety 0 <text:s text:c="2"/># allows both</text:span></text:p>
                  </text:list-item>
                  <text:list-item>
                    <text:p xml:id="id241" text:id="id241"><text:span text:style-name="T144">ceu --safety 1 <text:s text:c="2"/># allows LEFT, refuses RIGHT</text:span></text:p>
                  </text:list-item>
                  <text:list-item>
                    <text:p xml:id="id242" text:id="id242"><text:span text:style-name="T144">ceu --safety 2 <text:s text:c="2"/># refuses bot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7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rthogonal abortion</text:p>
          </draw:text-box>
        </draw:frame>
        <draw:frame presentation:style-name="pr4" draw:layer="layout" svg:width="25.199cm" svg:height="13.919cm" svg:x="1.4cm" svg:y="4.914cm" presentation:class="outline" presentation:user-transformed="true">
          <draw:text-box>
            <text:list text:style-name="L3">
              <text:list-item>
                <text:p xml:id="id243" text:id="id243">Synchronous execution model</text:p>
              </text:list-item>
              <text:list-item>
                <text:p xml:id="id244" text:id="id244">In between reactions to events, the whole system is idle.</text:p>
                <text:p/>
                <text:p/>
                <text:p/>
                <text:p><text:span text:style-name="T56"/></text:p>
                <text:p><text:span text:style-name="T56"/></text:p>
              </text:list-item>
            </text:list>
          </draw:text-box>
        </draw:frame>
        <draw:frame draw:style-name="gr30" draw:text-style-name="P57" draw:layer="layout" svg:width="9.155cm" svg:height="8.571cm" svg:x="2.91cm" svg:y="10.423cm">
          <draw:text-box>
            <text:p><text:span text:style-name="T141">par/or do</text:span></text:p>
            <text:p><text:span text:style-name="T141"><text:s text:c="4"/></text:span><text:span text:style-name="T142">// trail-1</text:span></text:p>
            <text:p><text:span text:style-name="T142"><text:s text:c="4"/></text:span><text:span text:style-name="T142">// locals-1</text:span></text:p>
            <text:p><text:span text:style-name="T142"><text:s text:c="4"/></text:span><text:span text:style-name="T142">// resources-1</text:span></text:p>
            <text:p><text:span text:style-name="T141">with</text:span></text:p>
            <text:p><text:span text:style-name="T141"><text:s text:c="4"/></text:span><text:span text:style-name="T142">// trail-2</text:span></text:p>
            <text:p><text:span text:style-name="T142"><text:s text:c="4"/></text:span><text:span text:style-name="T142">// locals-2</text:span></text:p>
            <text:p><text:span text:style-name="T142"><text:s text:c="4"/></text:span><text:span text:style-name="T142">// resources-2</text:span></text:p>
            <text:p><text:span text:style-name="T141">end</text:span></text:p>
            <text:p><text:span text:style-name="T142">// locals-co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8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rganism transformation</text:p>
          </draw:text-box>
        </draw:frame>
        <draw:frame draw:style-name="gr30" draw:text-style-name="P58" draw:layer="layout" svg:width="7.25cm" svg:height="7.926cm" svg:x="0.605cm" svg:y="4.053cm">
          <draw:text-box>
            <text:p><text:span text:style-name="T100">par/or do</text:span></text:p>
            <text:p><text:span text:style-name="T100"><text:s text:c="4"/></text:span><text:span text:style-name="T100">loop do</text:span></text:p>
            <text:p><text:span text:style-name="T100"><text:s text:c="8"/></text:span><text:span text:style-name="T100">await</text:span><text:span text:style-name="T145"> 500ms;</text:span></text:p>
            <text:p><text:span text:style-name="T145"><text:s text:c="8"/></text:span><text:span text:style-name="T145">_toggle(11);</text:span></text:p>
            <text:p><text:span text:style-name="T100"><text:s text:c="4"/></text:span><text:span text:style-name="T100">end</text:span></text:p>
            <text:p><text:span text:style-name="T100">with</text:span></text:p>
            <text:p><text:span text:style-name="T100"><text:s text:c="4"/></text:span><text:span text:style-name="T100">loop do</text:span></text:p>
            <text:p><text:span text:style-name="T100"><text:s text:c="8"/></text:span><text:span text:style-name="T100">await</text:span><text:span text:style-name="T145"> 1s;</text:span></text:p>
            <text:p><text:span text:style-name="T145"><text:s text:c="8"/></text:span><text:span text:style-name="T145">_toggle(12);</text:span></text:p>
            <text:p><text:span text:style-name="T100"><text:s text:c="4"/></text:span><text:span text:style-name="T100">end</text:span></text:p>
            <text:p><text:span text:style-name="T100">with</text:span></text:p>
            <text:p><text:span text:style-name="T100"><text:s text:c="4"/></text:span><text:span text:style-name="T100">await</text:span><text:span text:style-name="T145"> 1min;</text:span></text:p>
            <text:p><text:span text:style-name="T100">end</text:span></text:p>
          </draw:text-box>
        </draw:frame>
        <draw:frame draw:style-name="gr30" draw:text-style-name="P58" xml:id="id245" draw:id="id245" draw:layer="layout" svg:width="8.843cm" svg:height="13.263cm" svg:x="8.337cm" svg:y="3.98cm">
          <draw:text-box>
            <text:p><text:span text:style-name="T100">class </text:span><text:span text:style-name="T145">Blink </text:span><text:span text:style-name="T100">with</text:span></text:p>
            <text:p><text:span text:style-name="T100"><text:s text:c="4"/></text:span><text:span text:style-name="T100">var int</text:span><text:span text:style-name="T145"> pin;</text:span></text:p>
            <text:p><text:span text:style-name="T100"><text:s text:c="4"/></text:span><text:span text:style-name="T100">var int</text:span><text:span text:style-name="T145"> dt;</text:span></text:p>
            <text:p><text:span text:style-name="T100">do</text:span></text:p>
            <text:p><text:span text:style-name="T100"><text:s text:c="4"/></text:span><text:span text:style-name="T100">loop do</text:span></text:p>
            <text:p><text:span text:style-name="T100"><text:s text:c="8"/></text:span><text:span text:style-name="T100">await</text:span><text:span text:style-name="T145"> (</text:span><text:span text:style-name="T100">this</text:span><text:span text:style-name="T145">.dt)ms;</text:span></text:p>
            <text:p><text:span text:style-name="T145"><text:s text:c="8"/></text:span><text:span text:style-name="T145">_toggle(</text:span><text:span text:style-name="T100">this</text:span><text:span text:style-name="T145">.pin);</text:span></text:p>
            <text:p><text:span text:style-name="T100"><text:s text:c="4"/></text:span><text:span text:style-name="T100">end</text:span></text:p>
            <text:p><text:span text:style-name="T100">end</text:span></text:p>
            <text:p><text:span text:style-name="T100">do</text:span></text:p>
            <text:p><text:span text:style-name="T146"><text:s text:c="4"/></text:span><text:span text:style-name="T146">var Blink b1 with</text:span></text:p>
            <text:p><text:span text:style-name="T100"><text:s text:c="8"/></text:span><text:span text:style-name="T100">this</text:span><text:span text:style-name="T145">.pin = 11;</text:span></text:p>
            <text:p><text:span text:style-name="T100"><text:s text:c="8"/></text:span><text:span text:style-name="T100">this</text:span><text:span text:style-name="T145">.dt <text:s/>= 500;</text:span></text:p>
            <text:p><text:span text:style-name="T100"><text:s text:c="4"/></text:span><text:span text:style-name="T100">end</text:span><text:span text:style-name="T145">;</text:span></text:p>
            <text:p><text:span text:style-name="T100"/></text:p>
            <text:p><text:span text:style-name="T146"><text:s text:c="4"/></text:span><text:span text:style-name="T146">var Blink b2 with</text:span></text:p>
            <text:p><text:span text:style-name="T100"><text:s text:c="8"/></text:span><text:span text:style-name="T100">this</text:span><text:span text:style-name="T145">.pin = 12;</text:span></text:p>
            <text:p><text:span text:style-name="T100"><text:s text:c="8"/></text:span><text:span text:style-name="T100">this</text:span><text:span text:style-name="T145">.dt <text:s/>= 1000;</text:span></text:p>
            <text:p><text:span text:style-name="T100"><text:s text:c="4"/></text:span><text:span text:style-name="T100">end</text:span><text:span text:style-name="T145">;</text:span></text:p>
            <text:p><text:span text:style-name="T100"/></text:p>
            <text:p><text:span text:style-name="T100"><text:s text:c="4"/></text:span><text:span text:style-name="T100">await</text:span><text:span text:style-name="T145"> 1min;</text:span></text:p>
            <text:p><text:span text:style-name="T100">end</text:span></text:p>
          </draw:text-box>
        </draw:frame>
        <draw:frame draw:style-name="gr30" draw:text-style-name="P58" xml:id="id246" draw:id="id246" draw:layer="layout" svg:width="9.797cm" svg:height="16.753cm" svg:x="17.608cm" svg:y="3.956cm">
          <draw:text-box>
            <text:p><text:span text:style-name="T100">struct _Blink with</text:span></text:p>
            <text:p><text:span text:style-name="T100"><text:s text:c="4"/></text:span><text:span text:style-name="T100">var int</text:span><text:span text:style-name="T145"> pin;</text:span></text:p>
            <text:p><text:span text:style-name="T100"><text:s text:c="4"/></text:span><text:span text:style-name="T100">var int</text:span><text:span text:style-name="T145"> dt;</text:span></text:p>
            <text:p><text:span text:style-name="T100">end;</text:span></text:p>
            <text:p><text:span text:style-name="T100">do</text:span></text:p>
            <text:p><text:span text:style-name="T100"><text:s text:c="4"/></text:span><text:span text:style-name="T100">var</text:span><text:span text:style-name="T145"> _Blink b1, b2;</text:span></text:p>
            <text:p><text:span text:style-name="T100"><text:s text:c="4"/></text:span><text:span text:style-name="T100">par/or do</text:span></text:p>
            <text:p><text:span text:style-name="T53"><text:s text:c="8"/></text:span><text:span text:style-name="T53">// body of b1</text:span></text:p>
            <text:p><text:span text:style-name="T145"><text:s text:c="8"/></text:span><text:span text:style-name="T145">b1.pin = 11;</text:span></text:p>
            <text:p><text:span text:style-name="T145"><text:s text:c="8"/></text:span><text:span text:style-name="T145">b1.dt <text:s/>= 500;</text:span></text:p>
            <text:p><text:span text:style-name="T100"><text:s text:c="8"/></text:span><text:span text:style-name="T100">loop do</text:span></text:p>
            <text:p><text:span text:style-name="T100"><text:s text:c="12"/></text:span><text:span text:style-name="T100">await</text:span><text:span text:style-name="T145"> (b1.dt)ms;</text:span></text:p>
            <text:p><text:span text:style-name="T100"><text:s text:c="12"/></text:span><text:span text:style-name="T145">_toggle(b1.pin);</text:span></text:p>
            <text:p><text:span text:style-name="T100"><text:s text:c="8"/></text:span><text:span text:style-name="T100">end</text:span></text:p>
            <text:p><text:span text:style-name="T100"><text:s text:c="8"/></text:span><text:span text:style-name="T100">await FOREVER;</text:span></text:p>
            <text:p><text:span text:style-name="T100"><text:s text:c="4"/></text:span><text:span text:style-name="T100">with</text:span></text:p>
            <text:p><text:span text:style-name="T53"><text:s text:c="8"/></text:span><text:span text:style-name="T53">// body of b2</text:span></text:p>
            <text:p><text:span text:style-name="T145"><text:s text:c="8"/></text:span><text:span text:style-name="T145">b2.pin = 12;</text:span></text:p>
            <text:p><text:span text:style-name="T145"><text:s text:c="8"/></text:span><text:span text:style-name="T145">b2.dt <text:s/>= 1000;</text:span></text:p>
            <text:p><text:span text:style-name="T100"><text:s text:c="8"/></text:span><text:span text:style-name="T100">loop do</text:span></text:p>
            <text:p><text:span text:style-name="T100"><text:s text:c="12"/></text:span><text:span text:style-name="T100">await </text:span><text:span text:style-name="T145">(b2.dt)ms;</text:span></text:p>
            <text:p><text:span text:style-name="T100"><text:s text:c="12"/></text:span><text:span text:style-name="T145">_toggle(b2.pin);</text:span></text:p>
            <text:p><text:span text:style-name="T100"><text:s text:c="8"/></text:span><text:span text:style-name="T100">end</text:span></text:p>
            <text:p><text:span text:style-name="T100"><text:s text:c="8"/></text:span><text:span text:style-name="T100">await FOREVER;</text:span></text:p>
            <text:p><text:span text:style-name="T100"><text:s text:c="4"/></text:span><text:span text:style-name="T100">with</text:span></text:p>
            <text:p><text:span text:style-name="T100"><text:s text:c="8"/></text:span><text:span text:style-name="T100">await</text:span><text:span text:style-name="T145"> 1min;</text:span></text:p>
            <text:p><text:span text:style-name="T100"><text:s text:c="4"/></text:span><text:span text:style-name="T100">end</text:span></text:p>
            <text:p><text:span text:style-name="T100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9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oranssi" presentation:presentation-page-layout-name="AL3T1">
        <office:forms form:automatic-focus="false" form:apply-design-mode="false"/>
        <draw:frame presentation:style-name="pr3" draw:text-style-name="P27" draw:layer="layout" svg:width="25.199cm" svg:height="3.506cm" svg:x="1.4cm" svg:y="0.837cm" presentation:class="title" presentation:user-transformed="true">
          <draw:text-box>
            <text:p><text:span text:style-name="T50">C integration</text:span></text:p>
          </draw:text-box>
        </draw:frame>
        <draw:frame draw:style-name="gr29" draw:text-style-name="P57" draw:layer="layout" svg:width="14.87cm" svg:height="6.189cm" svg:x="6.41cm" svg:y="7.223cm">
          <draw:text-box>
            <text:p><text:span text:style-name="T51">native do</text:span></text:p>
            <text:p><text:span text:style-name="T52"><text:s text:c="2"/></text:span><text:span text:style-name="T52">#include &lt;assert.h&gt;</text:span></text:p>
            <text:p><text:span text:style-name="T52"><text:s text:c="2"/></text:span><text:span text:style-name="T52">int I = 0;</text:span></text:p>
            <text:p><text:span text:style-name="T52"><text:s text:c="2"/></text:span><text:span text:style-name="T52">int inc (int i) {</text:span></text:p>
            <text:p><text:span text:style-name="T52"><text:s text:c="4"/></text:span><text:span text:style-name="T52">return i+1;</text:span></text:p>
            <text:p><text:span text:style-name="T52"><text:s text:c="2"/></text:span><text:span text:style-name="T52">}</text:span></text:p>
            <text:p><text:span text:style-name="T51">end</text:span></text:p>
            <text:p><text:span text:style-name="T52">_assert(_inc(_I));</text:span></text:p>
          </draw:text-box>
        </draw:frame>
        <draw:frame presentation:style-name="pr4" draw:layer="layout" svg:width="25.199cm" svg:height="14.312cm" svg:x="1.4cm" svg:y="4.914cm" presentation:class="outline" presentation:user-transformed="true">
          <draw:text-box>
            <text:list text:style-name="L3">
              <text:list-item>
                <text:p>Well-marked syntax (“_”)</text:p>
                <text:p/>
                <text:p/>
                <text:p/>
                <text:p/>
                <text:p><text:span text:style-name="T147"/></text:p>
                <text:list>
                  <text:list-item>
                    <text:p xml:id="id247" text:id="id247">“C hat” (unsafe execution)</text:p>
                  </text:list-item>
                  <text:list-item>
                    <text:p xml:id="id248" text:id="id248">No “bounded” analysis</text:p>
                  </text:list-item>
                  <text:list-item>
                    <text:p xml:id="id249" text:id="id249">What about side effect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0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oranssi" presentation:presentation-page-layout-name="AL3T1">
        <office:forms form:automatic-focus="false" form:apply-design-mode="false"/>
        <draw:frame draw:style-name="gr29" draw:text-style-name="P57" draw:layer="layout" svg:width="14.87cm" svg:height="6.887cm" svg:x="6.51cm" svg:y="8.523cm">
          <draw:text-box>
            <text:p><text:span text:style-name="T16"/></text:p>
            <text:p><text:span text:style-name="T16"/></text:p>
            <text:p><text:span text:style-name="T142"/></text:p>
            <text:p><text:span text:style-name="T141">par do</text:span></text:p>
            <text:p><text:span text:style-name="T142"><text:s text:c="2"/></text:span><text:span text:style-name="T148">_f(_inc(10));</text:span></text:p>
            <text:p><text:span text:style-name="T141">with</text:span></text:p>
            <text:p><text:span text:style-name="T142"><text:s text:c="2"/></text:span><text:span text:style-name="T148">_g();</text:span></text:p>
            <text:p><text:span text:style-name="T141">end</text:span></text:p>
          </draw:text-box>
        </draw:frame>
        <draw:frame draw:style-name="gr29" draw:text-style-name="P57" xml:id="id250" draw:id="id250" draw:layer="layout" svg:width="14.87cm" svg:height="6.927cm" svg:x="6.51cm" svg:y="8.524cm">
          <draw:text-box>
            <text:p><text:span text:style-name="T141">pure </text:span><text:span text:style-name="T142">_inc();</text:span></text:p>
            <text:p><text:span text:style-name="T141">safe</text:span><text:span text:style-name="T142"> _f() </text:span><text:span text:style-name="T141">with</text:span><text:span text:style-name="T142"> _g();</text:span></text:p>
            <text:p><text:span text:style-name="T142"/></text:p>
            <text:p><text:span text:style-name="T141">par do</text:span></text:p>
            <text:p><text:span text:style-name="T142"><text:s text:c="2"/></text:span><text:span text:style-name="T149">_f(_inc(10));</text:span></text:p>
            <text:p><text:span text:style-name="T141">with</text:span></text:p>
            <text:p><text:span text:style-name="T142"><text:s text:c="2"/></text:span><text:span text:style-name="T149">_g();</text:span></text:p>
            <text:p><text:span text:style-name="T141">end</text:span></text:p>
          </draw:text-box>
        </draw:frame>
        <draw:frame presentation:style-name="pr3" draw:text-style-name="P27" draw:layer="layout" svg:width="25.199cm" svg:height="3.506cm" svg:x="1.4cm" svg:y="0.837cm" presentation:class="title" presentation:user-transformed="true">
          <draw:text-box>
            <text:p><text:span text:style-name="T50">C integration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50">pure</text:span> and <text:span text:style-name="T150">safe </text:span><text:span text:style-name="T151">annota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1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oranssi" presentation:presentation-page-layout-name="AL3T1">
        <office:forms form:automatic-focus="false" form:apply-design-mode="false"/>
        <draw:frame presentation:style-name="pr3" draw:text-style-name="P27" draw:layer="layout" svg:width="25.199cm" svg:height="3.506cm" svg:x="1.4cm" svg:y="0.837cm" presentation:class="title" presentation:user-transformed="true">
          <draw:text-box>
            <text:p><text:span text:style-name="T30">Resources</text:span></text:p>
          </draw:text-box>
        </draw:frame>
        <draw:frame draw:style-name="gr31" draw:text-style-name="P59" xml:id="id253" draw:id="id253" draw:layer="layout" svg:width="10.29cm" svg:height="5.286cm" svg:x="2.21cm" svg:y="8.41cm">
          <draw:text-box>
            <text:p><text:span text:style-name="T152">par/or do</text:span></text:p>
            <text:p><text:span text:style-name="T152"><text:s text:c="3"/></text:span><text:span text:style-name="T152">var </text:span><text:span text:style-name="T153">_message_t msg;</text:span></text:p>
            <text:p><text:span text:style-name="T152"><text:s text:c="3"/></text:span><text:span text:style-name="T153">&lt;...&gt; // prepare msg</text:span></text:p>
            <text:p><text:span text:style-name="T152"><text:s text:c="3"/></text:span><text:span text:style-name="T153">_send_request(&amp;msg);</text:span></text:p>
            <text:p><text:span text:style-name="T152"><text:s text:c="3"/></text:span><text:span text:style-name="T152">await</text:span><text:span text:style-name="T153"> SEND_ACK;</text:span></text:p>
            <text:p><text:span text:style-name="T152">with</text:span></text:p>
            <text:p><text:span text:style-name="T153"><text:s text:c="3"/></text:span><text:span text:style-name="T153">&lt;...&gt;</text:span></text:p>
            <text:p><text:span text:style-name="T152">end</text:span></text:p>
          </draw:text-box>
        </draw:frame>
        <draw:frame draw:style-name="gr32" draw:text-style-name="P60" xml:id="id261" draw:id="id261" draw:layer="layout" svg:width="10.165cm" svg:height="6.509cm" svg:x="15.012cm" svg:y="8.412cm">
          <draw:text-box>
            <text:p><text:span text:style-name="T152">par/or do</text:span></text:p>
            <text:p><text:span text:style-name="T152"><text:s text:c="3"/></text:span><text:span text:style-name="T152">var </text:span><text:span text:style-name="T153">_FILE* f = _fopen(...);</text:span></text:p>
            <text:p><text:span text:style-name="T153"><text:s text:c="3"/></text:span><text:span text:style-name="T153">_fwrite(..., f);</text:span></text:p>
            <text:p><text:span text:style-name="T153"><text:s text:c="3"/></text:span><text:span text:style-name="T152">await</text:span><text:span text:style-name="T153"> 1s;</text:span></text:p>
            <text:p><text:span text:style-name="T153"><text:s text:c="3"/></text:span><text:span text:style-name="T153">_fwrite(..., f);</text:span></text:p>
            <text:p><text:span text:style-name="T153"><text:s text:c="3"/></text:span><text:span text:style-name="T152">await </text:span><text:span text:style-name="T153">1s;</text:span></text:p>
            <text:p><text:span text:style-name="T153"><text:s text:c="3"/></text:span><text:span text:style-name="T153">_fclose(f);</text:span></text:p>
            <text:p><text:span text:style-name="T152">with</text:span></text:p>
            <text:p><text:span text:style-name="T153"><text:s text:c="3"/></text:span><text:span text:style-name="T153">&lt;...&gt;</text:span></text:p>
            <text:p><text:span text:style-name="T152">end</text:span></text:p>
          </draw:text-box>
        </draw:frame>
        <draw:frame draw:style-name="gr33" draw:text-style-name="P61" xml:id="id267" draw:id="id267" draw:layer="layout" svg:width="9.86cm" svg:height="1.885cm" svg:x="2.305cm" svg:y="15.495cm">
          <draw:text-box>
            <text:p><text:span text:style-name="T154">line 5 : call to "_send_request" <text:s text:c="11"/>requires `finalize´</text:span></text:p>
          </draw:text-box>
        </draw:frame>
        <draw:frame draw:style-name="gr33" draw:text-style-name="P61" xml:id="id268" draw:id="id268" draw:layer="layout" svg:width="9.86cm" svg:height="1.885cm" svg:x="15.206cm" svg:y="15.497cm">
          <draw:text-box>
            <text:p><text:span text:style-name="T154">line 2 : attribution requires <text:s text:c="14"/>`finalize´</text:span></text:p>
          </draw:text-box>
        </draw:frame>
        <draw:polyline draw:style-name="gr7" draw:text-style-name="P4" xml:id="id254" draw:id="id254" draw:layer="layout" svg:width="1.518cm" svg:height="0.668cm" svg:x="9.911cm" svg:y="9.556cm" svg:viewBox="0 0 1519 669" draw:points="0,0 1519,669">
          <text:p/>
        </draw:polyline>
        <draw:polyline draw:style-name="gr7" draw:text-style-name="P4" xml:id="id255" draw:id="id255" draw:layer="layout" svg:width="1.518cm" svg:height="0.6cm" svg:x="9.911cm" svg:y="10.225cm" svg:viewBox="0 0 1519 601" draw:points="0,601 1519,0">
          <text:p/>
        </draw:polyline>
        <draw:frame draw:style-name="gr34" draw:text-style-name="P62" xml:id="id256" draw:id="id256" draw:layer="layout" svg:width="3.431cm" svg:height="1.685cm" svg:x="11.43cm" svg:y="9.39cm">
          <draw:text-box>
            <text:p text:style-name="P4"><text:span text:style-name="T139">local memory</text:span></text:p>
            <text:p text:style-name="P4"><text:span text:style-name="T139">to</text:span></text:p>
            <text:p text:style-name="P4"><text:span text:style-name="T139">external pointer</text:span></text:p>
          </draw:text-box>
        </draw:frame>
        <draw:polyline draw:style-name="gr7" draw:text-style-name="P4" xml:id="id262" draw:id="id262" draw:layer="layout" svg:width="2.139cm" svg:height="0.939cm" svg:x="20.285cm" svg:y="9.62cm" svg:viewBox="0 0 2140 940" draw:points="2140,940 0,0">
          <text:p/>
        </draw:polyline>
        <draw:frame draw:style-name="gr34" draw:text-style-name="P62" xml:id="id263" draw:id="id263" draw:layer="layout" svg:width="3.66cm" svg:height="1.685cm" svg:x="22.375cm" svg:y="10.16cm">
          <draw:text-box>
            <text:p text:style-name="P4"><text:span text:style-name="T139">external memory</text:span></text:p>
            <text:p text:style-name="P4"><text:span text:style-name="T139">to</text:span></text:p>
            <text:p text:style-name="P4"><text:span text:style-name="T139">local pointer</text:span></text:p>
          </draw:text-box>
        </draw:frame>
        <draw:polyline draw:style-name="gr7" draw:text-style-name="P4" xml:id="id264" draw:id="id264" draw:layer="layout" svg:width="2.824cm" svg:height="1.13cm" svg:x="19.55cm" svg:y="11.164cm" svg:viewBox="0 0 2825 1131" draw:points="2825,0 0,1131">
          <text:p/>
        </draw:polyline>
        <draw:frame draw:style-name="gr35" draw:text-style-name="P62" xml:id="id257" draw:id="id257" draw:layer="layout" svg:width="3.19cm" svg:height="0.729cm" svg:x="7.855cm" svg:y="12.571cm">
          <draw:text-box>
            <text:p text:style-name="P4"><text:span text:style-name="T139">May terminate</text:span></text:p>
          </draw:text-box>
        </draw:frame>
        <draw:polyline draw:style-name="gr7" draw:text-style-name="P4" xml:id="id258" draw:id="id258" draw:layer="layout" svg:width="2.139cm" svg:height="0.233cm" svg:x="5.48cm" svg:y="12.631cm" svg:viewBox="0 0 2140 234" draw:points="0,0 2140,234">
          <text:p/>
        </draw:polyline>
        <draw:frame draw:style-name="gr35" draw:text-style-name="P62" xml:id="id265" draw:id="id265" draw:layer="layout" svg:width="3.19cm" svg:height="0.729cm" svg:x="20.556cm" svg:y="13.772cm">
          <draw:text-box>
            <text:p text:style-name="P4"><text:span text:style-name="T139">May terminate</text:span></text:p>
          </draw:text-box>
        </draw:frame>
        <draw:polyline draw:style-name="gr7" draw:text-style-name="P4" xml:id="id266" draw:id="id266" draw:layer="layout" svg:width="2.139cm" svg:height="0.233cm" svg:x="18.181cm" svg:y="13.832cm" svg:viewBox="0 0 2140 234" draw:points="0,0 2140,234">
          <text:p/>
        </draw:polyline>
        <draw:frame presentation:style-name="pr27" draw:text-style-name="P54" draw:layer="layout" svg:width="11.299cm" svg:height="2.719cm" svg:x="1.401cm" svg:y="4.915cm" presentation:class="outline" presentation:user-transformed="true">
          <draw:text-box>
            <text:list text:style-name="L3">
              <text:list-item>
                <text:p xml:id="id251" text:id="id251"><text:span text:style-name="T87">Internal</text:span></text:p>
                <text:list>
                  <text:list-item>
                    <text:p xml:id="id252" text:id="id252"><text:span text:style-name="T10">Céu -&gt; C</text:span></text:p>
                  </text:list-item>
                </text:list>
              </text:list-item>
            </text:list>
          </draw:text-box>
        </draw:frame>
        <draw:frame presentation:style-name="pr27" draw:text-style-name="P54" draw:layer="layout" svg:width="11.299cm" svg:height="2.719cm" svg:x="14.302cm" svg:y="4.916cm" presentation:class="outline" presentation:user-transformed="true">
          <draw:text-box>
            <text:list text:style-name="L3">
              <text:list-item>
                <text:p xml:id="id259" text:id="id259"><text:span text:style-name="T87">External</text:span></text:p>
                <text:list>
                  <text:list-item>
                    <text:p xml:id="id260" text:id="id260"><text:span text:style-name="T10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2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oranssi" presentation:presentation-page-layout-name="AL3T1">
        <office:forms form:automatic-focus="false" form:apply-design-mode="false"/>
        <draw:frame presentation:style-name="pr3" draw:text-style-name="P27" draw:layer="layout" svg:width="25.199cm" svg:height="3.506cm" svg:x="1.4cm" svg:y="0.837cm" presentation:class="title" presentation:user-transformed="true">
          <draw:text-box>
            <text:p><text:span text:style-name="T30">Resources</text:span></text:p>
          </draw:text-box>
        </draw:frame>
        <draw:frame draw:style-name="gr31" draw:text-style-name="P59" xml:id="id271" draw:id="id271" draw:layer="layout" svg:width="10.29cm" svg:height="7.797cm" svg:x="2.21cm" svg:y="8.41cm">
          <draw:text-box>
            <text:p><text:span text:style-name="T152">par/or do</text:span></text:p>
            <text:p><text:span text:style-name="T152"><text:s text:c="3"/></text:span><text:span text:style-name="T152">var </text:span><text:span text:style-name="T153">_message_t msg;</text:span></text:p>
            <text:p><text:span text:style-name="T152"><text:s text:c="3"/></text:span><text:span text:style-name="T153">&lt;...&gt; // prepare msg</text:span></text:p>
            <text:p><text:span text:style-name="T155"><text:s text:c="3"/></text:span><text:span text:style-name="T155">finalize</text:span></text:p>
            <text:p><text:span text:style-name="T152"><text:s text:c="6"/></text:span><text:span text:style-name="T153">_send_request(&amp;msg);</text:span></text:p>
            <text:p><text:span text:style-name="T155"><text:s text:c="3"/></text:span><text:span text:style-name="T155">with</text:span></text:p>
            <text:p><text:span text:style-name="T156"><text:s text:c="6"/></text:span><text:span text:style-name="T156">_send_cancel(&amp;msg);</text:span></text:p>
            <text:p><text:span text:style-name="T155"><text:s text:c="3"/></text:span><text:span text:style-name="T155">end</text:span></text:p>
            <text:p><text:span text:style-name="T152"><text:s text:c="3"/></text:span><text:span text:style-name="T152">await</text:span><text:span text:style-name="T153"> SEND_ACK;</text:span></text:p>
            <text:p><text:span text:style-name="T152">with</text:span></text:p>
            <text:p><text:span text:style-name="T153"><text:s text:c="3"/></text:span><text:span text:style-name="T153">&lt;...&gt;</text:span></text:p>
            <text:p><text:span text:style-name="T152">end</text:span></text:p>
          </draw:text-box>
        </draw:frame>
        <draw:frame draw:style-name="gr32" draw:text-style-name="P60" xml:id="id275" draw:id="id275" draw:layer="layout" svg:width="10.165cm" svg:height="9.638cm" svg:x="15.012cm" svg:y="8.412cm">
          <draw:text-box>
            <text:p><text:span text:style-name="T152">par/or do</text:span></text:p>
            <text:p><text:span text:style-name="T152"><text:s text:c="3"/></text:span><text:span text:style-name="T152">var </text:span><text:span text:style-name="T153">_FILE&amp;? f;</text:span></text:p>
            <text:p><text:span text:style-name="T155"><text:s text:c="3"/></text:span><text:span text:style-name="T155">finalize</text:span></text:p>
            <text:p><text:span text:style-name="T107"><text:s text:c="6"/></text:span><text:span text:style-name="T107">f = _fopen(...);</text:span></text:p>
            <text:p><text:span text:style-name="T155"><text:s text:c="3"/></text:span><text:span text:style-name="T155">with</text:span></text:p>
            <text:p><text:span text:style-name="T156"><text:s text:c="6"/></text:span><text:span text:style-name="T156">_fclose(&amp;f);</text:span></text:p>
            <text:p><text:span text:style-name="T155"><text:s text:c="3"/></text:span><text:span text:style-name="T155">end</text:span></text:p>
            <text:p><text:span text:style-name="T153"><text:s text:c="3"/></text:span><text:span text:style-name="T153">_fwrite(..., &amp;f);</text:span></text:p>
            <text:p><text:span text:style-name="T153"><text:s text:c="3"/></text:span><text:span text:style-name="T152">await</text:span><text:span text:style-name="T153"> 1s;</text:span></text:p>
            <text:p><text:span text:style-name="T153"><text:s text:c="3"/></text:span><text:span text:style-name="T153">_fwrite(..., &amp;f);</text:span></text:p>
            <text:p><text:span text:style-name="T153"><text:s text:c="3"/></text:span><text:span text:style-name="T152">await </text:span><text:span text:style-name="T153">1s;</text:span></text:p>
            <text:p><text:span text:style-name="T153"><text:s text:c="3"/></text:span><text:span text:style-name="T157">_fclose(&amp;f);</text:span></text:p>
            <text:p><text:span text:style-name="T152">with</text:span></text:p>
            <text:p><text:span text:style-name="T153"><text:s text:c="3"/></text:span><text:span text:style-name="T153">&lt;...&gt;</text:span></text:p>
            <text:p><text:span text:style-name="T152">end</text:span></text:p>
          </draw:text-box>
        </draw:frame>
        <draw:polyline draw:style-name="gr7" draw:text-style-name="P4" xml:id="id272" draw:id="id272" draw:layer="layout" svg:width="1.269cm" svg:height="3.174cm" svg:x="2.94cm" svg:y="9.39cm" svg:viewBox="0 0 1270 3175" draw:points="1270,3175 0,0">
          <text:p/>
        </draw:polyline>
        <draw:polyline draw:style-name="gr7" draw:text-style-name="P4" xml:id="id276" draw:id="id276" draw:layer="layout" svg:width="1.068cm" svg:height="2.803cm" svg:x="15.841cm" svg:y="9.191cm" svg:viewBox="0 0 1069 2804" draw:points="1069,2804 0,0">
          <text:p/>
        </draw:polyline>
        <draw:frame presentation:style-name="pr27" draw:text-style-name="P54" draw:layer="layout" svg:width="11.299cm" svg:height="2.719cm" svg:x="1.401cm" svg:y="4.915cm" presentation:class="outline" presentation:user-transformed="true">
          <draw:text-box>
            <text:list text:style-name="L3">
              <text:list-item>
                <text:p xml:id="id269" text:id="id269"><text:span text:style-name="T87">Internal</text:span></text:p>
                <text:list>
                  <text:list-item>
                    <text:p xml:id="id270" text:id="id270"><text:span text:style-name="T10">Céu -&gt; C</text:span></text:p>
                  </text:list-item>
                </text:list>
              </text:list-item>
            </text:list>
          </draw:text-box>
        </draw:frame>
        <draw:frame presentation:style-name="pr27" draw:text-style-name="P54" draw:layer="layout" svg:width="11.299cm" svg:height="2.719cm" svg:x="14.302cm" svg:y="4.916cm" presentation:class="outline" presentation:user-transformed="true">
          <draw:text-box>
            <text:list text:style-name="L3">
              <text:list-item>
                <text:p xml:id="id273" text:id="id273"><text:span text:style-name="T87">External</text:span></text:p>
                <text:list>
                  <text:list-item>
                    <text:p xml:id="id274" text:id="id274"><text:span text:style-name="T10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3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oranssi" presentation:presentation-page-layout-name="AL3T1">
        <office:forms form:automatic-focus="false" form:apply-design-mode="false"/>
        <draw:frame presentation:style-name="pr3" draw:text-style-name="P27" draw:layer="layout" svg:width="25.199cm" svg:height="3.506cm" svg:x="1.4cm" svg:y="0.837cm" presentation:class="title" presentation:user-transformed="true">
          <draw:text-box>
            <text:p><text:span text:style-name="T30">Resources</text:span></text:p>
          </draw:text-box>
        </draw:frame>
        <draw:frame draw:style-name="gr31" draw:text-style-name="P59" draw:layer="layout" svg:width="10.29cm" svg:height="7.797cm" svg:x="2.21cm" svg:y="8.41cm">
          <draw:text-box>
            <text:p><text:span text:style-name="T152">par/or do</text:span></text:p>
            <text:p><text:span text:style-name="T152"><text:s text:c="3"/></text:span><text:span text:style-name="T152">var </text:span><text:span text:style-name="T153">_message_t msg;</text:span></text:p>
            <text:p><text:span text:style-name="T152"><text:s text:c="3"/></text:span><text:span text:style-name="T153">&lt;...&gt; // prepare msg</text:span></text:p>
            <text:p><text:span text:style-name="T155"><text:s text:c="3"/></text:span><text:span text:style-name="T155">finalize</text:span></text:p>
            <text:p><text:span text:style-name="T152"><text:s text:c="6"/></text:span><text:span text:style-name="T153">_send_request(&amp;msg);</text:span></text:p>
            <text:p><text:span text:style-name="T155"><text:s text:c="3"/></text:span><text:span text:style-name="T155">with</text:span></text:p>
            <text:p><text:span text:style-name="T156"><text:s text:c="6"/></text:span><text:span text:style-name="T156">_send_cancel(&amp;msg);</text:span></text:p>
            <text:p><text:span text:style-name="T155"><text:s text:c="3"/></text:span><text:span text:style-name="T155">end</text:span></text:p>
            <text:p><text:span text:style-name="T152"><text:s text:c="3"/></text:span><text:span text:style-name="T152">await</text:span><text:span text:style-name="T153"> SEND_ACK;</text:span></text:p>
            <text:p><text:span text:style-name="T152">with</text:span></text:p>
            <text:p><text:span text:style-name="T153"><text:s text:c="3"/></text:span><text:span text:style-name="T153">&lt;...&gt;</text:span></text:p>
            <text:p><text:span text:style-name="T152">end</text:span></text:p>
          </draw:text-box>
        </draw:frame>
        <draw:frame draw:style-name="gr32" draw:text-style-name="P60" xml:id="id278" draw:id="id278" draw:layer="layout" svg:width="10.165cm" svg:height="9.638cm" svg:x="15.012cm" svg:y="8.412cm">
          <draw:text-box>
            <text:p><text:span text:style-name="T152">par/or do</text:span></text:p>
            <text:p><text:span text:style-name="T152"><text:s text:c="3"/></text:span><text:span text:style-name="T152">var </text:span><text:span text:style-name="T153">_FILE&amp;? f;</text:span></text:p>
            <text:p><text:span text:style-name="T155"><text:s text:c="3"/></text:span><text:span text:style-name="T155">finalize</text:span></text:p>
            <text:p><text:span text:style-name="T107"><text:s text:c="6"/></text:span><text:span text:style-name="T107">f = _fopen(...);</text:span></text:p>
            <text:p><text:span text:style-name="T155"><text:s text:c="3"/></text:span><text:span text:style-name="T155">with</text:span></text:p>
            <text:p><text:span text:style-name="T156"><text:s text:c="6"/></text:span><text:span text:style-name="T156">_fclose(&amp;f);</text:span></text:p>
            <text:p><text:span text:style-name="T155"><text:s text:c="3"/></text:span><text:span text:style-name="T155">end</text:span></text:p>
            <text:p><text:span text:style-name="T153"><text:s text:c="3"/></text:span><text:span text:style-name="T153">_fwrite(..., &amp;f);</text:span></text:p>
            <text:p><text:span text:style-name="T153"><text:s text:c="3"/></text:span><text:span text:style-name="T152">await</text:span><text:span text:style-name="T153"> 1s;</text:span></text:p>
            <text:p><text:span text:style-name="T153"><text:s text:c="3"/></text:span><text:span text:style-name="T153">_fwrite(..., &amp;f);</text:span></text:p>
            <text:p><text:span text:style-name="T153"><text:s text:c="3"/></text:span><text:span text:style-name="T152">await </text:span><text:span text:style-name="T153">1s;</text:span></text:p>
            <text:p><text:span text:style-name="T153"><text:s text:c="3"/></text:span><text:span text:style-name="T157">_fclose(&amp;f);</text:span></text:p>
            <text:p><text:span text:style-name="T152">with</text:span></text:p>
            <text:p><text:span text:style-name="T153"><text:s text:c="3"/></text:span><text:span text:style-name="T153">&lt;...&gt;</text:span></text:p>
            <text:p><text:span text:style-name="T152">end</text:span></text:p>
          </draw:text-box>
        </draw:frame>
        <draw:polyline draw:style-name="gr7" draw:text-style-name="P4" xml:id="id277" draw:id="id277" draw:layer="layout" svg:width="1.269cm" svg:height="3.174cm" svg:x="2.94cm" svg:y="9.39cm" svg:viewBox="0 0 1270 3175" draw:points="1270,3175 0,0">
          <text:p/>
        </draw:polyline>
        <draw:polyline draw:style-name="gr7" draw:text-style-name="P4" xml:id="id279" draw:id="id279" draw:layer="layout" svg:width="1.068cm" svg:height="2.803cm" svg:x="15.841cm" svg:y="8.591cm" svg:viewBox="0 0 1069 2804" draw:points="1069,2804 0,0">
          <text:p/>
        </draw:polyline>
        <draw:frame presentation:style-name="pr27" draw:text-style-name="P54" draw:layer="layout" svg:width="11.299cm" svg:height="2.719cm" svg:x="1.401cm" svg:y="4.915cm" presentation:class="outline" presentation:user-transformed="true">
          <draw:text-box>
            <text:list text:style-name="L3">
              <text:list-item>
                <text:p><text:span text:style-name="T87">Internal</text:span></text:p>
                <text:list>
                  <text:list-item>
                    <text:p><text:span text:style-name="T10">Céu -&gt; C</text:span></text:p>
                  </text:list-item>
                </text:list>
              </text:list-item>
            </text:list>
          </draw:text-box>
        </draw:frame>
        <draw:frame presentation:style-name="pr27" draw:text-style-name="P54" draw:layer="layout" svg:width="11.299cm" svg:height="2.719cm" svg:x="14.302cm" svg:y="4.916cm" presentation:class="outline" presentation:user-transformed="true">
          <draw:text-box>
            <text:list text:style-name="L3">
              <text:list-item>
                <text:p><text:span text:style-name="T87">External</text:span></text:p>
                <text:list>
                  <text:list-item>
                    <text:p><text:span text:style-name="T10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4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oranssi" presentation:presentation-page-layout-name="AL3T1">
        <office:forms form:automatic-focus="false" form:apply-design-mode="false"/>
        <draw:frame presentation:style-name="pr3" draw:text-style-name="P27" draw:layer="layout" svg:width="25.199cm" svg:height="3.506cm" svg:x="1.4cm" svg:y="0.837cm" presentation:class="title" presentation:user-transformed="true">
          <draw:text-box>
            <text:p><text:span text:style-name="T50">1</text:span><text:span text:style-name="T158">st</text:span><text:span text:style-name="T50"> class Timers</text:span></text:p>
          </draw:text-box>
        </draw:frame>
        <draw:frame draw:style-name="gr36" draw:text-style-name="P57" xml:id="id284" draw:id="id284" draw:layer="layout" svg:width="6.81cm" svg:height="5.05cm" svg:x="0.81cm" svg:y="13.425cm">
          <draw:text-box>
            <text:p><text:span text:style-name="T16"/></text:p>
            <text:p><text:span text:style-name="T141">await</text:span><text:span text:style-name="T16"> 2ms;</text:span></text:p>
            <text:p><text:span text:style-name="T16">v = 1;</text:span></text:p>
            <text:p><text:span text:style-name="T141">await</text:span><text:span text:style-name="T16"> 1ms;</text:span></text:p>
            <text:p><text:span text:style-name="T16">v = 2;</text:span></text:p>
          </draw:text-box>
        </draw:frame>
        <draw:frame presentation:style-name="pr2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xml:id="id280" text:id="id280">Very common in reactive applications</text:p>
                <text:list>
                  <text:list-item>
                    <text:p xml:id="id281" text:id="id281"><text:span text:style-name="T56">sampling, timeouts</text:span></text:p>
                  </text:list-item>
                </text:list>
              </text:list-item>
              <text:list-item>
                <text:p xml:id="id282" text:id="id282"><text:span text:style-name="T159">await</text:span><text:span text:style-name="T160"> </text:span><text:span text:style-name="T161">supports time (i.e., </text:span><text:span text:style-name="T56">ms, min</text:span><text:span text:style-name="T161">)</text:span></text:p>
                <text:list>
                  <text:list-item>
                    <text:p xml:id="id283" text:id="id283"><text:span text:style-name="T161">… </text:span><text:span text:style-name="T161">and compensates system delays</text:span></text:p>
                  </text:list-item>
                </text:list>
              </text:list-item>
            </text:list>
          </draw:text-box>
        </draw:frame>
        <draw:frame draw:style-name="gr36" draw:text-style-name="P57" xml:id="id288" draw:id="id288" draw:layer="layout" svg:width="10.165cm" svg:height="7.769cm" svg:x="16cm" svg:y="12.5cm">
          <draw:text-box>
            <text:p><text:span text:style-name="T141">par/or do</text:span></text:p>
            <text:p><text:span text:style-name="T16"><text:s text:c="3"/></text:span><text:span text:style-name="T141">await</text:span><text:span text:style-name="T16"> 10ms;</text:span></text:p>
            <text:p><text:span text:style-name="T16"><text:s text:c="3"/></text:span><text:span text:style-name="T16">&lt;...&gt; <text:s/></text:span><text:span text:style-name="T162">// no awaits</text:span></text:p>
            <text:p><text:span text:style-name="T16"><text:s text:c="3"/></text:span><text:span text:style-name="T141">await</text:span><text:span text:style-name="T16"> 1ms;</text:span></text:p>
            <text:p><text:span text:style-name="T16"><text:s text:c="3"/></text:span><text:span text:style-name="T16">v = 1;</text:span></text:p>
            <text:p><text:span text:style-name="T141">with</text:span></text:p>
            <text:p><text:span text:style-name="T16"><text:s text:c="3"/></text:span><text:span text:style-name="T141">await</text:span><text:span text:style-name="T16"> 12ms;</text:span></text:p>
            <text:p><text:span text:style-name="T16"><text:s text:c="3"/></text:span><text:span text:style-name="T16">v = 2;</text:span></text:p>
            <text:p><text:span text:style-name="T141">end</text:span></text:p>
          </draw:text-box>
        </draw:frame>
        <draw:frame presentation:style-name="pr28" draw:text-style-name="P63" draw:layer="layout" svg:width="7.549cm" svg:height="4.445cm" svg:x="6.421cm" svg:y="13.8cm" presentation:class="outline" presentation:user-transformed="true">
          <draw:text-box>
            <text:list text:style-name="L3">
              <text:list-item>
                <text:p xml:id="id285" text:id="id285"><text:span text:style-name="T163">5ms</text:span><text:span text:style-name="T164"> elapse</text:span></text:p>
              </text:list-item>
              <text:list-item>
                <text:p xml:id="id286" text:id="id286"><text:span text:style-name="T164">late = 3</text:span><text:span text:style-name="T163">ms</text:span></text:p>
              </text:list-item>
              <text:list-item>
                <text:p xml:id="id287" text:id="id287"><text:span text:style-name="T164">late = 2</text:span><text:span text:style-name="T163">m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5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(Related) Observers</text:p>
          </draw:text-box>
        </draw:frame>
        <draw:frame presentation:style-name="pr17" draw:layer="layout" svg:width="25.27cm" svg:height="7.57cm" svg:x="1.4cm" svg:y="4.614cm" presentation:class="outline" presentation:user-transformed="true">
          <draw:text-box>
            <text:list text:style-name="L3">
              <text:list-item>
                <text:p xml:id="id289" text:id="id289"><text:span text:style-name="T87">Use the observer pattern</text:span></text:p>
              </text:list-item>
            </text:list>
            <text:list text:style-name="L5">
              <text:list-item>
                <text:list>
                  <text:list-item>
                    <text:p xml:id="id290" text:id="id290"><text:span text:style-name="T9">Create a Blink class</text:span></text:p>
                  </text:list-item>
                  <text:list-item>
                    <text:p xml:id="id291" text:id="id291"><text:span text:style-name="T9">Create two instances</text:span></text:p>
                  </text:list-item>
                  <text:list-item>
                    <text:p xml:id="id292" text:id="id292"><text:span text:style-name="T9">Add instances as listeners for timers and button event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xml:id="id293" text:id="id293"><text:span text:style-name="T165">Explicit references</text:span></text:p>
                  </text:list-item>
                  <text:list-item>
                    <text:p xml:id="id294" text:id="id294"><text:span text:style-name="T165">No loops and parallel compositions (short-lived methods)</text:span></text:p>
                  </text:list-item>
                </text:list>
              </text:list-item>
            </text:list>
          </draw:text-box>
        </draw:frame>
        <draw:frame presentation:style-name="pr29" draw:layer="layout" svg:width="25.199cm" svg:height="7.061cm" svg:x="1.401cm" svg:y="13.3cm" presentation:class="outline" presentation:user-transformed="true">
          <draw:text-box>
            <text:list text:style-name="L3">
              <text:list-item>
                <text:p xml:id="id295" text:id="id295"><text:span text:style-name="T87">Memory (heap) management:</text:span></text:p>
                <text:list>
                  <text:list-item>
                    <text:p xml:id="id296" text:id="id296"><text:span text:style-name="T166">Memory leaks</text:span></text:p>
                  </text:list-item>
                  <text:list-item>
                    <text:p xml:id="id297" text:id="id297"><text:span text:style-name="T166">Dangling pointers</text:span></text:p>
                  </text:list-item>
                  <text:list-item>
                    <text:p xml:id="id298" text:id="id298"><text:span text:style-name="T166">Garbage collection (“lapsed listeners”)</text:span></text:p>
                  </text:list-item>
                </text:list>
                <text:p><text:span text:style-name="T167"/></text:p>
              </text:list-item>
            </text:list>
            <text:p xml:id="id299" text:id="id299" text:style-name="P4"><text:span text:style-name="T71">We want something as simple as locals with automatic management!</text:span></text:p>
          </draw:text-box>
        </draw:frame>
        <draw:frame presentation:style-name="pr30" draw:text-style-name="P64" xml:id="id300" draw:id="id300" draw:layer="layout" svg:width="13.662cm" svg:height="3.772cm" svg:x="14.116cm" svg:y="5.117cm">
          <draw:text-box>
            <text:p text:style-name="P4"><text:span text:style-name="T168"/></text:p>
            <text:p text:style-name="P4"><text:span text:style-name="T168">In some communities, the observer pattern is a synonym for</text:span></text:p>
            <text:p text:style-name="P4"><text:span text:style-name="T168">imperative reactive programming</text:span></text:p>
            <text:p text:style-name="P4"><text:span text:style-name="T169"><text:s/></text:span><text:span text:style-name="T169">(even though Esterel has been around for &gt;30 years)</text:span></text:p>
            <text:p text:style-name="P4"><text:span text:style-name="T16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6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7" draw:style-name="dp1" draw:master-page-name="oranssi" presentation:presentation-page-layout-name="AL3T1">
        <office:forms form:automatic-focus="false" form:apply-design-mode="false"/>
        <draw:frame presentation:style-name="pr3" draw:text-style-name="P27" draw:layer="layout" svg:width="25.199cm" svg:height="3.506cm" svg:x="1.4cm" svg:y="0.837cm" presentation:class="title" presentation:user-transformed="true">
          <draw:text-box>
            <text:p><text:span text:style-name="T50">(Related) Esterel</text:span></text:p>
          </draw:text-box>
        </draw:frame>
        <draw:frame presentation:style-name="pr2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xml:id="id301" text:id="id301">Fundamental differences</text:p>
                <text:list>
                  <text:list-item>
                    <text:p xml:id="id302" text:id="id302">A single external event defines a reaction</text:p>
                    <text:list>
                      <text:list-item>
                        <text:p xml:id="id303" text:id="id303">safe shared-memory concurrency</text:p>
                      </text:list-item>
                    </text:list>
                  </text:list-item>
                  <text:list-item>
                    <text:p xml:id="id304" text:id="id304">Stack-based execution for internal events</text:p>
                  </text:list-item>
                </text:list>
              </text:list-item>
              <text:list-item>
                <text:p xml:id="id305" text:id="id305">Other differences</text:p>
                <text:list>
                  <text:list-item>
                    <text:p xml:id="id306" text:id="id306">Finalization for resources</text:p>
                  </text:list-item>
                  <text:list-item>
                    <text:p xml:id="id307" text:id="id307">First-class timers</text:p>
                  </text:list-item>
                  <text:list-item>
                    <text:p xml:id="id308" text:id="id308">Organism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7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8" draw:style-name="dp1" draw:master-page-name="oranssi" presentation:presentation-page-layout-name="AL3T1">
        <office:forms form:automatic-focus="false" form:apply-design-mode="false"/>
        <draw:frame presentation:style-name="pr3" draw:text-style-name="P27" draw:layer="layout" svg:width="25.199cm" svg:height="3.506cm" svg:x="1.4cm" svg:y="0.837cm" presentation:class="title" presentation:user-transformed="true">
          <draw:text-box>
            <text:p><text:span text:style-name="T50">(Related) Simula</text:span></text:p>
          </draw:text-box>
        </draw:frame>
        <draw:frame presentation:style-name="pr25" draw:layer="layout" svg:width="25.199cm" svg:height="14.537cm" svg:x="1.4cm" svg:y="4.914cm" presentation:class="outline" presentation:user-transformed="true">
          <draw:text-box>
            <text:list text:style-name="L3">
              <text:list-item>
                <text:p xml:id="id309" text:id="id309">Similar syntactic structure</text:p>
                <text:list>
                  <text:list-item>
                    <text:p xml:id="id310" text:id="id310"><text:span text:style-name="T10">Interface + Body</text:span></text:p>
                  </text:list-item>
                </text:list>
              </text:list-item>
              <text:list-item>
                <text:p xml:id="id311" text:id="id311">Different execution models</text:p>
                <text:list>
                  <text:list-item>
                    <text:p xml:id="id312" text:id="id312"><text:span text:style-name="T10">Cooperative vs Synchronous/Reactive/Independent</text:span></text:p>
                  </text:list-item>
                </text:list>
              </text:list-item>
              <text:list-item>
                <text:p xml:id="id313" text:id="id313">Compositions</text:p>
                <text:list>
                  <text:list-item>
                    <text:p xml:id="id314" text:id="id314"><text:span text:style-name="T10">Single body vs Parallel compositions</text:span></text:p>
                  </text:list-item>
                </text:list>
              </text:list-item>
              <text:list-item>
                <text:p xml:id="id315" text:id="id315">Memory management (reasoning)</text:p>
                <text:list>
                  <text:list-item>
                    <text:p xml:id="id316" text:id="id316"><text:span text:style-name="T10">Heap vs Lexical scope</text:span></text:p>
                  </text:list-item>
                </text:list>
                <text:p><text:span text:style-name="T161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8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11-05-24T14:40:40</meta:creation-date>
    <dc:language>fi-FI</dc:language>
    <meta:editing-cycles>1058</meta:editing-cycles>
    <meta:editing-duration>P47DT4H2M23S</meta:editing-duration>
    <meta:initial-creator>chico </meta:initial-creator>
    <dc:date>2015-04-26T15:24:51.199451306</dc:date>
    <meta:document-statistic meta:object-count="42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

<file path=Object 2/content.xml><?xml version="1.0" encoding="utf-8"?>
<math xmlns="http://www.w3.org/1998/Math/MathML" display="block">
  <mrow/>
</math>
</file>